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79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104"/>
    <style:style style:name="ce4" style:family="table-cell" style:parent-style-name="Default" style:data-style-name="N11"/>
  </office:automatic-styles>
  <office:body>
    <office:spreadsheet>
      <table:table table:name="Retirement" table:style-name="ta1" table:print="false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7"/>
        </table:table-row>
        <table:table-row table:style-name="ro2">
          <table:table-cell table:number-columns-repeated="4"/>
          <table:table-cell table:style-name="ce2" office:value-type="string">
            <text:p>Retirement Calculator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table:style-name="ce3" office:value-type="currency" office:currency="USD" office:value="100000">
            <text:p>$100,000.00</text:p>
          </table:table-cell>
          <table:table-cell office:value-type="string">
            <text:p><text:s/>= Salary $'s/year</text:p>
          </table:table-cell>
          <table:table-cell/>
        </table:table-row>
        <table:table-row table:style-name="ro3">
          <table:table-cell table:number-columns-repeated="4"/>
          <table:table-cell table:style-name="ce4" office:value-type="percentage" office:value="0.05">
            <text:p>5.00%</text:p>
          </table:table-cell>
          <table:table-cell office:value-type="string">
            <text:p><text:s/>= Investment Rate – Ca Muni Bonds</text:p>
          </table:table-cell>
          <table:table-cell/>
        </table:table-row>
        <table:table-row table:style-name="ro1">
          <table:table-cell table:number-columns-repeated="4"/>
          <table:table-cell table:formula="of:=[.E5]/[.E6]" office:value-type="currency" office:currency="USD" office:value="2000000">
            <text:p>$2,000,000.00</text:p>
          </table:table-cell>
          <table:table-cell office:value-type="string">
            <text:p><text:s/>= Savings Required</text:p>
          </table:table-cell>
          <table:table-cell/>
        </table:table-row>
        <table:table-row table:style-name="ro3">
          <table:table-cell table:number-columns-repeated="4"/>
          <table:table-cell table:style-name="ce4" office:value-type="percentage" office:value="0.2">
            <text:p>20.00%</text:p>
          </table:table-cell>
          <table:table-cell office:value-type="string">
            <text:p><text:s/>= % of Salary to purchase Muni Bonds each year</text:p>
          </table:table-cell>
          <table:table-cell/>
        </table:table-row>
        <table:table-row table:style-name="ro1" table:number-rows-repeated="2">
          <table:table-cell table:number-columns-repeated="4"/>
          <table:table-cell table:style-name="ce4"/>
          <table:table-cell table:number-columns-repeated="2"/>
        </table:table-row>
        <table:table-row table:style-name="ro1">
          <table:table-cell table:number-columns-repeated="4"/>
          <table:table-cell table:style-name="ce1" office:value-type="string">
            <text:p>Savings</text:p>
          </table:table-cell>
          <table:table-cell table:style-name="ce1" office:value-type="string">
            <text:p>Interest </text:p>
          </table:table-cell>
          <table:table-cell table:style-name="ce1" office:value-type="string">
            <text:p>Deposit</text:p>
          </table:table-cell>
        </table:table-row>
        <table:table-row table:style-name="ro1">
          <table:table-cell table:number-columns-repeated="2"/>
          <table:table-cell office:value-type="string">
            <text:p>Count</text:p>
          </table:table-cell>
          <table:table-cell office:value-type="string">
            <text:p>Year</text:p>
          </table:table-cell>
          <table:table-cell table:style-name="ce1" office:value-type="string">
            <text:p>Beg of Year</text:p>
          </table:table-cell>
          <table:table-cell table:number-columns-repeated="2" table:style-name="ce1" office:value-type="string">
            <text:p>End of Year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2022">
            <text:p>2022</text:p>
          </table:table-cell>
          <table:table-cell table:style-name="ce1" office:value-type="float" office:value="0">
            <text:p>0</text:p>
          </table:table-cell>
          <table:table-cell table:style-name="ce1" table:formula="of:=[.E13]*[.$E$6]" office:value-type="float" office:value="0">
            <text:p>0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023">
            <text:p>2023</text:p>
          </table:table-cell>
          <table:table-cell table:style-name="ce1" table:formula="of:=[.E13]+[.F13]+[.G13]" office:value-type="currency" office:currency="USD" office:value="20000">
            <text:p>$20,000.00</text:p>
          </table:table-cell>
          <table:table-cell table:style-name="ce1" table:formula="of:=[.E14]*[.$E$6]" office:value-type="currency" office:currency="USD" office:value="1000">
            <text:p>$1,000.00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2024">
            <text:p>2024</text:p>
          </table:table-cell>
          <table:table-cell table:style-name="ce1" table:formula="of:=[.E14]+[.F14]+[.G14]" office:value-type="currency" office:currency="USD" office:value="41000">
            <text:p>$41,000.00</text:p>
          </table:table-cell>
          <table:table-cell table:style-name="ce1" table:formula="of:=[.E15]*[.$E$6]" office:value-type="currency" office:currency="USD" office:value="2050">
            <text:p>$2,050.00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2025">
            <text:p>2025</text:p>
          </table:table-cell>
          <table:table-cell table:style-name="ce1" table:formula="of:=[.E15]+[.F15]+[.G15]" office:value-type="currency" office:currency="USD" office:value="63050">
            <text:p>$63,050.00</text:p>
          </table:table-cell>
          <table:table-cell table:style-name="ce1" table:formula="of:=[.E16]*[.$E$6]" office:value-type="currency" office:currency="USD" office:value="3152.5">
            <text:p>$3,152.50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2026">
            <text:p>2026</text:p>
          </table:table-cell>
          <table:table-cell table:style-name="ce1" table:formula="of:=[.E16]+[.F16]+[.G16]" office:value-type="currency" office:currency="USD" office:value="86202.5">
            <text:p>$86,202.50</text:p>
          </table:table-cell>
          <table:table-cell table:style-name="ce1" table:formula="of:=[.E17]*[.$E$6]" office:value-type="currency" office:currency="USD" office:value="4310.125">
            <text:p>$4,310.13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2027">
            <text:p>2027</text:p>
          </table:table-cell>
          <table:table-cell table:style-name="ce1" table:formula="of:=[.E17]+[.F17]+[.G17]" office:value-type="currency" office:currency="USD" office:value="110512.625">
            <text:p>$110,512.63</text:p>
          </table:table-cell>
          <table:table-cell table:style-name="ce1" table:formula="of:=[.E18]*[.$E$6]" office:value-type="currency" office:currency="USD" office:value="5525.63125">
            <text:p>$5,525.63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float" office:value="2028">
            <text:p>2028</text:p>
          </table:table-cell>
          <table:table-cell table:style-name="ce1" table:formula="of:=[.E18]+[.F18]+[.G18]" office:value-type="currency" office:currency="USD" office:value="136038.25625">
            <text:p>$136,038.26</text:p>
          </table:table-cell>
          <table:table-cell table:style-name="ce1" table:formula="of:=[.E19]*[.$E$6]" office:value-type="currency" office:currency="USD" office:value="6801.9128125">
            <text:p>$6,801.91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float" office:value="2029">
            <text:p>2029</text:p>
          </table:table-cell>
          <table:table-cell table:style-name="ce1" table:formula="of:=[.E19]+[.F19]+[.G19]" office:value-type="currency" office:currency="USD" office:value="162840.1690625">
            <text:p>$162,840.17</text:p>
          </table:table-cell>
          <table:table-cell table:style-name="ce1" table:formula="of:=[.E20]*[.$E$6]" office:value-type="currency" office:currency="USD" office:value="8142.008453125">
            <text:p>$8,142.01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2030">
            <text:p>2030</text:p>
          </table:table-cell>
          <table:table-cell table:style-name="ce1" table:formula="of:=[.E20]+[.F20]+[.G20]" office:value-type="currency" office:currency="USD" office:value="190982.177515625">
            <text:p>$190,982.18</text:p>
          </table:table-cell>
          <table:table-cell table:style-name="ce1" table:formula="of:=[.E21]*[.$E$6]" office:value-type="currency" office:currency="USD" office:value="9549.10887578125">
            <text:p>$9,549.11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2031">
            <text:p>2031</text:p>
          </table:table-cell>
          <table:table-cell table:style-name="ce1" table:formula="of:=[.E21]+[.F21]+[.G21]" office:value-type="currency" office:currency="USD" office:value="220531.286391406">
            <text:p>$220,531.29</text:p>
          </table:table-cell>
          <table:table-cell table:style-name="ce1" table:formula="of:=[.E22]*[.$E$6]" office:value-type="currency" office:currency="USD" office:value="11026.5643195703">
            <text:p>$11,026.56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2032">
            <text:p>2032</text:p>
          </table:table-cell>
          <table:table-cell table:style-name="ce1" table:formula="of:=[.E22]+[.F22]+[.G22]" office:value-type="currency" office:currency="USD" office:value="251557.850710977">
            <text:p>$251,557.85</text:p>
          </table:table-cell>
          <table:table-cell table:style-name="ce1" table:formula="of:=[.E23]*[.$E$6]" office:value-type="currency" office:currency="USD" office:value="12577.8925355488">
            <text:p>$12,577.89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office:value-type="float" office:value="2033">
            <text:p>2033</text:p>
          </table:table-cell>
          <table:table-cell table:style-name="ce1" table:formula="of:=[.E23]+[.F23]+[.G23]" office:value-type="currency" office:currency="USD" office:value="284135.743246525">
            <text:p>$284,135.74</text:p>
          </table:table-cell>
          <table:table-cell table:style-name="ce1" table:formula="of:=[.E24]*[.$E$6]" office:value-type="currency" office:currency="USD" office:value="14206.7871623263">
            <text:p>$14,206.79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float" office:value="2034">
            <text:p>2034</text:p>
          </table:table-cell>
          <table:table-cell table:style-name="ce1" table:formula="of:=[.E24]+[.F24]+[.G24]" office:value-type="currency" office:currency="USD" office:value="318342.530408852">
            <text:p>$318,342.53</text:p>
          </table:table-cell>
          <table:table-cell table:style-name="ce1" table:formula="of:=[.E25]*[.$E$6]" office:value-type="currency" office:currency="USD" office:value="15917.1265204426">
            <text:p>$15,917.13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office:value-type="float" office:value="2035">
            <text:p>2035</text:p>
          </table:table-cell>
          <table:table-cell table:style-name="ce1" table:formula="of:=[.E25]+[.F25]+[.G25]" office:value-type="currency" office:currency="USD" office:value="354259.656929294">
            <text:p>$354,259.66</text:p>
          </table:table-cell>
          <table:table-cell table:style-name="ce1" table:formula="of:=[.E26]*[.$E$6]" office:value-type="currency" office:currency="USD" office:value="17712.9828464647">
            <text:p>$17,712.98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office:value-type="float" office:value="2036">
            <text:p>2036</text:p>
          </table:table-cell>
          <table:table-cell table:style-name="ce1" table:formula="of:=[.E26]+[.F26]+[.G26]" office:value-type="currency" office:currency="USD" office:value="391972.639775759">
            <text:p>$391,972.64</text:p>
          </table:table-cell>
          <table:table-cell table:style-name="ce1" table:formula="of:=[.E27]*[.$E$6]" office:value-type="currency" office:currency="USD" office:value="19598.6319887879">
            <text:p>$19,598.63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office:value-type="float" office:value="2037">
            <text:p>2037</text:p>
          </table:table-cell>
          <table:table-cell table:style-name="ce1" table:formula="of:=[.E27]+[.F27]+[.G27]" office:value-type="currency" office:currency="USD" office:value="431571.271764547">
            <text:p>$431,571.27</text:p>
          </table:table-cell>
          <table:table-cell table:style-name="ce1" table:formula="of:=[.E28]*[.$E$6]" office:value-type="currency" office:currency="USD" office:value="21578.5635882273">
            <text:p>$21,578.56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float" office:value="2038">
            <text:p>2038</text:p>
          </table:table-cell>
          <table:table-cell table:style-name="ce1" table:formula="of:=[.E28]+[.F28]+[.G28]" office:value-type="currency" office:currency="USD" office:value="473149.835352774">
            <text:p>$473,149.84</text:p>
          </table:table-cell>
          <table:table-cell table:style-name="ce1" table:formula="of:=[.E29]*[.$E$6]" office:value-type="currency" office:currency="USD" office:value="23657.4917676387">
            <text:p>$23,657.49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office:value-type="float" office:value="2039">
            <text:p>2039</text:p>
          </table:table-cell>
          <table:table-cell table:style-name="ce1" table:formula="of:=[.E29]+[.F29]+[.G29]" office:value-type="currency" office:currency="USD" office:value="516807.327120413">
            <text:p>$516,807.33</text:p>
          </table:table-cell>
          <table:table-cell table:style-name="ce1" table:formula="of:=[.E30]*[.$E$6]" office:value-type="currency" office:currency="USD" office:value="25840.3663560206">
            <text:p>$25,840.37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office:value-type="float" office:value="2040">
            <text:p>2040</text:p>
          </table:table-cell>
          <table:table-cell table:style-name="ce1" table:formula="of:=[.E30]+[.F30]+[.G30]" office:value-type="currency" office:currency="USD" office:value="562647.693476434">
            <text:p>$562,647.69</text:p>
          </table:table-cell>
          <table:table-cell table:style-name="ce1" table:formula="of:=[.E31]*[.$E$6]" office:value-type="currency" office:currency="USD" office:value="28132.3846738217">
            <text:p>$28,132.38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office:value-type="float" office:value="2041">
            <text:p>2041</text:p>
          </table:table-cell>
          <table:table-cell table:style-name="ce1" table:formula="of:=[.E31]+[.F31]+[.G31]" office:value-type="currency" office:currency="USD" office:value="610780.078150255">
            <text:p>$610,780.08</text:p>
          </table:table-cell>
          <table:table-cell table:style-name="ce1" table:formula="of:=[.E32]*[.$E$6]" office:value-type="currency" office:currency="USD" office:value="30539.0039075128">
            <text:p>$30,539.00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office:value-type="float" office:value="2042">
            <text:p>2042</text:p>
          </table:table-cell>
          <table:table-cell table:style-name="ce1" table:formula="of:=[.E32]+[.F32]+[.G32]" office:value-type="currency" office:currency="USD" office:value="661319.082057768">
            <text:p>$661,319.08</text:p>
          </table:table-cell>
          <table:table-cell table:style-name="ce1" table:formula="of:=[.E33]*[.$E$6]" office:value-type="currency" office:currency="USD" office:value="33065.9541028884">
            <text:p>$33,065.95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office:value-type="float" office:value="2043">
            <text:p>2043</text:p>
          </table:table-cell>
          <table:table-cell table:style-name="ce1" table:formula="of:=[.E33]+[.F33]+[.G33]" office:value-type="currency" office:currency="USD" office:value="714385.036160657">
            <text:p>$714,385.04</text:p>
          </table:table-cell>
          <table:table-cell table:style-name="ce1" table:formula="of:=[.E34]*[.$E$6]" office:value-type="currency" office:currency="USD" office:value="35719.2518080328">
            <text:p>$35,719.25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office:value-type="float" office:value="2044">
            <text:p>2044</text:p>
          </table:table-cell>
          <table:table-cell table:style-name="ce1" table:formula="of:=[.E34]+[.F34]+[.G34]" office:value-type="currency" office:currency="USD" office:value="770104.287968689">
            <text:p>$770,104.29</text:p>
          </table:table-cell>
          <table:table-cell table:style-name="ce1" table:formula="of:=[.E35]*[.$E$6]" office:value-type="currency" office:currency="USD" office:value="38505.2143984345">
            <text:p>$38,505.21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office:value-type="float" office:value="2045">
            <text:p>2045</text:p>
          </table:table-cell>
          <table:table-cell table:style-name="ce1" table:formula="of:=[.E35]+[.F35]+[.G35]" office:value-type="currency" office:currency="USD" office:value="828609.502367124">
            <text:p>$828,609.50</text:p>
          </table:table-cell>
          <table:table-cell table:style-name="ce1" table:formula="of:=[.E36]*[.$E$6]" office:value-type="currency" office:currency="USD" office:value="41430.4751183562">
            <text:p>$41,430.48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office:value-type="float" office:value="2046">
            <text:p>2046</text:p>
          </table:table-cell>
          <table:table-cell table:style-name="ce1" table:formula="of:=[.E36]+[.F36]+[.G36]" office:value-type="currency" office:currency="USD" office:value="890039.97748548">
            <text:p>$890,039.98</text:p>
          </table:table-cell>
          <table:table-cell table:style-name="ce1" table:formula="of:=[.E37]*[.$E$6]" office:value-type="currency" office:currency="USD" office:value="44501.998874274">
            <text:p>$44,502.00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office:value-type="float" office:value="2047">
            <text:p>2047</text:p>
          </table:table-cell>
          <table:table-cell table:style-name="ce1" table:formula="of:=[.E37]+[.F37]+[.G37]" office:value-type="currency" office:currency="USD" office:value="954541.976359754">
            <text:p>$954,541.98</text:p>
          </table:table-cell>
          <table:table-cell table:style-name="ce1" table:formula="of:=[.E38]*[.$E$6]" office:value-type="currency" office:currency="USD" office:value="47727.0988179877">
            <text:p>$47,727.10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office:value-type="float" office:value="2048">
            <text:p>2048</text:p>
          </table:table-cell>
          <table:table-cell table:style-name="ce1" table:formula="of:=[.E38]+[.F38]+[.G38]" office:value-type="currency" office:currency="USD" office:value="1022269.07517774">
            <text:p>$1,022,269.08</text:p>
          </table:table-cell>
          <table:table-cell table:style-name="ce1" table:formula="of:=[.E39]*[.$E$6]" office:value-type="currency" office:currency="USD" office:value="51113.4537588871">
            <text:p>$51,113.45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office:value-type="float" office:value="2049">
            <text:p>2049</text:p>
          </table:table-cell>
          <table:table-cell table:style-name="ce1" table:formula="of:=[.E39]+[.F39]+[.G39]" office:value-type="currency" office:currency="USD" office:value="1093382.52893663">
            <text:p>$1,093,382.53</text:p>
          </table:table-cell>
          <table:table-cell table:style-name="ce1" table:formula="of:=[.E40]*[.$E$6]" office:value-type="currency" office:currency="USD" office:value="54669.1264468314">
            <text:p>$54,669.13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office:value-type="float" office:value="2050">
            <text:p>2050</text:p>
          </table:table-cell>
          <table:table-cell table:style-name="ce1" table:formula="of:=[.E40]+[.F40]+[.G40]" office:value-type="currency" office:currency="USD" office:value="1168051.65538346">
            <text:p>$1,168,051.66</text:p>
          </table:table-cell>
          <table:table-cell table:style-name="ce1" table:formula="of:=[.E41]*[.$E$6]" office:value-type="currency" office:currency="USD" office:value="58402.582769173">
            <text:p>$58,402.58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 office:value-type="float" office:value="2051">
            <text:p>2051</text:p>
          </table:table-cell>
          <table:table-cell table:style-name="ce1" table:formula="of:=[.E41]+[.F41]+[.G41]" office:value-type="currency" office:currency="USD" office:value="1246454.23815263">
            <text:p>$1,246,454.24</text:p>
          </table:table-cell>
          <table:table-cell table:style-name="ce1" table:formula="of:=[.E42]*[.$E$6]" office:value-type="currency" office:currency="USD" office:value="62322.7119076317">
            <text:p>$62,322.71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office:value-type="float" office:value="2052">
            <text:p>2052</text:p>
          </table:table-cell>
          <table:table-cell table:style-name="ce1" table:formula="of:=[.E42]+[.F42]+[.G42]" office:value-type="currency" office:currency="USD" office:value="1328776.95006026">
            <text:p>$1,328,776.95</text:p>
          </table:table-cell>
          <table:table-cell table:style-name="ce1" table:formula="of:=[.E43]*[.$E$6]" office:value-type="currency" office:currency="USD" office:value="66438.8475030133">
            <text:p>$66,438.85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 office:value-type="float" office:value="2053">
            <text:p>2053</text:p>
          </table:table-cell>
          <table:table-cell table:style-name="ce1" table:formula="of:=[.E43]+[.F43]+[.G43]" office:value-type="currency" office:currency="USD" office:value="1415215.79756328">
            <text:p>$1,415,215.80</text:p>
          </table:table-cell>
          <table:table-cell table:style-name="ce1" table:formula="of:=[.E44]*[.$E$6]" office:value-type="currency" office:currency="USD" office:value="70760.7898781639">
            <text:p>$70,760.79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office:value-type="float" office:value="2054">
            <text:p>2054</text:p>
          </table:table-cell>
          <table:table-cell table:style-name="ce1" table:formula="of:=[.E44]+[.F44]+[.G44]" office:value-type="currency" office:currency="USD" office:value="1505976.58744144">
            <text:p>$1,505,976.59</text:p>
          </table:table-cell>
          <table:table-cell table:style-name="ce1" table:formula="of:=[.E45]*[.$E$6]" office:value-type="currency" office:currency="USD" office:value="75298.8293720721">
            <text:p>$75,298.83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 office:value-type="float" office:value="2055">
            <text:p>2055</text:p>
          </table:table-cell>
          <table:table-cell table:style-name="ce1" table:formula="of:=[.E45]+[.F45]+[.G45]" office:value-type="currency" office:currency="USD" office:value="1601275.41681351">
            <text:p>$1,601,275.42</text:p>
          </table:table-cell>
          <table:table-cell table:style-name="ce1" table:formula="of:=[.E46]*[.$E$6]" office:value-type="currency" office:currency="USD" office:value="80063.7708406757">
            <text:p>$80,063.77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34">
            <text:p>34</text:p>
          </table:table-cell>
          <table:table-cell office:value-type="float" office:value="2056">
            <text:p>2056</text:p>
          </table:table-cell>
          <table:table-cell table:style-name="ce1" table:formula="of:=[.E46]+[.F46]+[.G46]" office:value-type="currency" office:currency="USD" office:value="1701339.18765419">
            <text:p>$1,701,339.19</text:p>
          </table:table-cell>
          <table:table-cell table:style-name="ce1" table:formula="of:=[.E47]*[.$E$6]" office:value-type="currency" office:currency="USD" office:value="85066.9593827095">
            <text:p>$85,066.96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office:value-type="float" office:value="2057">
            <text:p>2057</text:p>
          </table:table-cell>
          <table:table-cell table:style-name="ce1" table:formula="of:=[.E47]+[.F47]+[.G47]" office:value-type="currency" office:currency="USD" office:value="1806406.1470369">
            <text:p>$1,806,406.15</text:p>
          </table:table-cell>
          <table:table-cell table:style-name="ce1" table:formula="of:=[.E48]*[.$E$6]" office:value-type="currency" office:currency="USD" office:value="90320.307351845">
            <text:p>$90,320.31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 office:value-type="float" office:value="2058">
            <text:p>2058</text:p>
          </table:table-cell>
          <table:table-cell table:style-name="ce1" table:formula="of:=[.E48]+[.F48]+[.G48]" office:value-type="currency" office:currency="USD" office:value="1916726.45438874">
            <text:p>$1,916,726.45</text:p>
          </table:table-cell>
          <table:table-cell table:style-name="ce1" table:formula="of:=[.E49]*[.$E$6]" office:value-type="currency" office:currency="USD" office:value="95836.3227194372">
            <text:p>$95,836.32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 office:value-type="float" office:value="2059">
            <text:p>2059</text:p>
          </table:table-cell>
          <table:table-cell table:style-name="ce1" table:formula="of:=[.E49]+[.F49]+[.G49]" office:value-type="currency" office:currency="USD" office:value="2032562.77710818">
            <text:p>$2,032,562.78</text:p>
          </table:table-cell>
          <table:table-cell table:style-name="ce1" table:formula="of:=[.E50]*[.$E$6]" office:value-type="currency" office:currency="USD" office:value="101628.138855409">
            <text:p>$101,628.14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38">
            <text:p>38</text:p>
          </table:table-cell>
          <table:table-cell office:value-type="float" office:value="2060">
            <text:p>2060</text:p>
          </table:table-cell>
          <table:table-cell table:style-name="ce1" table:formula="of:=[.E50]+[.F50]+[.G50]" office:value-type="currency" office:currency="USD" office:value="2154190.91596359">
            <text:p>$2,154,190.92</text:p>
          </table:table-cell>
          <table:table-cell table:style-name="ce1" table:formula="of:=[.E51]*[.$E$6]" office:value-type="currency" office:currency="USD" office:value="107709.54579818">
            <text:p>$107,709.55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39">
            <text:p>39</text:p>
          </table:table-cell>
          <table:table-cell office:value-type="float" office:value="2061">
            <text:p>2061</text:p>
          </table:table-cell>
          <table:table-cell table:style-name="ce1" table:formula="of:=[.E51]+[.F51]+[.G51]" office:value-type="currency" office:currency="USD" office:value="2281900.46176177">
            <text:p>$2,281,900.46</text:p>
          </table:table-cell>
          <table:table-cell table:style-name="ce1" table:formula="of:=[.E52]*[.$E$6]" office:value-type="currency" office:currency="USD" office:value="114095.023088089">
            <text:p>$114,095.02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office:value-type="float" office:value="2062">
            <text:p>2062</text:p>
          </table:table-cell>
          <table:table-cell table:style-name="ce1" table:formula="of:=[.E52]+[.F52]+[.G52]" office:value-type="currency" office:currency="USD" office:value="2415995.48484986">
            <text:p>$2,415,995.48</text:p>
          </table:table-cell>
          <table:table-cell table:style-name="ce1" table:formula="of:=[.E53]*[.$E$6]" office:value-type="currency" office:currency="USD" office:value="120799.774242493">
            <text:p>$120,799.77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41">
            <text:p>41</text:p>
          </table:table-cell>
          <table:table-cell office:value-type="float" office:value="2063">
            <text:p>2063</text:p>
          </table:table-cell>
          <table:table-cell table:style-name="ce1" table:formula="of:=[.E53]+[.F53]+[.G53]" office:value-type="currency" office:currency="USD" office:value="2556795.25909235">
            <text:p>$2,556,795.26</text:p>
          </table:table-cell>
          <table:table-cell table:style-name="ce1" table:formula="of:=[.E54]*[.$E$6]" office:value-type="currency" office:currency="USD" office:value="127839.762954618">
            <text:p>$127,839.76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42">
            <text:p>42</text:p>
          </table:table-cell>
          <table:table-cell office:value-type="float" office:value="2064">
            <text:p>2064</text:p>
          </table:table-cell>
          <table:table-cell table:style-name="ce1" table:formula="of:=[.E54]+[.F54]+[.G54]" office:value-type="currency" office:currency="USD" office:value="2704635.02204697">
            <text:p>$2,704,635.02</text:p>
          </table:table-cell>
          <table:table-cell table:style-name="ce1" table:formula="of:=[.E55]*[.$E$6]" office:value-type="currency" office:currency="USD" office:value="135231.751102349">
            <text:p>$135,231.75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43">
            <text:p>43</text:p>
          </table:table-cell>
          <table:table-cell office:value-type="float" office:value="2065">
            <text:p>2065</text:p>
          </table:table-cell>
          <table:table-cell table:style-name="ce1" table:formula="of:=[.E55]+[.F55]+[.G55]" office:value-type="currency" office:currency="USD" office:value="2859866.77314932">
            <text:p>$2,859,866.77</text:p>
          </table:table-cell>
          <table:table-cell table:style-name="ce1" table:formula="of:=[.E56]*[.$E$6]" office:value-type="currency" office:currency="USD" office:value="142993.338657466">
            <text:p>$142,993.34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44">
            <text:p>44</text:p>
          </table:table-cell>
          <table:table-cell office:value-type="float" office:value="2066">
            <text:p>2066</text:p>
          </table:table-cell>
          <table:table-cell table:style-name="ce1" table:formula="of:=[.E56]+[.F56]+[.G56]" office:value-type="currency" office:currency="USD" office:value="3022860.11180678">
            <text:p>$3,022,860.11</text:p>
          </table:table-cell>
          <table:table-cell table:style-name="ce1" table:formula="of:=[.E57]*[.$E$6]" office:value-type="currency" office:currency="USD" office:value="151143.005590339">
            <text:p>$151,143.01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45">
            <text:p>45</text:p>
          </table:table-cell>
          <table:table-cell office:value-type="float" office:value="2067">
            <text:p>2067</text:p>
          </table:table-cell>
          <table:table-cell table:style-name="ce1" table:formula="of:=[.E57]+[.F57]+[.G57]" office:value-type="currency" office:currency="USD" office:value="3194003.11739712">
            <text:p>$3,194,003.12</text:p>
          </table:table-cell>
          <table:table-cell table:style-name="ce1" table:formula="of:=[.E58]*[.$E$6]" office:value-type="currency" office:currency="USD" office:value="159700.155869856">
            <text:p>$159,700.16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46">
            <text:p>46</text:p>
          </table:table-cell>
          <table:table-cell office:value-type="float" office:value="2068">
            <text:p>2068</text:p>
          </table:table-cell>
          <table:table-cell table:style-name="ce1" table:formula="of:=[.E58]+[.F58]+[.G58]" office:value-type="currency" office:currency="USD" office:value="3373703.27326698">
            <text:p>$3,373,703.27</text:p>
          </table:table-cell>
          <table:table-cell table:style-name="ce1" table:formula="of:=[.E59]*[.$E$6]" office:value-type="currency" office:currency="USD" office:value="168685.163663349">
            <text:p>$168,685.16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47">
            <text:p>47</text:p>
          </table:table-cell>
          <table:table-cell office:value-type="float" office:value="2069">
            <text:p>2069</text:p>
          </table:table-cell>
          <table:table-cell table:style-name="ce1" table:formula="of:=[.E59]+[.F59]+[.G59]" office:value-type="currency" office:currency="USD" office:value="3562388.43693033">
            <text:p>$3,562,388.44</text:p>
          </table:table-cell>
          <table:table-cell table:style-name="ce1" table:formula="of:=[.E60]*[.$E$6]" office:value-type="currency" office:currency="USD" office:value="178119.421846516">
            <text:p>$178,119.42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48">
            <text:p>48</text:p>
          </table:table-cell>
          <table:table-cell office:value-type="float" office:value="2070">
            <text:p>2070</text:p>
          </table:table-cell>
          <table:table-cell table:style-name="ce1" table:formula="of:=[.E60]+[.F60]+[.G60]" office:value-type="currency" office:currency="USD" office:value="3760507.85877685">
            <text:p>$3,760,507.86</text:p>
          </table:table-cell>
          <table:table-cell table:style-name="ce1" table:formula="of:=[.E61]*[.$E$6]" office:value-type="currency" office:currency="USD" office:value="188025.392938842">
            <text:p>$188,025.39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49">
            <text:p>49</text:p>
          </table:table-cell>
          <table:table-cell office:value-type="float" office:value="2071">
            <text:p>2071</text:p>
          </table:table-cell>
          <table:table-cell table:style-name="ce1" table:formula="of:=[.E61]+[.F61]+[.G61]" office:value-type="currency" office:currency="USD" office:value="3968533.25171569">
            <text:p>$3,968,533.25</text:p>
          </table:table-cell>
          <table:table-cell table:style-name="ce1" table:formula="of:=[.E62]*[.$E$6]" office:value-type="currency" office:currency="USD" office:value="198426.662585784">
            <text:p>$198,426.66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 office:value-type="float" office:value="2072">
            <text:p>2072</text:p>
          </table:table-cell>
          <table:table-cell table:style-name="ce1" table:formula="of:=[.E62]+[.F62]+[.G62]" office:value-type="currency" office:currency="USD" office:value="4186959.91430147">
            <text:p>$4,186,959.91</text:p>
          </table:table-cell>
          <table:table-cell table:style-name="ce1" table:formula="of:=[.E63]*[.$E$6]" office:value-type="currency" office:currency="USD" office:value="209347.995715074">
            <text:p>$209,348.00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 table:number-rows-repeated="104851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ar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table:number-columns-repeated="7"/>
        </table:table-row>
        <table:table-row table:style-name="ro2">
          <table:table-cell table:number-columns-repeated="3"/>
          <table:table-cell table:style-name="ce2" office:value-type="string">
            <text:p>Car Loan Calculator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table:style-name="ce3" office:value-type="currency" office:currency="USD" office:value="10000">
            <text:p>$10,000.00</text:p>
          </table:table-cell>
          <table:table-cell office:value-type="string">
            <text:p><text:s/>= Purchase Price of the Car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office:value-type="percentage" office:value="0.025">
            <text:p>2.50%</text:p>
          </table:table-cell>
          <table:table-cell office:value-type="string">
            <text:p><text:s/>= Interest Rate/Year on the Loan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office:value-type="percentage" office:value="0.1">
            <text:p>10.00%</text:p>
          </table:table-cell>
          <table:table-cell office:value-type="string">
            <text:p><text:s/>= Deposit %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" table:formula="of:=[.D5]*(1-[.D7])" office:value-type="currency" office:currency="USD" office:value="9000">
            <text:p>$9,000.00</text:p>
          </table:table-cell>
          <table:table-cell office:value-type="string">
            <text:p><text:s/>= Loan Amount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" office:value-type="currency" office:currency="USD" office:value="134.74">
            <text:p>$134.74</text:p>
          </table:table-cell>
          <table:table-cell office:value-type="string">
            <text:p><text:s/>= Monthly Payment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" table:formula="of:=[.D89]" office:value-type="currency" office:currency="USD" office:value="-0.0615473192920888">
            <text:p>-$0.06</text:p>
          </table:table-cell>
          <table:table-cell office:value-type="string">
            <text:p><text:s/>= Balloon Payment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" table:formula="of:=SUM([.E17:.E88])-[.D10]" office:value-type="currency" office:currency="USD" office:value="701.279999999994">
            <text:p>$701.28</text:p>
          </table:table-cell>
          <table:table-cell office:value-type="string">
            <text:p><text:s/>= Sum of the Interest and Overpayment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" table:formula="of:=[.D5]+[.D11]" office:value-type="currency" office:currency="USD" office:value="10701.28">
            <text:p>$10,701.28</text:p>
          </table:table-cell>
          <table:table-cell office:value-type="string">
            <text:p><text:s/>= Total Paid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" table:formula="of:=SUM([.F17:.F88])+[.D7]*[.D5]" office:value-type="currency" office:currency="USD" office:value="10701.28">
            <text:p>$10,701.28</text:p>
          </table:table-cell>
          <table:table-cell office:value-type="string">
            <text:p><text:s/>= Total Paid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/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>
            <text:p>Loan</text:p>
          </table:table-cell>
          <table:table-cell table:style-name="ce1" office:value-type="string">
            <text:p>Interest </text:p>
          </table:table-cell>
          <table:table-cell table:style-name="ce1" office:value-type="string">
            <text:p>Payment</text:p>
          </table:table-cell>
          <table:table-cell office:value-type="string">
            <text:p>Principle</text:p>
          </table:table-cell>
        </table:table-row>
        <table:table-row table:style-name="ro1">
          <table:table-cell table:number-columns-repeated="2"/>
          <table:table-cell office:value-type="string">
            <text:p>Months</text:p>
          </table:table-cell>
          <table:table-cell table:style-name="ce1" office:value-type="string">
            <text:p>Beg of Month</text:p>
          </table:table-cell>
          <table:table-cell table:number-columns-repeated="2" table:style-name="ce1" office:value-type="string">
            <text:p>End of Month</text:p>
          </table:table-cell>
          <table:table-cell office:value-type="string">
            <text:p>Payment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style-name="ce1" table:formula="of:=[.D8]" office:value-type="currency" office:currency="USD" office:value="9000">
            <text:p>$9,000.00</text:p>
          </table:table-cell>
          <table:table-cell table:style-name="ce1" table:formula="of:=[.D17]*[.$D$6]/12" office:value-type="currency" office:currency="USD" office:value="18.75">
            <text:p>$18.75</text:p>
          </table:table-cell>
          <table:table-cell table:style-name="ce1" table:formula="of:=[.$D$9]" office:value-type="currency" office:currency="USD" office:value="134.74">
            <text:p>$134.74</text:p>
          </table:table-cell>
          <table:table-cell table:formula="of:=[.F17]-[.E17]" office:value-type="currency" office:currency="USD" office:value="115.99">
            <text:p>$115.99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style-name="ce1" table:formula="of:=[.D17]+[.E17]-[.F17]" office:value-type="currency" office:currency="USD" office:value="8884.01">
            <text:p>$8,884.01</text:p>
          </table:table-cell>
          <table:table-cell table:style-name="ce1" table:formula="of:=[.D18]*[.$D$6]/12" office:value-type="currency" office:currency="USD" office:value="18.5083541666667">
            <text:p>$18.51</text:p>
          </table:table-cell>
          <table:table-cell table:style-name="ce1" table:formula="of:=[.$D$9]" office:value-type="currency" office:currency="USD" office:value="134.74">
            <text:p>$134.74</text:p>
          </table:table-cell>
          <table:table-cell table:formula="of:=[.F18]-[.E18]" office:value-type="currency" office:currency="USD" office:value="116.231645833333">
            <text:p>$116.23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style-name="ce1" table:formula="of:=[.D18]+[.E18]-[.F18]" office:value-type="currency" office:currency="USD" office:value="8767.77835416667">
            <text:p>$8,767.78</text:p>
          </table:table-cell>
          <table:table-cell table:style-name="ce1" table:formula="of:=[.D19]*[.$D$6]/12" office:value-type="currency" office:currency="USD" office:value="18.2662049045139">
            <text:p>$18.27</text:p>
          </table:table-cell>
          <table:table-cell table:style-name="ce1" table:formula="of:=[.$D$9]" office:value-type="currency" office:currency="USD" office:value="134.74">
            <text:p>$134.74</text:p>
          </table:table-cell>
          <table:table-cell table:formula="of:=[.F19]-[.E19]" office:value-type="currency" office:currency="USD" office:value="116.473795095486">
            <text:p>$116.47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style-name="ce1" table:formula="of:=[.D19]+[.E19]-[.F19]" office:value-type="currency" office:currency="USD" office:value="8651.30455907118">
            <text:p>$8,651.30</text:p>
          </table:table-cell>
          <table:table-cell table:style-name="ce1" table:formula="of:=[.D20]*[.$D$6]/12" office:value-type="currency" office:currency="USD" office:value="18.0235511647316">
            <text:p>$18.02</text:p>
          </table:table-cell>
          <table:table-cell table:style-name="ce1" table:formula="of:=[.$D$9]" office:value-type="currency" office:currency="USD" office:value="134.74">
            <text:p>$134.74</text:p>
          </table:table-cell>
          <table:table-cell table:formula="of:=[.F20]-[.E20]" office:value-type="currency" office:currency="USD" office:value="116.716448835268">
            <text:p>$116.72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style-name="ce1" table:formula="of:=[.D20]+[.E20]-[.F20]" office:value-type="currency" office:currency="USD" office:value="8534.58811023591">
            <text:p>$8,534.59</text:p>
          </table:table-cell>
          <table:table-cell table:style-name="ce1" table:formula="of:=[.D21]*[.$D$6]/12" office:value-type="currency" office:currency="USD" office:value="17.7803918963248">
            <text:p>$17.78</text:p>
          </table:table-cell>
          <table:table-cell table:style-name="ce1" table:formula="of:=[.$D$9]" office:value-type="currency" office:currency="USD" office:value="134.74">
            <text:p>$134.74</text:p>
          </table:table-cell>
          <table:table-cell table:formula="of:=[.F21]-[.E21]" office:value-type="currency" office:currency="USD" office:value="116.959608103675">
            <text:p>$116.96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style-name="ce1" table:formula="of:=[.D21]+[.E21]-[.F21]" office:value-type="currency" office:currency="USD" office:value="8417.62850213224">
            <text:p>$8,417.63</text:p>
          </table:table-cell>
          <table:table-cell table:style-name="ce1" table:formula="of:=[.D22]*[.$D$6]/12" office:value-type="currency" office:currency="USD" office:value="17.5367260461088">
            <text:p>$17.54</text:p>
          </table:table-cell>
          <table:table-cell table:style-name="ce1" table:formula="of:=[.$D$9]" office:value-type="currency" office:currency="USD" office:value="134.74">
            <text:p>$134.74</text:p>
          </table:table-cell>
          <table:table-cell table:formula="of:=[.F22]-[.E22]" office:value-type="currency" office:currency="USD" office:value="117.203273953891">
            <text:p>$117.20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style-name="ce1" table:formula="of:=[.D22]+[.E22]-[.F22]" office:value-type="currency" office:currency="USD" office:value="8300.42522817835">
            <text:p>$8,300.43</text:p>
          </table:table-cell>
          <table:table-cell table:style-name="ce1" table:formula="of:=[.D23]*[.$D$6]/12" office:value-type="currency" office:currency="USD" office:value="17.2925525587049">
            <text:p>$17.29</text:p>
          </table:table-cell>
          <table:table-cell table:style-name="ce1" table:formula="of:=[.$D$9]" office:value-type="currency" office:currency="USD" office:value="134.74">
            <text:p>$134.74</text:p>
          </table:table-cell>
          <table:table-cell table:formula="of:=[.F23]-[.E23]" office:value-type="currency" office:currency="USD" office:value="117.447447441295">
            <text:p>$117.45</text:p>
          </table:table-cell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table:style-name="ce1" table:formula="of:=[.D23]+[.E23]-[.F23]" office:value-type="currency" office:currency="USD" office:value="8182.97778073705">
            <text:p>$8,182.98</text:p>
          </table:table-cell>
          <table:table-cell table:style-name="ce1" table:formula="of:=[.D24]*[.$D$6]/12" office:value-type="currency" office:currency="USD" office:value="17.0478703765355">
            <text:p>$17.05</text:p>
          </table:table-cell>
          <table:table-cell table:style-name="ce1" table:formula="of:=[.$D$9]" office:value-type="currency" office:currency="USD" office:value="134.74">
            <text:p>$134.74</text:p>
          </table:table-cell>
          <table:table-cell table:formula="of:=[.F24]-[.E24]" office:value-type="currency" office:currency="USD" office:value="117.692129623465">
            <text:p>$117.69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style-name="ce1" table:formula="of:=[.D24]+[.E24]-[.F24]" office:value-type="currency" office:currency="USD" office:value="8065.28565111359">
            <text:p>$8,065.29</text:p>
          </table:table-cell>
          <table:table-cell table:style-name="ce1" table:formula="of:=[.D25]*[.$D$6]/12" office:value-type="currency" office:currency="USD" office:value="16.80267843982">
            <text:p>$16.80</text:p>
          </table:table-cell>
          <table:table-cell table:style-name="ce1" table:formula="of:=[.$D$9]" office:value-type="currency" office:currency="USD" office:value="134.74">
            <text:p>$134.74</text:p>
          </table:table-cell>
          <table:table-cell table:formula="of:=[.F25]-[.E25]" office:value-type="currency" office:currency="USD" office:value="117.93732156018">
            <text:p>$117.94</text:p>
          </table:table-cell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style-name="ce1" table:formula="of:=[.D25]+[.E25]-[.F25]" office:value-type="currency" office:currency="USD" office:value="7947.34832955341">
            <text:p>$7,947.35</text:p>
          </table:table-cell>
          <table:table-cell table:style-name="ce1" table:formula="of:=[.D26]*[.$D$6]/12" office:value-type="currency" office:currency="USD" office:value="16.5569756865696">
            <text:p>$16.56</text:p>
          </table:table-cell>
          <table:table-cell table:style-name="ce1" table:formula="of:=[.$D$9]" office:value-type="currency" office:currency="USD" office:value="134.74">
            <text:p>$134.74</text:p>
          </table:table-cell>
          <table:table-cell table:formula="of:=[.F26]-[.E26]" office:value-type="currency" office:currency="USD" office:value="118.18302431343">
            <text:p>$118.18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style-name="ce1" table:formula="of:=[.D26]+[.E26]-[.F26]" office:value-type="currency" office:currency="USD" office:value="7829.16530523998">
            <text:p>$7,829.17</text:p>
          </table:table-cell>
          <table:table-cell table:style-name="ce1" table:formula="of:=[.D27]*[.$D$6]/12" office:value-type="currency" office:currency="USD" office:value="16.3107610525833">
            <text:p>$16.31</text:p>
          </table:table-cell>
          <table:table-cell table:style-name="ce1" table:formula="of:=[.$D$9]" office:value-type="currency" office:currency="USD" office:value="134.74">
            <text:p>$134.74</text:p>
          </table:table-cell>
          <table:table-cell table:formula="of:=[.F27]-[.E27]" office:value-type="currency" office:currency="USD" office:value="118.429238947417">
            <text:p>$118.43</text:p>
          </table:table-cell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table:style-name="ce1" table:formula="of:=[.D27]+[.E27]-[.F27]" office:value-type="currency" office:currency="USD" office:value="7710.73606629256">
            <text:p>$7,710.74</text:p>
          </table:table-cell>
          <table:table-cell table:style-name="ce1" table:formula="of:=[.D28]*[.$D$6]/12" office:value-type="currency" office:currency="USD" office:value="16.0640334714428">
            <text:p>$16.06</text:p>
          </table:table-cell>
          <table:table-cell table:style-name="ce1" table:formula="of:=[.$D$9]" office:value-type="currency" office:currency="USD" office:value="134.74">
            <text:p>$134.74</text:p>
          </table:table-cell>
          <table:table-cell table:formula="of:=[.F28]-[.E28]" office:value-type="currency" office:currency="USD" office:value="118.675966528557">
            <text:p>$118.68</text:p>
          </table:table-cell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table:style-name="ce1" table:formula="of:=[.D28]+[.E28]-[.F28]" office:value-type="currency" office:currency="USD" office:value="7592.060099764">
            <text:p>$7,592.06</text:p>
          </table:table-cell>
          <table:table-cell table:style-name="ce1" table:formula="of:=[.D29]*[.$D$6]/12" office:value-type="currency" office:currency="USD" office:value="15.8167918745083">
            <text:p>$15.82</text:p>
          </table:table-cell>
          <table:table-cell table:style-name="ce1" table:formula="of:=[.$D$9]" office:value-type="currency" office:currency="USD" office:value="134.74">
            <text:p>$134.74</text:p>
          </table:table-cell>
          <table:table-cell table:formula="of:=[.F29]-[.E29]" office:value-type="currency" office:currency="USD" office:value="118.923208125492">
            <text:p>$118.92</text:p>
          </table:table-cell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table:style-name="ce1" table:formula="of:=[.D29]+[.E29]-[.F29]" office:value-type="currency" office:currency="USD" office:value="7473.13689163851">
            <text:p>$7,473.14</text:p>
          </table:table-cell>
          <table:table-cell table:style-name="ce1" table:formula="of:=[.D30]*[.$D$6]/12" office:value-type="currency" office:currency="USD" office:value="15.5690351909136">
            <text:p>$15.57</text:p>
          </table:table-cell>
          <table:table-cell table:style-name="ce1" table:formula="of:=[.$D$9]" office:value-type="currency" office:currency="USD" office:value="134.74">
            <text:p>$134.74</text:p>
          </table:table-cell>
          <table:table-cell table:formula="of:=[.F30]-[.E30]" office:value-type="currency" office:currency="USD" office:value="119.170964809086">
            <text:p>$119.17</text:p>
          </table:table-cell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table:style-name="ce1" table:formula="of:=[.D30]+[.E30]-[.F30]" office:value-type="currency" office:currency="USD" office:value="7353.96592682943">
            <text:p>$7,353.97</text:p>
          </table:table-cell>
          <table:table-cell table:style-name="ce1" table:formula="of:=[.D31]*[.$D$6]/12" office:value-type="currency" office:currency="USD" office:value="15.3207623475613">
            <text:p>$15.32</text:p>
          </table:table-cell>
          <table:table-cell table:style-name="ce1" table:formula="of:=[.$D$9]" office:value-type="currency" office:currency="USD" office:value="134.74">
            <text:p>$134.74</text:p>
          </table:table-cell>
          <table:table-cell table:formula="of:=[.F31]-[.E31]" office:value-type="currency" office:currency="USD" office:value="119.419237652439">
            <text:p>$119.42</text:p>
          </table:table-cell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table:style-name="ce1" table:formula="of:=[.D31]+[.E31]-[.F31]" office:value-type="currency" office:currency="USD" office:value="7234.54668917699">
            <text:p>$7,234.55</text:p>
          </table:table-cell>
          <table:table-cell table:style-name="ce1" table:formula="of:=[.D32]*[.$D$6]/12" office:value-type="currency" office:currency="USD" office:value="15.0719722691187">
            <text:p>$15.07</text:p>
          </table:table-cell>
          <table:table-cell table:style-name="ce1" table:formula="of:=[.$D$9]" office:value-type="currency" office:currency="USD" office:value="134.74">
            <text:p>$134.74</text:p>
          </table:table-cell>
          <table:table-cell table:formula="of:=[.F32]-[.E32]" office:value-type="currency" office:currency="USD" office:value="119.668027730881">
            <text:p>$119.67</text:p>
          </table:table-cell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table:style-name="ce1" table:formula="of:=[.D32]+[.E32]-[.F32]" office:value-type="currency" office:currency="USD" office:value="7114.87866144611">
            <text:p>$7,114.88</text:p>
          </table:table-cell>
          <table:table-cell table:style-name="ce1" table:formula="of:=[.D33]*[.$D$6]/12" office:value-type="currency" office:currency="USD" office:value="14.8226638780127">
            <text:p>$14.82</text:p>
          </table:table-cell>
          <table:table-cell table:style-name="ce1" table:formula="of:=[.$D$9]" office:value-type="currency" office:currency="USD" office:value="134.74">
            <text:p>$134.74</text:p>
          </table:table-cell>
          <table:table-cell table:formula="of:=[.F33]-[.E33]" office:value-type="currency" office:currency="USD" office:value="119.917336121987">
            <text:p>$119.92</text:p>
          </table:table-cell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table:style-name="ce1" table:formula="of:=[.D33]+[.E33]-[.F33]" office:value-type="currency" office:currency="USD" office:value="6994.96132532412">
            <text:p>$6,994.96</text:p>
          </table:table-cell>
          <table:table-cell table:style-name="ce1" table:formula="of:=[.D34]*[.$D$6]/12" office:value-type="currency" office:currency="USD" office:value="14.5728360944252">
            <text:p>$14.57</text:p>
          </table:table-cell>
          <table:table-cell table:style-name="ce1" table:formula="of:=[.$D$9]" office:value-type="currency" office:currency="USD" office:value="134.74">
            <text:p>$134.74</text:p>
          </table:table-cell>
          <table:table-cell table:formula="of:=[.F34]-[.E34]" office:value-type="currency" office:currency="USD" office:value="120.167163905575">
            <text:p>$120.17</text:p>
          </table:table-cell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table:style-name="ce1" table:formula="of:=[.D34]+[.E34]-[.F34]" office:value-type="currency" office:currency="USD" office:value="6874.79416141854">
            <text:p>$6,874.79</text:p>
          </table:table-cell>
          <table:table-cell table:style-name="ce1" table:formula="of:=[.D35]*[.$D$6]/12" office:value-type="currency" office:currency="USD" office:value="14.3224878362886">
            <text:p>$14.32</text:p>
          </table:table-cell>
          <table:table-cell table:style-name="ce1" table:formula="of:=[.$D$9]" office:value-type="currency" office:currency="USD" office:value="134.74">
            <text:p>$134.74</text:p>
          </table:table-cell>
          <table:table-cell table:formula="of:=[.F35]-[.E35]" office:value-type="currency" office:currency="USD" office:value="120.417512163711">
            <text:p>$120.42</text:p>
          </table:table-cell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table:style-name="ce1" table:formula="of:=[.D35]+[.E35]-[.F35]" office:value-type="currency" office:currency="USD" office:value="6754.37664925483">
            <text:p>$6,754.38</text:p>
          </table:table-cell>
          <table:table-cell table:style-name="ce1" table:formula="of:=[.D36]*[.$D$6]/12" office:value-type="currency" office:currency="USD" office:value="14.0716180192809">
            <text:p>$14.07</text:p>
          </table:table-cell>
          <table:table-cell table:style-name="ce1" table:formula="of:=[.$D$9]" office:value-type="currency" office:currency="USD" office:value="134.74">
            <text:p>$134.74</text:p>
          </table:table-cell>
          <table:table-cell table:formula="of:=[.F36]-[.E36]" office:value-type="currency" office:currency="USD" office:value="120.668381980719">
            <text:p>$120.67</text:p>
          </table:table-cell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style-name="ce1" table:formula="of:=[.D36]+[.E36]-[.F36]" office:value-type="currency" office:currency="USD" office:value="6633.70826727411">
            <text:p>$6,633.71</text:p>
          </table:table-cell>
          <table:table-cell table:style-name="ce1" table:formula="of:=[.D37]*[.$D$6]/12" office:value-type="currency" office:currency="USD" office:value="13.8202255568211">
            <text:p>$13.82</text:p>
          </table:table-cell>
          <table:table-cell table:style-name="ce1" table:formula="of:=[.$D$9]" office:value-type="currency" office:currency="USD" office:value="134.74">
            <text:p>$134.74</text:p>
          </table:table-cell>
          <table:table-cell table:formula="of:=[.F37]-[.E37]" office:value-type="currency" office:currency="USD" office:value="120.919774443179">
            <text:p>$120.92</text:p>
          </table:table-cell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table:style-name="ce1" table:formula="of:=[.D37]+[.E37]-[.F37]" office:value-type="currency" office:currency="USD" office:value="6512.78849283094">
            <text:p>$6,512.79</text:p>
          </table:table-cell>
          <table:table-cell table:style-name="ce1" table:formula="of:=[.D38]*[.$D$6]/12" office:value-type="currency" office:currency="USD" office:value="13.5683093600644">
            <text:p>$13.57</text:p>
          </table:table-cell>
          <table:table-cell table:style-name="ce1" table:formula="of:=[.$D$9]" office:value-type="currency" office:currency="USD" office:value="134.74">
            <text:p>$134.74</text:p>
          </table:table-cell>
          <table:table-cell table:formula="of:=[.F38]-[.E38]" office:value-type="currency" office:currency="USD" office:value="121.171690639936">
            <text:p>$121.17</text:p>
          </table:table-cell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table:style-name="ce1" table:formula="of:=[.D38]+[.E38]-[.F38]" office:value-type="currency" office:currency="USD" office:value="6391.616802191">
            <text:p>$6,391.62</text:p>
          </table:table-cell>
          <table:table-cell table:style-name="ce1" table:formula="of:=[.D39]*[.$D$6]/12" office:value-type="currency" office:currency="USD" office:value="13.3158683378979">
            <text:p>$13.32</text:p>
          </table:table-cell>
          <table:table-cell table:style-name="ce1" table:formula="of:=[.$D$9]" office:value-type="currency" office:currency="USD" office:value="134.74">
            <text:p>$134.74</text:p>
          </table:table-cell>
          <table:table-cell table:formula="of:=[.F39]-[.E39]" office:value-type="currency" office:currency="USD" office:value="121.424131662102">
            <text:p>$121.42</text:p>
          </table:table-cell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table:style-name="ce1" table:formula="of:=[.D39]+[.E39]-[.F39]" office:value-type="currency" office:currency="USD" office:value="6270.1926705289">
            <text:p>$6,270.19</text:p>
          </table:table-cell>
          <table:table-cell table:style-name="ce1" table:formula="of:=[.D40]*[.$D$6]/12" office:value-type="currency" office:currency="USD" office:value="13.0629013969352">
            <text:p>$13.06</text:p>
          </table:table-cell>
          <table:table-cell table:style-name="ce1" table:formula="of:=[.$D$9]" office:value-type="currency" office:currency="USD" office:value="134.74">
            <text:p>$134.74</text:p>
          </table:table-cell>
          <table:table-cell table:formula="of:=[.F40]-[.E40]" office:value-type="currency" office:currency="USD" office:value="121.677098603065">
            <text:p>$121.68</text:p>
          </table:table-cell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table:style-name="ce1" table:formula="of:=[.D40]+[.E40]-[.F40]" office:value-type="currency" office:currency="USD" office:value="6148.51557192583">
            <text:p>$6,148.52</text:p>
          </table:table-cell>
          <table:table-cell table:style-name="ce1" table:formula="of:=[.D41]*[.$D$6]/12" office:value-type="currency" office:currency="USD" office:value="12.8094074415122">
            <text:p>$12.81</text:p>
          </table:table-cell>
          <table:table-cell table:style-name="ce1" table:formula="of:=[.$D$9]" office:value-type="currency" office:currency="USD" office:value="134.74">
            <text:p>$134.74</text:p>
          </table:table-cell>
          <table:table-cell table:formula="of:=[.F41]-[.E41]" office:value-type="currency" office:currency="USD" office:value="121.930592558488">
            <text:p>$121.93</text:p>
          </table:table-cell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table:style-name="ce1" table:formula="of:=[.D41]+[.E41]-[.F41]" office:value-type="currency" office:currency="USD" office:value="6026.58497936735">
            <text:p>$6,026.58</text:p>
          </table:table-cell>
          <table:table-cell table:style-name="ce1" table:formula="of:=[.D42]*[.$D$6]/12" office:value-type="currency" office:currency="USD" office:value="12.555385373682">
            <text:p>$12.56</text:p>
          </table:table-cell>
          <table:table-cell table:style-name="ce1" table:formula="of:=[.$D$9]" office:value-type="currency" office:currency="USD" office:value="134.74">
            <text:p>$134.74</text:p>
          </table:table-cell>
          <table:table-cell table:formula="of:=[.F42]-[.E42]" office:value-type="currency" office:currency="USD" office:value="122.184614626318">
            <text:p>$122.18</text:p>
          </table:table-cell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table:style-name="ce1" table:formula="of:=[.D42]+[.E42]-[.F42]" office:value-type="currency" office:currency="USD" office:value="5904.40036474103">
            <text:p>$5,904.40</text:p>
          </table:table-cell>
          <table:table-cell table:style-name="ce1" table:formula="of:=[.D43]*[.$D$6]/12" office:value-type="currency" office:currency="USD" office:value="12.3008340932105">
            <text:p>$12.30</text:p>
          </table:table-cell>
          <table:table-cell table:style-name="ce1" table:formula="of:=[.$D$9]" office:value-type="currency" office:currency="USD" office:value="134.74">
            <text:p>$134.74</text:p>
          </table:table-cell>
          <table:table-cell table:formula="of:=[.F43]-[.E43]" office:value-type="currency" office:currency="USD" office:value="122.43916590679">
            <text:p>$122.44</text:p>
          </table:table-cell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table:style-name="ce1" table:formula="of:=[.D43]+[.E43]-[.F43]" office:value-type="currency" office:currency="USD" office:value="5781.96119883424">
            <text:p>$5,781.96</text:p>
          </table:table-cell>
          <table:table-cell table:style-name="ce1" table:formula="of:=[.D44]*[.$D$6]/12" office:value-type="currency" office:currency="USD" office:value="12.0457524975713">
            <text:p>$12.05</text:p>
          </table:table-cell>
          <table:table-cell table:style-name="ce1" table:formula="of:=[.$D$9]" office:value-type="currency" office:currency="USD" office:value="134.74">
            <text:p>$134.74</text:p>
          </table:table-cell>
          <table:table-cell table:formula="of:=[.F44]-[.E44]" office:value-type="currency" office:currency="USD" office:value="122.694247502429">
            <text:p>$122.69</text:p>
          </table:table-cell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table:style-name="ce1" table:formula="of:=[.D44]+[.E44]-[.F44]" office:value-type="currency" office:currency="USD" office:value="5659.26695133181">
            <text:p>$5,659.27</text:p>
          </table:table-cell>
          <table:table-cell table:style-name="ce1" table:formula="of:=[.D45]*[.$D$6]/12" office:value-type="currency" office:currency="USD" office:value="11.7901394819413">
            <text:p>$11.79</text:p>
          </table:table-cell>
          <table:table-cell table:style-name="ce1" table:formula="of:=[.$D$9]" office:value-type="currency" office:currency="USD" office:value="134.74">
            <text:p>$134.74</text:p>
          </table:table-cell>
          <table:table-cell table:formula="of:=[.F45]-[.E45]" office:value-type="currency" office:currency="USD" office:value="122.949860518059">
            <text:p>$122.95</text:p>
          </table:table-cell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 table:style-name="ce1" table:formula="of:=[.D45]+[.E45]-[.F45]" office:value-type="currency" office:currency="USD" office:value="5536.31709081375">
            <text:p>$5,536.32</text:p>
          </table:table-cell>
          <table:table-cell table:style-name="ce1" table:formula="of:=[.D46]*[.$D$6]/12" office:value-type="currency" office:currency="USD" office:value="11.5339939391953">
            <text:p>$11.53</text:p>
          </table:table-cell>
          <table:table-cell table:style-name="ce1" table:formula="of:=[.$D$9]" office:value-type="currency" office:currency="USD" office:value="134.74">
            <text:p>$134.74</text:p>
          </table:table-cell>
          <table:table-cell table:formula="of:=[.F46]-[.E46]" office:value-type="currency" office:currency="USD" office:value="123.206006060805">
            <text:p>$123.21</text:p>
          </table:table-cell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table:style-name="ce1" table:formula="of:=[.D46]+[.E46]-[.F46]" office:value-type="currency" office:currency="USD" office:value="5413.11108475295">
            <text:p>$5,413.11</text:p>
          </table:table-cell>
          <table:table-cell table:style-name="ce1" table:formula="of:=[.D47]*[.$D$6]/12" office:value-type="currency" office:currency="USD" office:value="11.277314759902">
            <text:p>$11.28</text:p>
          </table:table-cell>
          <table:table-cell table:style-name="ce1" table:formula="of:=[.$D$9]" office:value-type="currency" office:currency="USD" office:value="134.74">
            <text:p>$134.74</text:p>
          </table:table-cell>
          <table:table-cell table:formula="of:=[.F47]-[.E47]" office:value-type="currency" office:currency="USD" office:value="123.462685240098">
            <text:p>$123.46</text:p>
          </table:table-cell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 table:style-name="ce1" table:formula="of:=[.D47]+[.E47]-[.F47]" office:value-type="currency" office:currency="USD" office:value="5289.64839951285">
            <text:p>$5,289.65</text:p>
          </table:table-cell>
          <table:table-cell table:style-name="ce1" table:formula="of:=[.D48]*[.$D$6]/12" office:value-type="currency" office:currency="USD" office:value="11.0201008323184">
            <text:p>$11.02</text:p>
          </table:table-cell>
          <table:table-cell table:style-name="ce1" table:formula="of:=[.$D$9]" office:value-type="currency" office:currency="USD" office:value="134.74">
            <text:p>$134.74</text:p>
          </table:table-cell>
          <table:table-cell table:formula="of:=[.F48]-[.E48]" office:value-type="currency" office:currency="USD" office:value="123.719899167682">
            <text:p>$123.72</text:p>
          </table:table-cell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table:style-name="ce1" table:formula="of:=[.D48]+[.E48]-[.F48]" office:value-type="currency" office:currency="USD" office:value="5165.92850034517">
            <text:p>$5,165.93</text:p>
          </table:table-cell>
          <table:table-cell table:style-name="ce1" table:formula="of:=[.D49]*[.$D$6]/12" office:value-type="currency" office:currency="USD" office:value="10.7623510423858">
            <text:p>$10.76</text:p>
          </table:table-cell>
          <table:table-cell table:style-name="ce1" table:formula="of:=[.$D$9]" office:value-type="currency" office:currency="USD" office:value="134.74">
            <text:p>$134.74</text:p>
          </table:table-cell>
          <table:table-cell table:formula="of:=[.F49]-[.E49]" office:value-type="currency" office:currency="USD" office:value="123.977648957614">
            <text:p>$123.98</text:p>
          </table:table-cell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 table:style-name="ce1" table:formula="of:=[.D49]+[.E49]-[.F49]" office:value-type="currency" office:currency="USD" office:value="5041.95085138755">
            <text:p>$5,041.95</text:p>
          </table:table-cell>
          <table:table-cell table:style-name="ce1" table:formula="of:=[.D50]*[.$D$6]/12" office:value-type="currency" office:currency="USD" office:value="10.5040642737241">
            <text:p>$10.50</text:p>
          </table:table-cell>
          <table:table-cell table:style-name="ce1" table:formula="of:=[.$D$9]" office:value-type="currency" office:currency="USD" office:value="134.74">
            <text:p>$134.74</text:p>
          </table:table-cell>
          <table:table-cell table:formula="of:=[.F50]-[.E50]" office:value-type="currency" office:currency="USD" office:value="124.235935726276">
            <text:p>$124.24</text:p>
          </table:table-cell>
        </table:table-row>
        <table:table-row table:style-name="ro1">
          <table:table-cell table:number-columns-repeated="2"/>
          <table:table-cell office:value-type="float" office:value="34">
            <text:p>34</text:p>
          </table:table-cell>
          <table:table-cell table:style-name="ce1" table:formula="of:=[.D50]+[.E50]-[.F50]" office:value-type="currency" office:currency="USD" office:value="4917.71491566128">
            <text:p>$4,917.71</text:p>
          </table:table-cell>
          <table:table-cell table:style-name="ce1" table:formula="of:=[.D51]*[.$D$6]/12" office:value-type="currency" office:currency="USD" office:value="10.2452394076277">
            <text:p>$10.25</text:p>
          </table:table-cell>
          <table:table-cell table:style-name="ce1" table:formula="of:=[.$D$9]" office:value-type="currency" office:currency="USD" office:value="134.74">
            <text:p>$134.74</text:p>
          </table:table-cell>
          <table:table-cell table:formula="of:=[.F51]-[.E51]" office:value-type="currency" office:currency="USD" office:value="124.494760592372">
            <text:p>$124.49</text:p>
          </table:table-cell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table:style-name="ce1" table:formula="of:=[.D51]+[.E51]-[.F51]" office:value-type="currency" office:currency="USD" office:value="4793.22015506891">
            <text:p>$4,793.22</text:p>
          </table:table-cell>
          <table:table-cell table:style-name="ce1" table:formula="of:=[.D52]*[.$D$6]/12" office:value-type="currency" office:currency="USD" office:value="9.98587532306022">
            <text:p>$9.99</text:p>
          </table:table-cell>
          <table:table-cell table:style-name="ce1" table:formula="of:=[.$D$9]" office:value-type="currency" office:currency="USD" office:value="134.74">
            <text:p>$134.74</text:p>
          </table:table-cell>
          <table:table-cell table:formula="of:=[.F52]-[.E52]" office:value-type="currency" office:currency="USD" office:value="124.75412467694">
            <text:p>$124.75</text:p>
          </table:table-cell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 table:style-name="ce1" table:formula="of:=[.D52]+[.E52]-[.F52]" office:value-type="currency" office:currency="USD" office:value="4668.46603039197">
            <text:p>$4,668.47</text:p>
          </table:table-cell>
          <table:table-cell table:style-name="ce1" table:formula="of:=[.D53]*[.$D$6]/12" office:value-type="currency" office:currency="USD" office:value="9.72597089664993">
            <text:p>$9.73</text:p>
          </table:table-cell>
          <table:table-cell table:style-name="ce1" table:formula="of:=[.$D$9]" office:value-type="currency" office:currency="USD" office:value="134.74">
            <text:p>$134.74</text:p>
          </table:table-cell>
          <table:table-cell table:formula="of:=[.F53]-[.E53]" office:value-type="currency" office:currency="USD" office:value="125.01402910335">
            <text:p>$125.01</text:p>
          </table:table-cell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 table:style-name="ce1" table:formula="of:=[.D53]+[.E53]-[.F53]" office:value-type="currency" office:currency="USD" office:value="4543.45200128862">
            <text:p>$4,543.45</text:p>
          </table:table-cell>
          <table:table-cell table:style-name="ce1" table:formula="of:=[.D54]*[.$D$6]/12" office:value-type="currency" office:currency="USD" office:value="9.46552500268462">
            <text:p>$9.47</text:p>
          </table:table-cell>
          <table:table-cell table:style-name="ce1" table:formula="of:=[.$D$9]" office:value-type="currency" office:currency="USD" office:value="134.74">
            <text:p>$134.74</text:p>
          </table:table-cell>
          <table:table-cell table:formula="of:=[.F54]-[.E54]" office:value-type="currency" office:currency="USD" office:value="125.274474997315">
            <text:p>$125.27</text:p>
          </table:table-cell>
        </table:table-row>
        <table:table-row table:style-name="ro1">
          <table:table-cell table:number-columns-repeated="2"/>
          <table:table-cell office:value-type="float" office:value="38">
            <text:p>38</text:p>
          </table:table-cell>
          <table:table-cell table:style-name="ce1" table:formula="of:=[.D54]+[.E54]-[.F54]" office:value-type="currency" office:currency="USD" office:value="4418.1775262913">
            <text:p>$4,418.18</text:p>
          </table:table-cell>
          <table:table-cell table:style-name="ce1" table:formula="of:=[.D55]*[.$D$6]/12" office:value-type="currency" office:currency="USD" office:value="9.20453651310688">
            <text:p>$9.20</text:p>
          </table:table-cell>
          <table:table-cell table:style-name="ce1" table:formula="of:=[.$D$9]" office:value-type="currency" office:currency="USD" office:value="134.74">
            <text:p>$134.74</text:p>
          </table:table-cell>
          <table:table-cell table:formula="of:=[.F55]-[.E55]" office:value-type="currency" office:currency="USD" office:value="125.535463486893">
            <text:p>$125.54</text:p>
          </table:table-cell>
        </table:table-row>
        <table:table-row table:style-name="ro1">
          <table:table-cell table:number-columns-repeated="2"/>
          <table:table-cell office:value-type="float" office:value="39">
            <text:p>39</text:p>
          </table:table-cell>
          <table:table-cell table:style-name="ce1" table:formula="of:=[.D55]+[.E55]-[.F55]" office:value-type="currency" office:currency="USD" office:value="4292.64206280441">
            <text:p>$4,292.64</text:p>
          </table:table-cell>
          <table:table-cell table:style-name="ce1" table:formula="of:=[.D56]*[.$D$6]/12" office:value-type="currency" office:currency="USD" office:value="8.94300429750918">
            <text:p>$8.94</text:p>
          </table:table-cell>
          <table:table-cell table:style-name="ce1" table:formula="of:=[.$D$9]" office:value-type="currency" office:currency="USD" office:value="134.74">
            <text:p>$134.74</text:p>
          </table:table-cell>
          <table:table-cell table:formula="of:=[.F56]-[.E56]" office:value-type="currency" office:currency="USD" office:value="125.796995702491">
            <text:p>$125.80</text:p>
          </table:table-cell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table:style-name="ce1" table:formula="of:=[.D56]+[.E56]-[.F56]" office:value-type="currency" office:currency="USD" office:value="4166.84506710192">
            <text:p>$4,166.85</text:p>
          </table:table-cell>
          <table:table-cell table:style-name="ce1" table:formula="of:=[.D57]*[.$D$6]/12" office:value-type="currency" office:currency="USD" office:value="8.680927223129">
            <text:p>$8.68</text:p>
          </table:table-cell>
          <table:table-cell table:style-name="ce1" table:formula="of:=[.$D$9]" office:value-type="currency" office:currency="USD" office:value="134.74">
            <text:p>$134.74</text:p>
          </table:table-cell>
          <table:table-cell table:formula="of:=[.F57]-[.E57]" office:value-type="currency" office:currency="USD" office:value="126.059072776871">
            <text:p>$126.06</text:p>
          </table:table-cell>
        </table:table-row>
        <table:table-row table:style-name="ro1">
          <table:table-cell table:number-columns-repeated="2"/>
          <table:table-cell office:value-type="float" office:value="41">
            <text:p>41</text:p>
          </table:table-cell>
          <table:table-cell table:style-name="ce1" table:formula="of:=[.D57]+[.E57]-[.F57]" office:value-type="currency" office:currency="USD" office:value="4040.78599432505">
            <text:p>$4,040.79</text:p>
          </table:table-cell>
          <table:table-cell table:style-name="ce1" table:formula="of:=[.D58]*[.$D$6]/12" office:value-type="currency" office:currency="USD" office:value="8.41830415484385">
            <text:p>$8.42</text:p>
          </table:table-cell>
          <table:table-cell table:style-name="ce1" table:formula="of:=[.$D$9]" office:value-type="currency" office:currency="USD" office:value="134.74">
            <text:p>$134.74</text:p>
          </table:table-cell>
          <table:table-cell table:formula="of:=[.F58]-[.E58]" office:value-type="currency" office:currency="USD" office:value="126.321695845156">
            <text:p>$126.32</text:p>
          </table:table-cell>
        </table:table-row>
        <table:table-row table:style-name="ro1">
          <table:table-cell table:number-columns-repeated="2"/>
          <table:table-cell office:value-type="float" office:value="42">
            <text:p>42</text:p>
          </table:table-cell>
          <table:table-cell table:style-name="ce1" table:formula="of:=[.D58]+[.E58]-[.F58]" office:value-type="currency" office:currency="USD" office:value="3914.46429847989">
            <text:p>$3,914.46</text:p>
          </table:table-cell>
          <table:table-cell table:style-name="ce1" table:formula="of:=[.D59]*[.$D$6]/12" office:value-type="currency" office:currency="USD" office:value="8.15513395516644">
            <text:p>$8.16</text:p>
          </table:table-cell>
          <table:table-cell table:style-name="ce1" table:formula="of:=[.$D$9]" office:value-type="currency" office:currency="USD" office:value="134.74">
            <text:p>$134.74</text:p>
          </table:table-cell>
          <table:table-cell table:formula="of:=[.F59]-[.E59]" office:value-type="currency" office:currency="USD" office:value="126.584866044834">
            <text:p>$126.58</text:p>
          </table:table-cell>
        </table:table-row>
        <table:table-row table:style-name="ro1">
          <table:table-cell table:number-columns-repeated="2"/>
          <table:table-cell office:value-type="float" office:value="43">
            <text:p>43</text:p>
          </table:table-cell>
          <table:table-cell table:style-name="ce1" table:formula="of:=[.D59]+[.E59]-[.F59]" office:value-type="currency" office:currency="USD" office:value="3787.87943243506">
            <text:p>$3,787.88</text:p>
          </table:table-cell>
          <table:table-cell table:style-name="ce1" table:formula="of:=[.D60]*[.$D$6]/12" office:value-type="currency" office:currency="USD" office:value="7.8914154842397">
            <text:p>$7.89</text:p>
          </table:table-cell>
          <table:table-cell table:style-name="ce1" table:formula="of:=[.$D$9]" office:value-type="currency" office:currency="USD" office:value="134.74">
            <text:p>$134.74</text:p>
          </table:table-cell>
          <table:table-cell table:formula="of:=[.F60]-[.E60]" office:value-type="currency" office:currency="USD" office:value="126.84858451576">
            <text:p>$126.85</text:p>
          </table:table-cell>
        </table:table-row>
        <table:table-row table:style-name="ro1">
          <table:table-cell table:number-columns-repeated="2"/>
          <table:table-cell office:value-type="float" office:value="44">
            <text:p>44</text:p>
          </table:table-cell>
          <table:table-cell table:style-name="ce1" table:formula="of:=[.D60]+[.E60]-[.F60]" office:value-type="currency" office:currency="USD" office:value="3661.0308479193">
            <text:p>$3,661.03</text:p>
          </table:table-cell>
          <table:table-cell table:style-name="ce1" table:formula="of:=[.D61]*[.$D$6]/12" office:value-type="currency" office:currency="USD" office:value="7.62714759983187">
            <text:p>$7.63</text:p>
          </table:table-cell>
          <table:table-cell table:style-name="ce1" table:formula="of:=[.$D$9]" office:value-type="currency" office:currency="USD" office:value="134.74">
            <text:p>$134.74</text:p>
          </table:table-cell>
          <table:table-cell table:formula="of:=[.F61]-[.E61]" office:value-type="currency" office:currency="USD" office:value="127.112852400168">
            <text:p>$127.11</text:p>
          </table:table-cell>
        </table:table-row>
        <table:table-row table:style-name="ro1">
          <table:table-cell table:number-columns-repeated="2"/>
          <table:table-cell office:value-type="float" office:value="45">
            <text:p>45</text:p>
          </table:table-cell>
          <table:table-cell table:style-name="ce1" table:formula="of:=[.D61]+[.E61]-[.F61]" office:value-type="currency" office:currency="USD" office:value="3533.91799551913">
            <text:p>$3,533.92</text:p>
          </table:table-cell>
          <table:table-cell table:style-name="ce1" table:formula="of:=[.D62]*[.$D$6]/12" office:value-type="currency" office:currency="USD" office:value="7.36232915733152">
            <text:p>$7.36</text:p>
          </table:table-cell>
          <table:table-cell table:style-name="ce1" table:formula="of:=[.$D$9]" office:value-type="currency" office:currency="USD" office:value="134.74">
            <text:p>$134.74</text:p>
          </table:table-cell>
          <table:table-cell table:formula="of:=[.F62]-[.E62]" office:value-type="currency" office:currency="USD" office:value="127.377670842668">
            <text:p>$127.38</text:p>
          </table:table-cell>
        </table:table-row>
        <table:table-row table:style-name="ro1">
          <table:table-cell table:number-columns-repeated="2"/>
          <table:table-cell office:value-type="float" office:value="46">
            <text:p>46</text:p>
          </table:table-cell>
          <table:table-cell table:style-name="ce1" table:formula="of:=[.D62]+[.E62]-[.F62]" office:value-type="currency" office:currency="USD" office:value="3406.54032467646">
            <text:p>$3,406.54</text:p>
          </table:table-cell>
          <table:table-cell table:style-name="ce1" table:formula="of:=[.D63]*[.$D$6]/12" office:value-type="currency" office:currency="USD" office:value="7.09695900974263">
            <text:p>$7.10</text:p>
          </table:table-cell>
          <table:table-cell table:style-name="ce1" table:formula="of:=[.$D$9]" office:value-type="currency" office:currency="USD" office:value="134.74">
            <text:p>$134.74</text:p>
          </table:table-cell>
          <table:table-cell table:formula="of:=[.F63]-[.E63]" office:value-type="currency" office:currency="USD" office:value="127.643040990257">
            <text:p>$127.64</text:p>
          </table:table-cell>
        </table:table-row>
        <table:table-row table:style-name="ro1">
          <table:table-cell table:number-columns-repeated="2"/>
          <table:table-cell office:value-type="float" office:value="47">
            <text:p>47</text:p>
          </table:table-cell>
          <table:table-cell table:style-name="ce1" table:formula="of:=[.D63]+[.E63]-[.F63]" office:value-type="currency" office:currency="USD" office:value="3278.8972836862">
            <text:p>$3,278.90</text:p>
          </table:table-cell>
          <table:table-cell table:style-name="ce1" table:formula="of:=[.D64]*[.$D$6]/12" office:value-type="currency" office:currency="USD" office:value="6.83103600767959">
            <text:p>$6.83</text:p>
          </table:table-cell>
          <table:table-cell table:style-name="ce1" table:formula="of:=[.$D$9]" office:value-type="currency" office:currency="USD" office:value="134.74">
            <text:p>$134.74</text:p>
          </table:table-cell>
          <table:table-cell table:formula="of:=[.F64]-[.E64]" office:value-type="currency" office:currency="USD" office:value="127.90896399232">
            <text:p>$127.91</text:p>
          </table:table-cell>
        </table:table-row>
        <table:table-row table:style-name="ro1">
          <table:table-cell table:number-columns-repeated="2"/>
          <table:table-cell office:value-type="float" office:value="48">
            <text:p>48</text:p>
          </table:table-cell>
          <table:table-cell table:style-name="ce1" table:formula="of:=[.D64]+[.E64]-[.F64]" office:value-type="currency" office:currency="USD" office:value="3150.98831969388">
            <text:p>$3,150.99</text:p>
          </table:table-cell>
          <table:table-cell table:style-name="ce1" table:formula="of:=[.D65]*[.$D$6]/12" office:value-type="currency" office:currency="USD" office:value="6.56455899936226">
            <text:p>$6.56</text:p>
          </table:table-cell>
          <table:table-cell table:style-name="ce1" table:formula="of:=[.$D$9]" office:value-type="currency" office:currency="USD" office:value="134.74">
            <text:p>$134.74</text:p>
          </table:table-cell>
          <table:table-cell table:formula="of:=[.F65]-[.E65]" office:value-type="currency" office:currency="USD" office:value="128.175441000638">
            <text:p>$128.18</text:p>
          </table:table-cell>
        </table:table-row>
        <table:table-row table:style-name="ro1">
          <table:table-cell table:number-columns-repeated="2"/>
          <table:table-cell office:value-type="float" office:value="49">
            <text:p>49</text:p>
          </table:table-cell>
          <table:table-cell table:style-name="ce1" table:formula="of:=[.D65]+[.E65]-[.F65]" office:value-type="currency" office:currency="USD" office:value="3022.81287869324">
            <text:p>$3,022.81</text:p>
          </table:table-cell>
          <table:table-cell table:style-name="ce1" table:formula="of:=[.D66]*[.$D$6]/12" office:value-type="currency" office:currency="USD" office:value="6.29752683061093">
            <text:p>$6.30</text:p>
          </table:table-cell>
          <table:table-cell table:style-name="ce1" table:formula="of:=[.$D$9]" office:value-type="currency" office:currency="USD" office:value="134.74">
            <text:p>$134.74</text:p>
          </table:table-cell>
          <table:table-cell table:formula="of:=[.F66]-[.E66]" office:value-type="currency" office:currency="USD" office:value="128.442473169389">
            <text:p>$128.44</text:p>
          </table:table-cell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 table:style-name="ce1" table:formula="of:=[.D66]+[.E66]-[.F66]" office:value-type="currency" office:currency="USD" office:value="2894.37040552386">
            <text:p>$2,894.37</text:p>
          </table:table-cell>
          <table:table-cell table:style-name="ce1" table:formula="of:=[.D67]*[.$D$6]/12" office:value-type="currency" office:currency="USD" office:value="6.02993834484137">
            <text:p>$6.03</text:p>
          </table:table-cell>
          <table:table-cell table:style-name="ce1" table:formula="of:=[.$D$9]" office:value-type="currency" office:currency="USD" office:value="134.74">
            <text:p>$134.74</text:p>
          </table:table-cell>
          <table:table-cell table:formula="of:=[.F67]-[.E67]" office:value-type="currency" office:currency="USD" office:value="128.710061655159">
            <text:p>$128.71</text:p>
          </table:table-cell>
        </table:table-row>
        <table:table-row table:style-name="ro1">
          <table:table-cell table:number-columns-repeated="2"/>
          <table:table-cell office:value-type="float" office:value="51">
            <text:p>51</text:p>
          </table:table-cell>
          <table:table-cell table:style-name="ce1" table:formula="of:=[.D67]+[.E67]-[.F67]" office:value-type="currency" office:currency="USD" office:value="2765.6603438687">
            <text:p>$2,765.66</text:p>
          </table:table-cell>
          <table:table-cell table:style-name="ce1" table:formula="of:=[.D68]*[.$D$6]/12" office:value-type="currency" office:currency="USD" office:value="5.76179238305979">
            <text:p>$5.76</text:p>
          </table:table-cell>
          <table:table-cell table:style-name="ce1" table:formula="of:=[.$D$9]" office:value-type="currency" office:currency="USD" office:value="134.74">
            <text:p>$134.74</text:p>
          </table:table-cell>
          <table:table-cell table:formula="of:=[.F68]-[.E68]" office:value-type="currency" office:currency="USD" office:value="128.97820761694">
            <text:p>$128.98</text:p>
          </table:table-cell>
        </table:table-row>
        <table:table-row table:style-name="ro1">
          <table:table-cell table:number-columns-repeated="2"/>
          <table:table-cell office:value-type="float" office:value="52">
            <text:p>52</text:p>
          </table:table-cell>
          <table:table-cell table:style-name="ce1" table:formula="of:=[.D68]+[.E68]-[.F68]" office:value-type="currency" office:currency="USD" office:value="2636.68213625176">
            <text:p>$2,636.68</text:p>
          </table:table-cell>
          <table:table-cell table:style-name="ce1" table:formula="of:=[.D69]*[.$D$6]/12" office:value-type="currency" office:currency="USD" office:value="5.49308778385783">
            <text:p>$5.49</text:p>
          </table:table-cell>
          <table:table-cell table:style-name="ce1" table:formula="of:=[.$D$9]" office:value-type="currency" office:currency="USD" office:value="134.74">
            <text:p>$134.74</text:p>
          </table:table-cell>
          <table:table-cell table:formula="of:=[.F69]-[.E69]" office:value-type="currency" office:currency="USD" office:value="129.246912216142">
            <text:p>$129.25</text:p>
          </table:table-cell>
        </table:table-row>
        <table:table-row table:style-name="ro1">
          <table:table-cell table:number-columns-repeated="2"/>
          <table:table-cell office:value-type="float" office:value="53">
            <text:p>53</text:p>
          </table:table-cell>
          <table:table-cell table:style-name="ce1" table:formula="of:=[.D69]+[.E69]-[.F69]" office:value-type="currency" office:currency="USD" office:value="2507.43522403561">
            <text:p>$2,507.44</text:p>
          </table:table-cell>
          <table:table-cell table:style-name="ce1" table:formula="of:=[.D70]*[.$D$6]/12" office:value-type="currency" office:currency="USD" office:value="5.22382338340753">
            <text:p>$5.22</text:p>
          </table:table-cell>
          <table:table-cell table:style-name="ce1" table:formula="of:=[.$D$9]" office:value-type="currency" office:currency="USD" office:value="134.74">
            <text:p>$134.74</text:p>
          </table:table-cell>
          <table:table-cell table:formula="of:=[.F70]-[.E70]" office:value-type="currency" office:currency="USD" office:value="129.516176616592">
            <text:p>$129.52</text:p>
          </table:table-cell>
        </table:table-row>
        <table:table-row table:style-name="ro1">
          <table:table-cell table:number-columns-repeated="2"/>
          <table:table-cell office:value-type="float" office:value="54">
            <text:p>54</text:p>
          </table:table-cell>
          <table:table-cell table:style-name="ce1" table:formula="of:=[.D70]+[.E70]-[.F70]" office:value-type="currency" office:currency="USD" office:value="2377.91904741902">
            <text:p>$2,377.92</text:p>
          </table:table-cell>
          <table:table-cell table:style-name="ce1" table:formula="of:=[.D71]*[.$D$6]/12" office:value-type="currency" office:currency="USD" office:value="4.9539980154563">
            <text:p>$4.95</text:p>
          </table:table-cell>
          <table:table-cell table:style-name="ce1" table:formula="of:=[.$D$9]" office:value-type="currency" office:currency="USD" office:value="134.74">
            <text:p>$134.74</text:p>
          </table:table-cell>
          <table:table-cell table:formula="of:=[.F71]-[.E71]" office:value-type="currency" office:currency="USD" office:value="129.786001984544">
            <text:p>$129.79</text:p>
          </table:table-cell>
        </table:table-row>
        <table:table-row table:style-name="ro1">
          <table:table-cell table:number-columns-repeated="2"/>
          <table:table-cell office:value-type="float" office:value="55">
            <text:p>55</text:p>
          </table:table-cell>
          <table:table-cell table:style-name="ce1" table:formula="of:=[.D71]+[.E71]-[.F71]" office:value-type="currency" office:currency="USD" office:value="2248.13304543448">
            <text:p>$2,248.13</text:p>
          </table:table-cell>
          <table:table-cell table:style-name="ce1" table:formula="of:=[.D72]*[.$D$6]/12" office:value-type="currency" office:currency="USD" office:value="4.68361051132183">
            <text:p>$4.68</text:p>
          </table:table-cell>
          <table:table-cell table:style-name="ce1" table:formula="of:=[.$D$9]" office:value-type="currency" office:currency="USD" office:value="134.74">
            <text:p>$134.74</text:p>
          </table:table-cell>
          <table:table-cell table:formula="of:=[.F72]-[.E72]" office:value-type="currency" office:currency="USD" office:value="130.056389488678">
            <text:p>$130.06</text:p>
          </table:table-cell>
        </table:table-row>
        <table:table-row table:style-name="ro1">
          <table:table-cell table:number-columns-repeated="2"/>
          <table:table-cell office:value-type="float" office:value="56">
            <text:p>56</text:p>
          </table:table-cell>
          <table:table-cell table:style-name="ce1" table:formula="of:=[.D72]+[.E72]-[.F72]" office:value-type="currency" office:currency="USD" office:value="2118.0766559458">
            <text:p>$2,118.08</text:p>
          </table:table-cell>
          <table:table-cell table:style-name="ce1" table:formula="of:=[.D73]*[.$D$6]/12" office:value-type="currency" office:currency="USD" office:value="4.41265969988708">
            <text:p>$4.41</text:p>
          </table:table-cell>
          <table:table-cell table:style-name="ce1" table:formula="of:=[.$D$9]" office:value-type="currency" office:currency="USD" office:value="134.74">
            <text:p>$134.74</text:p>
          </table:table-cell>
          <table:table-cell table:formula="of:=[.F73]-[.E73]" office:value-type="currency" office:currency="USD" office:value="130.327340300113">
            <text:p>$130.33</text:p>
          </table:table-cell>
        </table:table-row>
        <table:table-row table:style-name="ro1">
          <table:table-cell table:number-columns-repeated="2"/>
          <table:table-cell office:value-type="float" office:value="57">
            <text:p>57</text:p>
          </table:table-cell>
          <table:table-cell table:style-name="ce1" table:formula="of:=[.D73]+[.E73]-[.F73]" office:value-type="currency" office:currency="USD" office:value="1987.74931564569">
            <text:p>$1,987.75</text:p>
          </table:table-cell>
          <table:table-cell table:style-name="ce1" table:formula="of:=[.D74]*[.$D$6]/12" office:value-type="currency" office:currency="USD" office:value="4.14114440759518">
            <text:p>$4.14</text:p>
          </table:table-cell>
          <table:table-cell table:style-name="ce1" table:formula="of:=[.$D$9]" office:value-type="currency" office:currency="USD" office:value="134.74">
            <text:p>$134.74</text:p>
          </table:table-cell>
          <table:table-cell table:formula="of:=[.F74]-[.E74]" office:value-type="currency" office:currency="USD" office:value="130.598855592405">
            <text:p>$130.60</text:p>
          </table:table-cell>
        </table:table-row>
        <table:table-row table:style-name="ro1">
          <table:table-cell table:number-columns-repeated="2"/>
          <table:table-cell office:value-type="float" office:value="58">
            <text:p>58</text:p>
          </table:table-cell>
          <table:table-cell table:style-name="ce1" table:formula="of:=[.D74]+[.E74]-[.F74]" office:value-type="currency" office:currency="USD" office:value="1857.15046005328">
            <text:p>$1,857.15</text:p>
          </table:table-cell>
          <table:table-cell table:style-name="ce1" table:formula="of:=[.D75]*[.$D$6]/12" office:value-type="currency" office:currency="USD" office:value="3.86906345844434">
            <text:p>$3.87</text:p>
          </table:table-cell>
          <table:table-cell table:style-name="ce1" table:formula="of:=[.$D$9]" office:value-type="currency" office:currency="USD" office:value="134.74">
            <text:p>$134.74</text:p>
          </table:table-cell>
          <table:table-cell table:formula="of:=[.F75]-[.E75]" office:value-type="currency" office:currency="USD" office:value="130.870936541556">
            <text:p>$130.87</text:p>
          </table:table-cell>
        </table:table-row>
        <table:table-row table:style-name="ro1">
          <table:table-cell table:number-columns-repeated="2"/>
          <table:table-cell office:value-type="float" office:value="59">
            <text:p>59</text:p>
          </table:table-cell>
          <table:table-cell table:style-name="ce1" table:formula="of:=[.D75]+[.E75]-[.F75]" office:value-type="currency" office:currency="USD" office:value="1726.27952351173">
            <text:p>$1,726.28</text:p>
          </table:table-cell>
          <table:table-cell table:style-name="ce1" table:formula="of:=[.D76]*[.$D$6]/12" office:value-type="currency" office:currency="USD" office:value="3.59641567398276">
            <text:p>$3.60</text:p>
          </table:table-cell>
          <table:table-cell table:style-name="ce1" table:formula="of:=[.$D$9]" office:value-type="currency" office:currency="USD" office:value="134.74">
            <text:p>$134.74</text:p>
          </table:table-cell>
          <table:table-cell table:formula="of:=[.F76]-[.E76]" office:value-type="currency" office:currency="USD" office:value="131.143584326017">
            <text:p>$131.14</text:p>
          </table:table-cell>
        </table:table-row>
        <table:table-row table:style-name="ro1">
          <table:table-cell table:number-columns-repeated="2"/>
          <table:table-cell office:value-type="float" office:value="60">
            <text:p>60</text:p>
          </table:table-cell>
          <table:table-cell table:style-name="ce1" table:formula="of:=[.D76]+[.E76]-[.F76]" office:value-type="currency" office:currency="USD" office:value="1595.13593918571">
            <text:p>$1,595.14</text:p>
          </table:table-cell>
          <table:table-cell table:style-name="ce1" table:formula="of:=[.D77]*[.$D$6]/12" office:value-type="currency" office:currency="USD" office:value="3.32319987330356">
            <text:p>$3.32</text:p>
          </table:table-cell>
          <table:table-cell table:style-name="ce1" table:formula="of:=[.$D$9]" office:value-type="currency" office:currency="USD" office:value="134.74">
            <text:p>$134.74</text:p>
          </table:table-cell>
          <table:table-cell table:formula="of:=[.F77]-[.E77]" office:value-type="currency" office:currency="USD" office:value="131.416800126696">
            <text:p>$131.42</text:p>
          </table:table-cell>
        </table:table-row>
        <table:table-row table:style-name="ro1">
          <table:table-cell table:number-columns-repeated="2"/>
          <table:table-cell office:value-type="float" office:value="61">
            <text:p>61</text:p>
          </table:table-cell>
          <table:table-cell table:style-name="ce1" table:formula="of:=[.D77]+[.E77]-[.F77]" office:value-type="currency" office:currency="USD" office:value="1463.71913905901">
            <text:p>$1,463.72</text:p>
          </table:table-cell>
          <table:table-cell table:style-name="ce1" table:formula="of:=[.D78]*[.$D$6]/12" office:value-type="currency" office:currency="USD" office:value="3.04941487303961">
            <text:p>$3.05</text:p>
          </table:table-cell>
          <table:table-cell table:style-name="ce1" table:formula="of:=[.$D$9]" office:value-type="currency" office:currency="USD" office:value="134.74">
            <text:p>$134.74</text:p>
          </table:table-cell>
          <table:table-cell table:formula="of:=[.F78]-[.E78]" office:value-type="currency" office:currency="USD" office:value="131.69058512696">
            <text:p>$131.69</text:p>
          </table:table-cell>
        </table:table-row>
        <table:table-row table:style-name="ro1">
          <table:table-cell table:number-columns-repeated="2"/>
          <table:table-cell office:value-type="float" office:value="62">
            <text:p>62</text:p>
          </table:table-cell>
          <table:table-cell table:style-name="ce1" table:formula="of:=[.D78]+[.E78]-[.F78]" office:value-type="currency" office:currency="USD" office:value="1332.02855393205">
            <text:p>$1,332.03</text:p>
          </table:table-cell>
          <table:table-cell table:style-name="ce1" table:formula="of:=[.D79]*[.$D$6]/12" office:value-type="currency" office:currency="USD" office:value="2.77505948735844">
            <text:p>$2.78</text:p>
          </table:table-cell>
          <table:table-cell table:style-name="ce1" table:formula="of:=[.$D$9]" office:value-type="currency" office:currency="USD" office:value="134.74">
            <text:p>$134.74</text:p>
          </table:table-cell>
          <table:table-cell table:formula="of:=[.F79]-[.E79]" office:value-type="currency" office:currency="USD" office:value="131.964940512642">
            <text:p>$131.96</text:p>
          </table:table-cell>
        </table:table-row>
        <table:table-row table:style-name="ro1">
          <table:table-cell table:number-columns-repeated="2"/>
          <table:table-cell office:value-type="float" office:value="63">
            <text:p>63</text:p>
          </table:table-cell>
          <table:table-cell table:style-name="ce1" table:formula="of:=[.D79]+[.E79]-[.F79]" office:value-type="currency" office:currency="USD" office:value="1200.06361341941">
            <text:p>$1,200.06</text:p>
          </table:table-cell>
          <table:table-cell table:style-name="ce1" table:formula="of:=[.D80]*[.$D$6]/12" office:value-type="currency" office:currency="USD" office:value="2.50013252795711">
            <text:p>$2.50</text:p>
          </table:table-cell>
          <table:table-cell table:style-name="ce1" table:formula="of:=[.$D$9]" office:value-type="currency" office:currency="USD" office:value="134.74">
            <text:p>$134.74</text:p>
          </table:table-cell>
          <table:table-cell table:formula="of:=[.F80]-[.E80]" office:value-type="currency" office:currency="USD" office:value="132.239867472043">
            <text:p>$132.24</text:p>
          </table:table-cell>
        </table:table-row>
        <table:table-row table:style-name="ro1">
          <table:table-cell table:number-columns-repeated="2"/>
          <table:table-cell office:value-type="float" office:value="64">
            <text:p>64</text:p>
          </table:table-cell>
          <table:table-cell table:style-name="ce1" table:formula="of:=[.D80]+[.E80]-[.F80]" office:value-type="currency" office:currency="USD" office:value="1067.82374594737">
            <text:p>$1,067.82</text:p>
          </table:table-cell>
          <table:table-cell table:style-name="ce1" table:formula="of:=[.D81]*[.$D$6]/12" office:value-type="currency" office:currency="USD" office:value="2.22463280405702">
            <text:p>$2.22</text:p>
          </table:table-cell>
          <table:table-cell table:style-name="ce1" table:formula="of:=[.$D$9]" office:value-type="currency" office:currency="USD" office:value="134.74">
            <text:p>$134.74</text:p>
          </table:table-cell>
          <table:table-cell table:formula="of:=[.F81]-[.E81]" office:value-type="currency" office:currency="USD" office:value="132.515367195943">
            <text:p>$132.52</text:p>
          </table:table-cell>
        </table:table-row>
        <table:table-row table:style-name="ro1">
          <table:table-cell table:number-columns-repeated="2"/>
          <table:table-cell office:value-type="float" office:value="65">
            <text:p>65</text:p>
          </table:table-cell>
          <table:table-cell table:style-name="ce1" table:formula="of:=[.D81]+[.E81]-[.F81]" office:value-type="currency" office:currency="USD" office:value="935.308378751425">
            <text:p>$935.31</text:p>
          </table:table-cell>
          <table:table-cell table:style-name="ce1" table:formula="of:=[.D82]*[.$D$6]/12" office:value-type="currency" office:currency="USD" office:value="1.9485591223988">
            <text:p>$1.95</text:p>
          </table:table-cell>
          <table:table-cell table:style-name="ce1" table:formula="of:=[.$D$9]" office:value-type="currency" office:currency="USD" office:value="134.74">
            <text:p>$134.74</text:p>
          </table:table-cell>
          <table:table-cell table:formula="of:=[.F82]-[.E82]" office:value-type="currency" office:currency="USD" office:value="132.791440877601">
            <text:p>$132.79</text:p>
          </table:table-cell>
        </table:table-row>
        <table:table-row table:style-name="ro1">
          <table:table-cell table:number-columns-repeated="2"/>
          <table:table-cell office:value-type="float" office:value="66">
            <text:p>66</text:p>
          </table:table-cell>
          <table:table-cell table:style-name="ce1" table:formula="of:=[.D82]+[.E82]-[.F82]" office:value-type="currency" office:currency="USD" office:value="802.516937873824">
            <text:p>$802.52</text:p>
          </table:table-cell>
          <table:table-cell table:style-name="ce1" table:formula="of:=[.D83]*[.$D$6]/12" office:value-type="currency" office:currency="USD" office:value="1.67191028723713">
            <text:p>$1.67</text:p>
          </table:table-cell>
          <table:table-cell table:style-name="ce1" table:formula="of:=[.$D$9]" office:value-type="currency" office:currency="USD" office:value="134.74">
            <text:p>$134.74</text:p>
          </table:table-cell>
          <table:table-cell table:formula="of:=[.F83]-[.E83]" office:value-type="currency" office:currency="USD" office:value="133.068089712763">
            <text:p>$133.07</text:p>
          </table:table-cell>
        </table:table-row>
        <table:table-row table:style-name="ro1">
          <table:table-cell table:number-columns-repeated="2"/>
          <table:table-cell office:value-type="float" office:value="67">
            <text:p>67</text:p>
          </table:table-cell>
          <table:table-cell table:style-name="ce1" table:formula="of:=[.D83]+[.E83]-[.F83]" office:value-type="currency" office:currency="USD" office:value="669.448848161061">
            <text:p>$669.45</text:p>
          </table:table-cell>
          <table:table-cell table:style-name="ce1" table:formula="of:=[.D84]*[.$D$6]/12" office:value-type="currency" office:currency="USD" office:value="1.39468510033554">
            <text:p>$1.39</text:p>
          </table:table-cell>
          <table:table-cell table:style-name="ce1" table:formula="of:=[.$D$9]" office:value-type="currency" office:currency="USD" office:value="134.74">
            <text:p>$134.74</text:p>
          </table:table-cell>
          <table:table-cell table:formula="of:=[.F84]-[.E84]" office:value-type="currency" office:currency="USD" office:value="133.345314899664">
            <text:p>$133.35</text:p>
          </table:table-cell>
        </table:table-row>
        <table:table-row table:style-name="ro1">
          <table:table-cell table:number-columns-repeated="2"/>
          <table:table-cell office:value-type="float" office:value="68">
            <text:p>68</text:p>
          </table:table-cell>
          <table:table-cell table:style-name="ce1" table:formula="of:=[.D84]+[.E84]-[.F84]" office:value-type="currency" office:currency="USD" office:value="536.103533261396">
            <text:p>$536.10</text:p>
          </table:table-cell>
          <table:table-cell table:style-name="ce1" table:formula="of:=[.D85]*[.$D$6]/12" office:value-type="currency" office:currency="USD" office:value="1.11688236096124">
            <text:p>$1.12</text:p>
          </table:table-cell>
          <table:table-cell table:style-name="ce1" table:formula="of:=[.$D$9]" office:value-type="currency" office:currency="USD" office:value="134.74">
            <text:p>$134.74</text:p>
          </table:table-cell>
          <table:table-cell table:formula="of:=[.F85]-[.E85]" office:value-type="currency" office:currency="USD" office:value="133.623117639039">
            <text:p>$133.62</text:p>
          </table:table-cell>
        </table:table-row>
        <table:table-row table:style-name="ro1">
          <table:table-cell table:number-columns-repeated="2"/>
          <table:table-cell office:value-type="float" office:value="69">
            <text:p>69</text:p>
          </table:table-cell>
          <table:table-cell table:style-name="ce1" table:formula="of:=[.D85]+[.E85]-[.F85]" office:value-type="currency" office:currency="USD" office:value="402.480415622358">
            <text:p>$402.48</text:p>
          </table:table-cell>
          <table:table-cell table:style-name="ce1" table:formula="of:=[.D86]*[.$D$6]/12" office:value-type="currency" office:currency="USD" office:value="0.838500865879912">
            <text:p>$0.84</text:p>
          </table:table-cell>
          <table:table-cell table:style-name="ce1" table:formula="of:=[.$D$9]" office:value-type="currency" office:currency="USD" office:value="134.74">
            <text:p>$134.74</text:p>
          </table:table-cell>
          <table:table-cell table:formula="of:=[.F86]-[.E86]" office:value-type="currency" office:currency="USD" office:value="133.90149913412">
            <text:p>$133.90</text:p>
          </table:table-cell>
        </table:table-row>
        <table:table-row table:style-name="ro1">
          <table:table-cell table:number-columns-repeated="2"/>
          <table:table-cell office:value-type="float" office:value="70">
            <text:p>70</text:p>
          </table:table-cell>
          <table:table-cell table:style-name="ce1" table:formula="of:=[.D86]+[.E86]-[.F86]" office:value-type="currency" office:currency="USD" office:value="268.578916488237">
            <text:p>$268.58</text:p>
          </table:table-cell>
          <table:table-cell table:style-name="ce1" table:formula="of:=[.D87]*[.$D$6]/12" office:value-type="currency" office:currency="USD" office:value="0.559539409350495">
            <text:p>$0.56</text:p>
          </table:table-cell>
          <table:table-cell table:style-name="ce1" table:formula="of:=[.$D$9]" office:value-type="currency" office:currency="USD" office:value="134.74">
            <text:p>$134.74</text:p>
          </table:table-cell>
          <table:table-cell table:formula="of:=[.F87]-[.E87]" office:value-type="currency" office:currency="USD" office:value="134.18046059065">
            <text:p>$134.18</text:p>
          </table:table-cell>
        </table:table-row>
        <table:table-row table:style-name="ro1">
          <table:table-cell table:number-columns-repeated="2"/>
          <table:table-cell office:value-type="float" office:value="71">
            <text:p>71</text:p>
          </table:table-cell>
          <table:table-cell table:style-name="ce1" table:formula="of:=[.D87]+[.E87]-[.F87]" office:value-type="currency" office:currency="USD" office:value="134.398455897588">
            <text:p>$134.40</text:p>
          </table:table-cell>
          <table:table-cell table:style-name="ce1" table:formula="of:=[.D88]*[.$D$6]/12" office:value-type="currency" office:currency="USD" office:value="0.279996783119975">
            <text:p>$0.28</text:p>
          </table:table-cell>
          <table:table-cell table:style-name="ce1" table:formula="of:=[.$D$9]" office:value-type="currency" office:currency="USD" office:value="134.74">
            <text:p>$134.74</text:p>
          </table:table-cell>
          <table:table-cell table:formula="of:=[.F88]-[.E88]" office:value-type="currency" office:currency="USD" office:value="134.46000321688">
            <text:p>$134.46</text:p>
          </table:table-cell>
        </table:table-row>
        <table:table-row table:style-name="ro1">
          <table:table-cell table:number-columns-repeated="2"/>
          <table:table-cell office:value-type="float" office:value="72">
            <text:p>72</text:p>
          </table:table-cell>
          <table:table-cell table:style-name="ce1" table:formula="of:=[.D88]+[.E88]-[.F88]" office:value-type="currency" office:currency="USD" office:value="-0.0615473192920888">
            <text:p>-$0.06</text:p>
          </table:table-cell>
          <table:table-cell table:style-name="ce1" table:number-columns-repeated="2"/>
          <table:table-cell/>
        </table:table-row>
        <table:table-row table:style-name="ro1" table:number-rows-repeated="104848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Home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table:number-columns-repeated="7"/>
        </table:table-row>
        <table:table-row table:style-name="ro2">
          <table:table-cell table:number-columns-repeated="3"/>
          <table:table-cell table:style-name="ce2" office:value-type="string">
            <text:p>Home Loan Calculator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table:style-name="ce3" office:value-type="currency" office:currency="USD" office:value="250000">
            <text:p>$250,000.00</text:p>
          </table:table-cell>
          <table:table-cell office:value-type="string">
            <text:p><text:s/>= Purchase Price of the Hom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office:value-type="percentage" office:value="0.04">
            <text:p>4.00%</text:p>
          </table:table-cell>
          <table:table-cell office:value-type="string">
            <text:p><text:s/>= Interest Rate/Year on the Loan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office:value-type="percentage" office:value="0.1">
            <text:p>10.00%</text:p>
          </table:table-cell>
          <table:table-cell office:value-type="string">
            <text:p><text:s/>= Deposit %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" table:formula="of:=[.D5]*(1-[.D7])" office:value-type="currency" office:currency="USD" office:value="225000">
            <text:p>$225,000.00</text:p>
          </table:table-cell>
          <table:table-cell office:value-type="string">
            <text:p><text:s/>= Loan Amount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" office:value-type="currency" office:currency="USD" office:value="1074.19">
            <text:p>$1,074.19</text:p>
          </table:table-cell>
          <table:table-cell office:value-type="string">
            <text:p><text:s/>= Monthly Payment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" table:formula="of:=[.D378]" office:value-type="currency" office:currency="USD" office:value="-3.87640661973842">
            <text:p>-$3.88</text:p>
          </table:table-cell>
          <table:table-cell office:value-type="string">
            <text:p><text:s/>= Balloon Payment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" table:formula="of:=[.D9]+[.D10]" office:value-type="currency" office:currency="USD" office:value="1070.31359338026">
            <text:p>$1,070.31</text:p>
          </table:table-cell>
          <table:table-cell office:value-type="string">
            <text:p><text:s/>= Last Payment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" table:formula="of:=SUM([.E18:.E377])" office:value-type="currency" office:currency="USD" office:value="161704.523593381">
            <text:p>$161,704.52</text:p>
          </table:table-cell>
          <table:table-cell office:value-type="string">
            <text:p><text:s/>= Sum of the Interest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" table:formula="of:=[.D5]+[.D12]" office:value-type="currency" office:currency="USD" office:value="411704.523593381">
            <text:p>$411,704.52</text:p>
          </table:table-cell>
          <table:table-cell office:value-type="string">
            <text:p><text:s/>= Total Paid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" table:formula="of:=SUM([.F18:.F376])+[.D11]+[.D5]-[.D8]" office:value-type="currency" office:currency="USD" office:value="411704.523593381">
            <text:p>$411,704.52</text:p>
          </table:table-cell>
          <table:table-cell office:value-type="string">
            <text:p><text:s/>= Total Paid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/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>
            <text:p>Loan</text:p>
          </table:table-cell>
          <table:table-cell table:style-name="ce1" office:value-type="string">
            <text:p>Interest </text:p>
          </table:table-cell>
          <table:table-cell table:style-name="ce1" office:value-type="string">
            <text:p>Payment</text:p>
          </table:table-cell>
          <table:table-cell office:value-type="string">
            <text:p>Principle</text:p>
          </table:table-cell>
        </table:table-row>
        <table:table-row table:style-name="ro1">
          <table:table-cell table:number-columns-repeated="2"/>
          <table:table-cell office:value-type="string">
            <text:p>Months</text:p>
          </table:table-cell>
          <table:table-cell table:style-name="ce1" office:value-type="string">
            <text:p>Beg of Month</text:p>
          </table:table-cell>
          <table:table-cell table:number-columns-repeated="2" table:style-name="ce1" office:value-type="string">
            <text:p>End of Month</text:p>
          </table:table-cell>
          <table:table-cell office:value-type="string">
            <text:p>Payment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style-name="ce1" table:formula="of:=[.D8]" office:value-type="currency" office:currency="USD" office:value="225000">
            <text:p>$225,000.00</text:p>
          </table:table-cell>
          <table:table-cell table:style-name="ce1" table:formula="of:=[.D18]*[.$D$6]/12" office:value-type="currency" office:currency="USD" office:value="750">
            <text:p>$750.00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18]-[.E18]" office:value-type="currency" office:currency="USD" office:value="324.19">
            <text:p>$324.19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style-name="ce1" table:formula="of:=[.D18]+[.E18]-[.F18]" office:value-type="currency" office:currency="USD" office:value="224675.81">
            <text:p>$224,675.81</text:p>
          </table:table-cell>
          <table:table-cell table:style-name="ce1" table:formula="of:=[.D19]*[.$D$6]/12" office:value-type="currency" office:currency="USD" office:value="748.919366666667">
            <text:p>$748.92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19]-[.E19]" office:value-type="currency" office:currency="USD" office:value="325.270633333333">
            <text:p>$325.27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style-name="ce1" table:formula="of:=[.D19]+[.E19]-[.F19]" office:value-type="currency" office:currency="USD" office:value="224350.539366667">
            <text:p>$224,350.54</text:p>
          </table:table-cell>
          <table:table-cell table:style-name="ce1" table:formula="of:=[.D20]*[.$D$6]/12" office:value-type="currency" office:currency="USD" office:value="747.835131222222">
            <text:p>$747.84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0]-[.E20]" office:value-type="currency" office:currency="USD" office:value="326.354868777778">
            <text:p>$326.35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style-name="ce1" table:formula="of:=[.D20]+[.E20]-[.F20]" office:value-type="currency" office:currency="USD" office:value="224024.184497889">
            <text:p>$224,024.18</text:p>
          </table:table-cell>
          <table:table-cell table:style-name="ce1" table:formula="of:=[.D21]*[.$D$6]/12" office:value-type="currency" office:currency="USD" office:value="746.74728165963">
            <text:p>$746.75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1]-[.E21]" office:value-type="currency" office:currency="USD" office:value="327.44271834037">
            <text:p>$327.44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style-name="ce1" table:formula="of:=[.D21]+[.E21]-[.F21]" office:value-type="currency" office:currency="USD" office:value="223696.741779549">
            <text:p>$223,696.74</text:p>
          </table:table-cell>
          <table:table-cell table:style-name="ce1" table:formula="of:=[.D22]*[.$D$6]/12" office:value-type="currency" office:currency="USD" office:value="745.655805931829">
            <text:p>$745.66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2]-[.E22]" office:value-type="currency" office:currency="USD" office:value="328.534194068172">
            <text:p>$328.53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style-name="ce1" table:formula="of:=[.D22]+[.E22]-[.F22]" office:value-type="currency" office:currency="USD" office:value="223368.20758548">
            <text:p>$223,368.21</text:p>
          </table:table-cell>
          <table:table-cell table:style-name="ce1" table:formula="of:=[.D23]*[.$D$6]/12" office:value-type="currency" office:currency="USD" office:value="744.560691951601">
            <text:p>$744.56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3]-[.E23]" office:value-type="currency" office:currency="USD" office:value="329.629308048399">
            <text:p>$329.63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style-name="ce1" table:formula="of:=[.D23]+[.E23]-[.F23]" office:value-type="currency" office:currency="USD" office:value="223038.578277432">
            <text:p>$223,038.58</text:p>
          </table:table-cell>
          <table:table-cell table:style-name="ce1" table:formula="of:=[.D24]*[.$D$6]/12" office:value-type="currency" office:currency="USD" office:value="743.46192759144">
            <text:p>$743.46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4]-[.E24]" office:value-type="currency" office:currency="USD" office:value="330.72807240856">
            <text:p>$330.73</text:p>
          </table:table-cell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table:style-name="ce1" table:formula="of:=[.D24]+[.E24]-[.F24]" office:value-type="currency" office:currency="USD" office:value="222707.850205023">
            <text:p>$222,707.85</text:p>
          </table:table-cell>
          <table:table-cell table:style-name="ce1" table:formula="of:=[.D25]*[.$D$6]/12" office:value-type="currency" office:currency="USD" office:value="742.359500683411">
            <text:p>$742.36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5]-[.E25]" office:value-type="currency" office:currency="USD" office:value="331.830499316589">
            <text:p>$331.83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style-name="ce1" table:formula="of:=[.D25]+[.E25]-[.F25]" office:value-type="currency" office:currency="USD" office:value="222376.019705707">
            <text:p>$222,376.02</text:p>
          </table:table-cell>
          <table:table-cell table:style-name="ce1" table:formula="of:=[.D26]*[.$D$6]/12" office:value-type="currency" office:currency="USD" office:value="741.253399019023">
            <text:p>$741.25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6]-[.E26]" office:value-type="currency" office:currency="USD" office:value="332.936600980977">
            <text:p>$332.94</text:p>
          </table:table-cell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style-name="ce1" table:formula="of:=[.D26]+[.E26]-[.F26]" office:value-type="currency" office:currency="USD" office:value="222043.083104726">
            <text:p>$222,043.08</text:p>
          </table:table-cell>
          <table:table-cell table:style-name="ce1" table:formula="of:=[.D27]*[.$D$6]/12" office:value-type="currency" office:currency="USD" office:value="740.143610349086">
            <text:p>$740.14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7]-[.E27]" office:value-type="currency" office:currency="USD" office:value="334.046389650914">
            <text:p>$334.05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style-name="ce1" table:formula="of:=[.D27]+[.E27]-[.F27]" office:value-type="currency" office:currency="USD" office:value="221709.036715075">
            <text:p>$221,709.04</text:p>
          </table:table-cell>
          <table:table-cell table:style-name="ce1" table:formula="of:=[.D28]*[.$D$6]/12" office:value-type="currency" office:currency="USD" office:value="739.030122383583">
            <text:p>$739.03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8]-[.E28]" office:value-type="currency" office:currency="USD" office:value="335.159877616417">
            <text:p>$335.16</text:p>
          </table:table-cell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table:style-name="ce1" table:formula="of:=[.D28]+[.E28]-[.F28]" office:value-type="currency" office:currency="USD" office:value="221373.876837458">
            <text:p>$221,373.88</text:p>
          </table:table-cell>
          <table:table-cell table:style-name="ce1" table:formula="of:=[.D29]*[.$D$6]/12" office:value-type="currency" office:currency="USD" office:value="737.912922791528">
            <text:p>$737.91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9]-[.E29]" office:value-type="currency" office:currency="USD" office:value="336.277077208472">
            <text:p>$336.28</text:p>
          </table:table-cell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table:style-name="ce1" table:formula="of:=[.D29]+[.E29]-[.F29]" office:value-type="currency" office:currency="USD" office:value="221037.59976025">
            <text:p>$221,037.60</text:p>
          </table:table-cell>
          <table:table-cell table:style-name="ce1" table:formula="of:=[.D30]*[.$D$6]/12" office:value-type="currency" office:currency="USD" office:value="736.791999200833">
            <text:p>$736.79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30]-[.E30]" office:value-type="currency" office:currency="USD" office:value="337.398000799167">
            <text:p>$337.40</text:p>
          </table:table-cell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table:style-name="ce1" table:formula="of:=[.D30]+[.E30]-[.F30]" office:value-type="currency" office:currency="USD" office:value="220700.201759451">
            <text:p>$220,700.20</text:p>
          </table:table-cell>
          <table:table-cell table:style-name="ce1" table:formula="of:=[.D31]*[.$D$6]/12" office:value-type="currency" office:currency="USD" office:value="735.667339198169">
            <text:p>$735.67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31]-[.E31]" office:value-type="currency" office:currency="USD" office:value="338.522660801831">
            <text:p>$338.52</text:p>
          </table:table-cell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table:style-name="ce1" table:formula="of:=[.D31]+[.E31]-[.F31]" office:value-type="currency" office:currency="USD" office:value="220361.679098649">
            <text:p>$220,361.68</text:p>
          </table:table-cell>
          <table:table-cell table:style-name="ce1" table:formula="of:=[.D32]*[.$D$6]/12" office:value-type="currency" office:currency="USD" office:value="734.53893032883">
            <text:p>$734.54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32]-[.E32]" office:value-type="currency" office:currency="USD" office:value="339.65106967117">
            <text:p>$339.65</text:p>
          </table:table-cell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table:style-name="ce1" table:formula="of:=[.D32]+[.E32]-[.F32]" office:value-type="currency" office:currency="USD" office:value="220022.028028978">
            <text:p>$220,022.03</text:p>
          </table:table-cell>
          <table:table-cell table:style-name="ce1" table:formula="of:=[.D33]*[.$D$6]/12" office:value-type="currency" office:currency="USD" office:value="733.406760096593">
            <text:p>$733.41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33]-[.E33]" office:value-type="currency" office:currency="USD" office:value="340.783239903407">
            <text:p>$340.78</text:p>
          </table:table-cell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table:style-name="ce1" table:formula="of:=[.D33]+[.E33]-[.F33]" office:value-type="currency" office:currency="USD" office:value="219681.244789074">
            <text:p>$219,681.24</text:p>
          </table:table-cell>
          <table:table-cell table:style-name="ce1" table:formula="of:=[.D34]*[.$D$6]/12" office:value-type="currency" office:currency="USD" office:value="732.270815963581">
            <text:p>$732.27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34]-[.E34]" office:value-type="currency" office:currency="USD" office:value="341.919184036419">
            <text:p>$341.92</text:p>
          </table:table-cell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table:style-name="ce1" table:formula="of:=[.D34]+[.E34]-[.F34]" office:value-type="currency" office:currency="USD" office:value="219339.325605038">
            <text:p>$219,339.33</text:p>
          </table:table-cell>
          <table:table-cell table:style-name="ce1" table:formula="of:=[.D35]*[.$D$6]/12" office:value-type="currency" office:currency="USD" office:value="731.131085350127">
            <text:p>$731.13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35]-[.E35]" office:value-type="currency" office:currency="USD" office:value="343.058914649873">
            <text:p>$343.06</text:p>
          </table:table-cell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table:style-name="ce1" table:formula="of:=[.D35]+[.E35]-[.F35]" office:value-type="currency" office:currency="USD" office:value="218996.266690388">
            <text:p>$218,996.27</text:p>
          </table:table-cell>
          <table:table-cell table:style-name="ce1" table:formula="of:=[.D36]*[.$D$6]/12" office:value-type="currency" office:currency="USD" office:value="729.987555634627">
            <text:p>$729.99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36]-[.E36]" office:value-type="currency" office:currency="USD" office:value="344.202444365373">
            <text:p>$344.20</text:p>
          </table:table-cell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table:style-name="ce1" table:formula="of:=[.D36]+[.E36]-[.F36]" office:value-type="currency" office:currency="USD" office:value="218652.064246023">
            <text:p>$218,652.06</text:p>
          </table:table-cell>
          <table:table-cell table:style-name="ce1" table:formula="of:=[.D37]*[.$D$6]/12" office:value-type="currency" office:currency="USD" office:value="728.840214153409">
            <text:p>$728.84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37]-[.E37]" office:value-type="currency" office:currency="USD" office:value="345.349785846591">
            <text:p>$345.35</text:p>
          </table:table-cell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style-name="ce1" table:formula="of:=[.D37]+[.E37]-[.F37]" office:value-type="currency" office:currency="USD" office:value="218306.714460176">
            <text:p>$218,306.71</text:p>
          </table:table-cell>
          <table:table-cell table:style-name="ce1" table:formula="of:=[.D38]*[.$D$6]/12" office:value-type="currency" office:currency="USD" office:value="727.689048200587">
            <text:p>$727.69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38]-[.E38]" office:value-type="currency" office:currency="USD" office:value="346.500951799413">
            <text:p>$346.50</text:p>
          </table:table-cell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table:style-name="ce1" table:formula="of:=[.D38]+[.E38]-[.F38]" office:value-type="currency" office:currency="USD" office:value="217960.213508377">
            <text:p>$217,960.21</text:p>
          </table:table-cell>
          <table:table-cell table:style-name="ce1" table:formula="of:=[.D39]*[.$D$6]/12" office:value-type="currency" office:currency="USD" office:value="726.534045027922">
            <text:p>$726.53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39]-[.E39]" office:value-type="currency" office:currency="USD" office:value="347.655954972078">
            <text:p>$347.66</text:p>
          </table:table-cell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table:style-name="ce1" table:formula="of:=[.D39]+[.E39]-[.F39]" office:value-type="currency" office:currency="USD" office:value="217612.557553405">
            <text:p>$217,612.56</text:p>
          </table:table-cell>
          <table:table-cell table:style-name="ce1" table:formula="of:=[.D40]*[.$D$6]/12" office:value-type="currency" office:currency="USD" office:value="725.375191844682">
            <text:p>$725.38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40]-[.E40]" office:value-type="currency" office:currency="USD" office:value="348.814808155318">
            <text:p>$348.81</text:p>
          </table:table-cell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table:style-name="ce1" table:formula="of:=[.D40]+[.E40]-[.F40]" office:value-type="currency" office:currency="USD" office:value="217263.742745249">
            <text:p>$217,263.74</text:p>
          </table:table-cell>
          <table:table-cell table:style-name="ce1" table:formula="of:=[.D41]*[.$D$6]/12" office:value-type="currency" office:currency="USD" office:value="724.212475817498">
            <text:p>$724.21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41]-[.E41]" office:value-type="currency" office:currency="USD" office:value="349.977524182502">
            <text:p>$349.98</text:p>
          </table:table-cell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table:style-name="ce1" table:formula="of:=[.D41]+[.E41]-[.F41]" office:value-type="currency" office:currency="USD" office:value="216913.765221067">
            <text:p>$216,913.77</text:p>
          </table:table-cell>
          <table:table-cell table:style-name="ce1" table:formula="of:=[.D42]*[.$D$6]/12" office:value-type="currency" office:currency="USD" office:value="723.045884070223">
            <text:p>$723.05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42]-[.E42]" office:value-type="currency" office:currency="USD" office:value="351.144115929777">
            <text:p>$351.14</text:p>
          </table:table-cell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table:style-name="ce1" table:formula="of:=[.D42]+[.E42]-[.F42]" office:value-type="currency" office:currency="USD" office:value="216562.621105137">
            <text:p>$216,562.62</text:p>
          </table:table-cell>
          <table:table-cell table:style-name="ce1" table:formula="of:=[.D43]*[.$D$6]/12" office:value-type="currency" office:currency="USD" office:value="721.87540368379">
            <text:p>$721.88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43]-[.E43]" office:value-type="currency" office:currency="USD" office:value="352.31459631621">
            <text:p>$352.31</text:p>
          </table:table-cell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table:style-name="ce1" table:formula="of:=[.D43]+[.E43]-[.F43]" office:value-type="currency" office:currency="USD" office:value="216210.306508821">
            <text:p>$216,210.31</text:p>
          </table:table-cell>
          <table:table-cell table:style-name="ce1" table:formula="of:=[.D44]*[.$D$6]/12" office:value-type="currency" office:currency="USD" office:value="720.701021696069">
            <text:p>$720.70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44]-[.E44]" office:value-type="currency" office:currency="USD" office:value="353.488978303931">
            <text:p>$353.49</text:p>
          </table:table-cell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table:style-name="ce1" table:formula="of:=[.D44]+[.E44]-[.F44]" office:value-type="currency" office:currency="USD" office:value="215856.817530517">
            <text:p>$215,856.82</text:p>
          </table:table-cell>
          <table:table-cell table:style-name="ce1" table:formula="of:=[.D45]*[.$D$6]/12" office:value-type="currency" office:currency="USD" office:value="719.522725101723">
            <text:p>$719.52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45]-[.E45]" office:value-type="currency" office:currency="USD" office:value="354.667274898277">
            <text:p>$354.67</text:p>
          </table:table-cell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table:style-name="ce1" table:formula="of:=[.D45]+[.E45]-[.F45]" office:value-type="currency" office:currency="USD" office:value="215502.150255619">
            <text:p>$215,502.15</text:p>
          </table:table-cell>
          <table:table-cell table:style-name="ce1" table:formula="of:=[.D46]*[.$D$6]/12" office:value-type="currency" office:currency="USD" office:value="718.340500852062">
            <text:p>$718.34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46]-[.E46]" office:value-type="currency" office:currency="USD" office:value="355.849499147938">
            <text:p>$355.85</text:p>
          </table:table-cell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 table:style-name="ce1" table:formula="of:=[.D46]+[.E46]-[.F46]" office:value-type="currency" office:currency="USD" office:value="215146.300756471">
            <text:p>$215,146.30</text:p>
          </table:table-cell>
          <table:table-cell table:style-name="ce1" table:formula="of:=[.D47]*[.$D$6]/12" office:value-type="currency" office:currency="USD" office:value="717.154335854902">
            <text:p>$717.15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47]-[.E47]" office:value-type="currency" office:currency="USD" office:value="357.035664145098">
            <text:p>$357.04</text:p>
          </table:table-cell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table:style-name="ce1" table:formula="of:=[.D47]+[.E47]-[.F47]" office:value-type="currency" office:currency="USD" office:value="214789.265092326">
            <text:p>$214,789.27</text:p>
          </table:table-cell>
          <table:table-cell table:style-name="ce1" table:formula="of:=[.D48]*[.$D$6]/12" office:value-type="currency" office:currency="USD" office:value="715.964216974419">
            <text:p>$715.96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48]-[.E48]" office:value-type="currency" office:currency="USD" office:value="358.225783025582">
            <text:p>$358.23</text:p>
          </table:table-cell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 table:style-name="ce1" table:formula="of:=[.D48]+[.E48]-[.F48]" office:value-type="currency" office:currency="USD" office:value="214431.0393093">
            <text:p>$214,431.04</text:p>
          </table:table-cell>
          <table:table-cell table:style-name="ce1" table:formula="of:=[.D49]*[.$D$6]/12" office:value-type="currency" office:currency="USD" office:value="714.770131031">
            <text:p>$714.77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49]-[.E49]" office:value-type="currency" office:currency="USD" office:value="359.419868969">
            <text:p>$359.42</text:p>
          </table:table-cell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table:style-name="ce1" table:formula="of:=[.D49]+[.E49]-[.F49]" office:value-type="currency" office:currency="USD" office:value="214071.619440331">
            <text:p>$214,071.62</text:p>
          </table:table-cell>
          <table:table-cell table:style-name="ce1" table:formula="of:=[.D50]*[.$D$6]/12" office:value-type="currency" office:currency="USD" office:value="713.572064801103">
            <text:p>$713.57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50]-[.E50]" office:value-type="currency" office:currency="USD" office:value="360.617935198897">
            <text:p>$360.62</text:p>
          </table:table-cell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 table:style-name="ce1" table:formula="of:=[.D50]+[.E50]-[.F50]" office:value-type="currency" office:currency="USD" office:value="213711.001505132">
            <text:p>$213,711.00</text:p>
          </table:table-cell>
          <table:table-cell table:style-name="ce1" table:formula="of:=[.D51]*[.$D$6]/12" office:value-type="currency" office:currency="USD" office:value="712.370005017107">
            <text:p>$712.37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51]-[.E51]" office:value-type="currency" office:currency="USD" office:value="361.819994982893">
            <text:p>$361.82</text:p>
          </table:table-cell>
        </table:table-row>
        <table:table-row table:style-name="ro1">
          <table:table-cell table:number-columns-repeated="2"/>
          <table:table-cell office:value-type="float" office:value="34">
            <text:p>34</text:p>
          </table:table-cell>
          <table:table-cell table:style-name="ce1" table:formula="of:=[.D51]+[.E51]-[.F51]" office:value-type="currency" office:currency="USD" office:value="213349.181510149">
            <text:p>$213,349.18</text:p>
          </table:table-cell>
          <table:table-cell table:style-name="ce1" table:formula="of:=[.D52]*[.$D$6]/12" office:value-type="currency" office:currency="USD" office:value="711.163938367164">
            <text:p>$711.16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52]-[.E52]" office:value-type="currency" office:currency="USD" office:value="363.026061632836">
            <text:p>$363.03</text:p>
          </table:table-cell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table:style-name="ce1" table:formula="of:=[.D52]+[.E52]-[.F52]" office:value-type="currency" office:currency="USD" office:value="212986.155448516">
            <text:p>$212,986.16</text:p>
          </table:table-cell>
          <table:table-cell table:style-name="ce1" table:formula="of:=[.D53]*[.$D$6]/12" office:value-type="currency" office:currency="USD" office:value="709.953851495054">
            <text:p>$709.95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53]-[.E53]" office:value-type="currency" office:currency="USD" office:value="364.236148504946">
            <text:p>$364.24</text:p>
          </table:table-cell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 table:style-name="ce1" table:formula="of:=[.D53]+[.E53]-[.F53]" office:value-type="currency" office:currency="USD" office:value="212621.919300011">
            <text:p>$212,621.92</text:p>
          </table:table-cell>
          <table:table-cell table:style-name="ce1" table:formula="of:=[.D54]*[.$D$6]/12" office:value-type="currency" office:currency="USD" office:value="708.739731000038">
            <text:p>$708.74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54]-[.E54]" office:value-type="currency" office:currency="USD" office:value="365.450268999962">
            <text:p>$365.45</text:p>
          </table:table-cell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 table:style-name="ce1" table:formula="of:=[.D54]+[.E54]-[.F54]" office:value-type="currency" office:currency="USD" office:value="212256.469031011">
            <text:p>$212,256.47</text:p>
          </table:table-cell>
          <table:table-cell table:style-name="ce1" table:formula="of:=[.D55]*[.$D$6]/12" office:value-type="currency" office:currency="USD" office:value="707.521563436705">
            <text:p>$707.52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55]-[.E55]" office:value-type="currency" office:currency="USD" office:value="366.668436563295">
            <text:p>$366.67</text:p>
          </table:table-cell>
        </table:table-row>
        <table:table-row table:style-name="ro1">
          <table:table-cell table:number-columns-repeated="2"/>
          <table:table-cell office:value-type="float" office:value="38">
            <text:p>38</text:p>
          </table:table-cell>
          <table:table-cell table:style-name="ce1" table:formula="of:=[.D55]+[.E55]-[.F55]" office:value-type="currency" office:currency="USD" office:value="211889.800594448">
            <text:p>$211,889.80</text:p>
          </table:table-cell>
          <table:table-cell table:style-name="ce1" table:formula="of:=[.D56]*[.$D$6]/12" office:value-type="currency" office:currency="USD" office:value="706.299335314827">
            <text:p>$706.30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56]-[.E56]" office:value-type="currency" office:currency="USD" office:value="367.890664685173">
            <text:p>$367.89</text:p>
          </table:table-cell>
        </table:table-row>
        <table:table-row table:style-name="ro1">
          <table:table-cell table:number-columns-repeated="2"/>
          <table:table-cell office:value-type="float" office:value="39">
            <text:p>39</text:p>
          </table:table-cell>
          <table:table-cell table:style-name="ce1" table:formula="of:=[.D56]+[.E56]-[.F56]" office:value-type="currency" office:currency="USD" office:value="211521.909929763">
            <text:p>$211,521.91</text:p>
          </table:table-cell>
          <table:table-cell table:style-name="ce1" table:formula="of:=[.D57]*[.$D$6]/12" office:value-type="currency" office:currency="USD" office:value="705.07303309921">
            <text:p>$705.07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57]-[.E57]" office:value-type="currency" office:currency="USD" office:value="369.11696690079">
            <text:p>$369.12</text:p>
          </table:table-cell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table:style-name="ce1" table:formula="of:=[.D57]+[.E57]-[.F57]" office:value-type="currency" office:currency="USD" office:value="211152.792962862">
            <text:p>$211,152.79</text:p>
          </table:table-cell>
          <table:table-cell table:style-name="ce1" table:formula="of:=[.D58]*[.$D$6]/12" office:value-type="currency" office:currency="USD" office:value="703.842643209541">
            <text:p>$703.84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58]-[.E58]" office:value-type="currency" office:currency="USD" office:value="370.347356790459">
            <text:p>$370.35</text:p>
          </table:table-cell>
        </table:table-row>
        <table:table-row table:style-name="ro1">
          <table:table-cell table:number-columns-repeated="2"/>
          <table:table-cell office:value-type="float" office:value="41">
            <text:p>41</text:p>
          </table:table-cell>
          <table:table-cell table:style-name="ce1" table:formula="of:=[.D58]+[.E58]-[.F58]" office:value-type="currency" office:currency="USD" office:value="210782.445606072">
            <text:p>$210,782.45</text:p>
          </table:table-cell>
          <table:table-cell table:style-name="ce1" table:formula="of:=[.D59]*[.$D$6]/12" office:value-type="currency" office:currency="USD" office:value="702.608152020239">
            <text:p>$702.61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59]-[.E59]" office:value-type="currency" office:currency="USD" office:value="371.581847979761">
            <text:p>$371.58</text:p>
          </table:table-cell>
        </table:table-row>
        <table:table-row table:style-name="ro1">
          <table:table-cell table:number-columns-repeated="2"/>
          <table:table-cell office:value-type="float" office:value="42">
            <text:p>42</text:p>
          </table:table-cell>
          <table:table-cell table:style-name="ce1" table:formula="of:=[.D59]+[.E59]-[.F59]" office:value-type="currency" office:currency="USD" office:value="210410.863758092">
            <text:p>$210,410.86</text:p>
          </table:table-cell>
          <table:table-cell table:style-name="ce1" table:formula="of:=[.D60]*[.$D$6]/12" office:value-type="currency" office:currency="USD" office:value="701.369545860306">
            <text:p>$701.37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60]-[.E60]" office:value-type="currency" office:currency="USD" office:value="372.820454139694">
            <text:p>$372.82</text:p>
          </table:table-cell>
        </table:table-row>
        <table:table-row table:style-name="ro1">
          <table:table-cell table:number-columns-repeated="2"/>
          <table:table-cell office:value-type="float" office:value="43">
            <text:p>43</text:p>
          </table:table-cell>
          <table:table-cell table:style-name="ce1" table:formula="of:=[.D60]+[.E60]-[.F60]" office:value-type="currency" office:currency="USD" office:value="210038.043303952">
            <text:p>$210,038.04</text:p>
          </table:table-cell>
          <table:table-cell table:style-name="ce1" table:formula="of:=[.D61]*[.$D$6]/12" office:value-type="currency" office:currency="USD" office:value="700.126811013174">
            <text:p>$700.13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61]-[.E61]" office:value-type="currency" office:currency="USD" office:value="374.063188986826">
            <text:p>$374.06</text:p>
          </table:table-cell>
        </table:table-row>
        <table:table-row table:style-name="ro1">
          <table:table-cell table:number-columns-repeated="2"/>
          <table:table-cell office:value-type="float" office:value="44">
            <text:p>44</text:p>
          </table:table-cell>
          <table:table-cell table:style-name="ce1" table:formula="of:=[.D61]+[.E61]-[.F61]" office:value-type="currency" office:currency="USD" office:value="209663.980114965">
            <text:p>$209,663.98</text:p>
          </table:table-cell>
          <table:table-cell table:style-name="ce1" table:formula="of:=[.D62]*[.$D$6]/12" office:value-type="currency" office:currency="USD" office:value="698.879933716551">
            <text:p>$698.88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62]-[.E62]" office:value-type="currency" office:currency="USD" office:value="375.310066283449">
            <text:p>$375.31</text:p>
          </table:table-cell>
        </table:table-row>
        <table:table-row table:style-name="ro1">
          <table:table-cell table:number-columns-repeated="2"/>
          <table:table-cell office:value-type="float" office:value="45">
            <text:p>45</text:p>
          </table:table-cell>
          <table:table-cell table:style-name="ce1" table:formula="of:=[.D62]+[.E62]-[.F62]" office:value-type="currency" office:currency="USD" office:value="209288.670048682">
            <text:p>$209,288.67</text:p>
          </table:table-cell>
          <table:table-cell table:style-name="ce1" table:formula="of:=[.D63]*[.$D$6]/12" office:value-type="currency" office:currency="USD" office:value="697.628900162273">
            <text:p>$697.63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63]-[.E63]" office:value-type="currency" office:currency="USD" office:value="376.561099837727">
            <text:p>$376.56</text:p>
          </table:table-cell>
        </table:table-row>
        <table:table-row table:style-name="ro1">
          <table:table-cell table:number-columns-repeated="2"/>
          <table:table-cell office:value-type="float" office:value="46">
            <text:p>46</text:p>
          </table:table-cell>
          <table:table-cell table:style-name="ce1" table:formula="of:=[.D63]+[.E63]-[.F63]" office:value-type="currency" office:currency="USD" office:value="208912.108948844">
            <text:p>$208,912.11</text:p>
          </table:table-cell>
          <table:table-cell table:style-name="ce1" table:formula="of:=[.D64]*[.$D$6]/12" office:value-type="currency" office:currency="USD" office:value="696.373696496147">
            <text:p>$696.37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64]-[.E64]" office:value-type="currency" office:currency="USD" office:value="377.816303503853">
            <text:p>$377.82</text:p>
          </table:table-cell>
        </table:table-row>
        <table:table-row table:style-name="ro1">
          <table:table-cell table:number-columns-repeated="2"/>
          <table:table-cell office:value-type="float" office:value="47">
            <text:p>47</text:p>
          </table:table-cell>
          <table:table-cell table:style-name="ce1" table:formula="of:=[.D64]+[.E64]-[.F64]" office:value-type="currency" office:currency="USD" office:value="208534.29264534">
            <text:p>$208,534.29</text:p>
          </table:table-cell>
          <table:table-cell table:style-name="ce1" table:formula="of:=[.D65]*[.$D$6]/12" office:value-type="currency" office:currency="USD" office:value="695.114308817801">
            <text:p>$695.11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65]-[.E65]" office:value-type="currency" office:currency="USD" office:value="379.075691182199">
            <text:p>$379.08</text:p>
          </table:table-cell>
        </table:table-row>
        <table:table-row table:style-name="ro1">
          <table:table-cell table:number-columns-repeated="2"/>
          <table:table-cell office:value-type="float" office:value="48">
            <text:p>48</text:p>
          </table:table-cell>
          <table:table-cell table:style-name="ce1" table:formula="of:=[.D65]+[.E65]-[.F65]" office:value-type="currency" office:currency="USD" office:value="208155.216954158">
            <text:p>$208,155.22</text:p>
          </table:table-cell>
          <table:table-cell table:style-name="ce1" table:formula="of:=[.D66]*[.$D$6]/12" office:value-type="currency" office:currency="USD" office:value="693.850723180527">
            <text:p>$693.85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66]-[.E66]" office:value-type="currency" office:currency="USD" office:value="380.339276819473">
            <text:p>$380.34</text:p>
          </table:table-cell>
        </table:table-row>
        <table:table-row table:style-name="ro1">
          <table:table-cell table:number-columns-repeated="2"/>
          <table:table-cell office:value-type="float" office:value="49">
            <text:p>49</text:p>
          </table:table-cell>
          <table:table-cell table:style-name="ce1" table:formula="of:=[.D66]+[.E66]-[.F66]" office:value-type="currency" office:currency="USD" office:value="207774.877677339">
            <text:p>$207,774.88</text:p>
          </table:table-cell>
          <table:table-cell table:style-name="ce1" table:formula="of:=[.D67]*[.$D$6]/12" office:value-type="currency" office:currency="USD" office:value="692.582925591129">
            <text:p>$692.58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67]-[.E67]" office:value-type="currency" office:currency="USD" office:value="381.607074408871">
            <text:p>$381.61</text:p>
          </table:table-cell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 table:style-name="ce1" table:formula="of:=[.D67]+[.E67]-[.F67]" office:value-type="currency" office:currency="USD" office:value="207393.27060293">
            <text:p>$207,393.27</text:p>
          </table:table-cell>
          <table:table-cell table:style-name="ce1" table:formula="of:=[.D68]*[.$D$6]/12" office:value-type="currency" office:currency="USD" office:value="691.310902009766">
            <text:p>$691.31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68]-[.E68]" office:value-type="currency" office:currency="USD" office:value="382.879097990234">
            <text:p>$382.88</text:p>
          </table:table-cell>
        </table:table-row>
        <table:table-row table:style-name="ro1">
          <table:table-cell table:number-columns-repeated="2"/>
          <table:table-cell office:value-type="float" office:value="51">
            <text:p>51</text:p>
          </table:table-cell>
          <table:table-cell table:style-name="ce1" table:formula="of:=[.D68]+[.E68]-[.F68]" office:value-type="currency" office:currency="USD" office:value="207010.39150494">
            <text:p>$207,010.39</text:p>
          </table:table-cell>
          <table:table-cell table:style-name="ce1" table:formula="of:=[.D69]*[.$D$6]/12" office:value-type="currency" office:currency="USD" office:value="690.034638349799">
            <text:p>$690.03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69]-[.E69]" office:value-type="currency" office:currency="USD" office:value="384.155361650201">
            <text:p>$384.16</text:p>
          </table:table-cell>
        </table:table-row>
        <table:table-row table:style-name="ro1">
          <table:table-cell table:number-columns-repeated="2"/>
          <table:table-cell office:value-type="float" office:value="52">
            <text:p>52</text:p>
          </table:table-cell>
          <table:table-cell table:style-name="ce1" table:formula="of:=[.D69]+[.E69]-[.F69]" office:value-type="currency" office:currency="USD" office:value="206626.236143289">
            <text:p>$206,626.24</text:p>
          </table:table-cell>
          <table:table-cell table:style-name="ce1" table:formula="of:=[.D70]*[.$D$6]/12" office:value-type="currency" office:currency="USD" office:value="688.754120477631">
            <text:p>$688.75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70]-[.E70]" office:value-type="currency" office:currency="USD" office:value="385.435879522369">
            <text:p>$385.44</text:p>
          </table:table-cell>
        </table:table-row>
        <table:table-row table:style-name="ro1">
          <table:table-cell table:number-columns-repeated="2"/>
          <table:table-cell office:value-type="float" office:value="53">
            <text:p>53</text:p>
          </table:table-cell>
          <table:table-cell table:style-name="ce1" table:formula="of:=[.D70]+[.E70]-[.F70]" office:value-type="currency" office:currency="USD" office:value="206240.800263767">
            <text:p>$206,240.80</text:p>
          </table:table-cell>
          <table:table-cell table:style-name="ce1" table:formula="of:=[.D71]*[.$D$6]/12" office:value-type="currency" office:currency="USD" office:value="687.469334212557">
            <text:p>$687.47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71]-[.E71]" office:value-type="currency" office:currency="USD" office:value="386.720665787443">
            <text:p>$386.72</text:p>
          </table:table-cell>
        </table:table-row>
        <table:table-row table:style-name="ro1">
          <table:table-cell table:number-columns-repeated="2"/>
          <table:table-cell office:value-type="float" office:value="54">
            <text:p>54</text:p>
          </table:table-cell>
          <table:table-cell table:style-name="ce1" table:formula="of:=[.D71]+[.E71]-[.F71]" office:value-type="currency" office:currency="USD" office:value="205854.07959798">
            <text:p>$205,854.08</text:p>
          </table:table-cell>
          <table:table-cell table:style-name="ce1" table:formula="of:=[.D72]*[.$D$6]/12" office:value-type="currency" office:currency="USD" office:value="686.180265326599">
            <text:p>$686.18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72]-[.E72]" office:value-type="currency" office:currency="USD" office:value="388.009734673401">
            <text:p>$388.01</text:p>
          </table:table-cell>
        </table:table-row>
        <table:table-row table:style-name="ro1">
          <table:table-cell table:number-columns-repeated="2"/>
          <table:table-cell office:value-type="float" office:value="55">
            <text:p>55</text:p>
          </table:table-cell>
          <table:table-cell table:style-name="ce1" table:formula="of:=[.D72]+[.E72]-[.F72]" office:value-type="currency" office:currency="USD" office:value="205466.069863306">
            <text:p>$205,466.07</text:p>
          </table:table-cell>
          <table:table-cell table:style-name="ce1" table:formula="of:=[.D73]*[.$D$6]/12" office:value-type="currency" office:currency="USD" office:value="684.886899544354">
            <text:p>$684.89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73]-[.E73]" office:value-type="currency" office:currency="USD" office:value="389.303100455646">
            <text:p>$389.30</text:p>
          </table:table-cell>
        </table:table-row>
        <table:table-row table:style-name="ro1">
          <table:table-cell table:number-columns-repeated="2"/>
          <table:table-cell office:value-type="float" office:value="56">
            <text:p>56</text:p>
          </table:table-cell>
          <table:table-cell table:style-name="ce1" table:formula="of:=[.D73]+[.E73]-[.F73]" office:value-type="currency" office:currency="USD" office:value="205076.766762851">
            <text:p>$205,076.77</text:p>
          </table:table-cell>
          <table:table-cell table:style-name="ce1" table:formula="of:=[.D74]*[.$D$6]/12" office:value-type="currency" office:currency="USD" office:value="683.589222542835">
            <text:p>$683.59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74]-[.E74]" office:value-type="currency" office:currency="USD" office:value="390.600777457165">
            <text:p>$390.60</text:p>
          </table:table-cell>
        </table:table-row>
        <table:table-row table:style-name="ro1">
          <table:table-cell table:number-columns-repeated="2"/>
          <table:table-cell office:value-type="float" office:value="57">
            <text:p>57</text:p>
          </table:table-cell>
          <table:table-cell table:style-name="ce1" table:formula="of:=[.D74]+[.E74]-[.F74]" office:value-type="currency" office:currency="USD" office:value="204686.165985393">
            <text:p>$204,686.17</text:p>
          </table:table-cell>
          <table:table-cell table:style-name="ce1" table:formula="of:=[.D75]*[.$D$6]/12" office:value-type="currency" office:currency="USD" office:value="682.287219951311">
            <text:p>$682.29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75]-[.E75]" office:value-type="currency" office:currency="USD" office:value="391.902780048689">
            <text:p>$391.90</text:p>
          </table:table-cell>
        </table:table-row>
        <table:table-row table:style-name="ro1">
          <table:table-cell table:number-columns-repeated="2"/>
          <table:table-cell office:value-type="float" office:value="58">
            <text:p>58</text:p>
          </table:table-cell>
          <table:table-cell table:style-name="ce1" table:formula="of:=[.D75]+[.E75]-[.F75]" office:value-type="currency" office:currency="USD" office:value="204294.263205345">
            <text:p>$204,294.26</text:p>
          </table:table-cell>
          <table:table-cell table:style-name="ce1" table:formula="of:=[.D76]*[.$D$6]/12" office:value-type="currency" office:currency="USD" office:value="680.980877351149">
            <text:p>$680.98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76]-[.E76]" office:value-type="currency" office:currency="USD" office:value="393.209122648851">
            <text:p>$393.21</text:p>
          </table:table-cell>
        </table:table-row>
        <table:table-row table:style-name="ro1">
          <table:table-cell table:number-columns-repeated="2"/>
          <table:table-cell office:value-type="float" office:value="59">
            <text:p>59</text:p>
          </table:table-cell>
          <table:table-cell table:style-name="ce1" table:formula="of:=[.D76]+[.E76]-[.F76]" office:value-type="currency" office:currency="USD" office:value="203901.054082696">
            <text:p>$203,901.05</text:p>
          </table:table-cell>
          <table:table-cell table:style-name="ce1" table:formula="of:=[.D77]*[.$D$6]/12" office:value-type="currency" office:currency="USD" office:value="679.670180275653">
            <text:p>$679.67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77]-[.E77]" office:value-type="currency" office:currency="USD" office:value="394.519819724347">
            <text:p>$394.52</text:p>
          </table:table-cell>
        </table:table-row>
        <table:table-row table:style-name="ro1">
          <table:table-cell table:number-columns-repeated="2"/>
          <table:table-cell office:value-type="float" office:value="60">
            <text:p>60</text:p>
          </table:table-cell>
          <table:table-cell table:style-name="ce1" table:formula="of:=[.D77]+[.E77]-[.F77]" office:value-type="currency" office:currency="USD" office:value="203506.534262971">
            <text:p>$203,506.53</text:p>
          </table:table-cell>
          <table:table-cell table:style-name="ce1" table:formula="of:=[.D78]*[.$D$6]/12" office:value-type="currency" office:currency="USD" office:value="678.355114209905">
            <text:p>$678.36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78]-[.E78]" office:value-type="currency" office:currency="USD" office:value="395.834885790095">
            <text:p>$395.83</text:p>
          </table:table-cell>
        </table:table-row>
        <table:table-row table:style-name="ro1">
          <table:table-cell table:number-columns-repeated="2"/>
          <table:table-cell office:value-type="float" office:value="61">
            <text:p>61</text:p>
          </table:table-cell>
          <table:table-cell table:style-name="ce1" table:formula="of:=[.D78]+[.E78]-[.F78]" office:value-type="currency" office:currency="USD" office:value="203110.699377181">
            <text:p>$203,110.70</text:p>
          </table:table-cell>
          <table:table-cell table:style-name="ce1" table:formula="of:=[.D79]*[.$D$6]/12" office:value-type="currency" office:currency="USD" office:value="677.035664590605">
            <text:p>$677.04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79]-[.E79]" office:value-type="currency" office:currency="USD" office:value="397.154335409395">
            <text:p>$397.15</text:p>
          </table:table-cell>
        </table:table-row>
        <table:table-row table:style-name="ro1">
          <table:table-cell table:number-columns-repeated="2"/>
          <table:table-cell office:value-type="float" office:value="62">
            <text:p>62</text:p>
          </table:table-cell>
          <table:table-cell table:style-name="ce1" table:formula="of:=[.D79]+[.E79]-[.F79]" office:value-type="currency" office:currency="USD" office:value="202713.545041772">
            <text:p>$202,713.55</text:p>
          </table:table-cell>
          <table:table-cell table:style-name="ce1" table:formula="of:=[.D80]*[.$D$6]/12" office:value-type="currency" office:currency="USD" office:value="675.711816805907">
            <text:p>$675.71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80]-[.E80]" office:value-type="currency" office:currency="USD" office:value="398.478183194093">
            <text:p>$398.48</text:p>
          </table:table-cell>
        </table:table-row>
        <table:table-row table:style-name="ro1">
          <table:table-cell table:number-columns-repeated="2"/>
          <table:table-cell office:value-type="float" office:value="63">
            <text:p>63</text:p>
          </table:table-cell>
          <table:table-cell table:style-name="ce1" table:formula="of:=[.D80]+[.E80]-[.F80]" office:value-type="currency" office:currency="USD" office:value="202315.066858578">
            <text:p>$202,315.07</text:p>
          </table:table-cell>
          <table:table-cell table:style-name="ce1" table:formula="of:=[.D81]*[.$D$6]/12" office:value-type="currency" office:currency="USD" office:value="674.38355619526">
            <text:p>$674.38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81]-[.E81]" office:value-type="currency" office:currency="USD" office:value="399.80644380474">
            <text:p>$399.81</text:p>
          </table:table-cell>
        </table:table-row>
        <table:table-row table:style-name="ro1">
          <table:table-cell table:number-columns-repeated="2"/>
          <table:table-cell office:value-type="float" office:value="64">
            <text:p>64</text:p>
          </table:table-cell>
          <table:table-cell table:style-name="ce1" table:formula="of:=[.D81]+[.E81]-[.F81]" office:value-type="currency" office:currency="USD" office:value="201915.260414773">
            <text:p>$201,915.26</text:p>
          </table:table-cell>
          <table:table-cell table:style-name="ce1" table:formula="of:=[.D82]*[.$D$6]/12" office:value-type="currency" office:currency="USD" office:value="673.050868049244">
            <text:p>$673.05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82]-[.E82]" office:value-type="currency" office:currency="USD" office:value="401.139131950756">
            <text:p>$401.14</text:p>
          </table:table-cell>
        </table:table-row>
        <table:table-row table:style-name="ro1">
          <table:table-cell table:number-columns-repeated="2"/>
          <table:table-cell office:value-type="float" office:value="65">
            <text:p>65</text:p>
          </table:table-cell>
          <table:table-cell table:style-name="ce1" table:formula="of:=[.D82]+[.E82]-[.F82]" office:value-type="currency" office:currency="USD" office:value="201514.121282822">
            <text:p>$201,514.12</text:p>
          </table:table-cell>
          <table:table-cell table:style-name="ce1" table:formula="of:=[.D83]*[.$D$6]/12" office:value-type="currency" office:currency="USD" office:value="671.713737609408">
            <text:p>$671.71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83]-[.E83]" office:value-type="currency" office:currency="USD" office:value="402.476262390592">
            <text:p>$402.48</text:p>
          </table:table-cell>
        </table:table-row>
        <table:table-row table:style-name="ro1">
          <table:table-cell table:number-columns-repeated="2"/>
          <table:table-cell office:value-type="float" office:value="66">
            <text:p>66</text:p>
          </table:table-cell>
          <table:table-cell table:style-name="ce1" table:formula="of:=[.D83]+[.E83]-[.F83]" office:value-type="currency" office:currency="USD" office:value="201111.645020432">
            <text:p>$201,111.65</text:p>
          </table:table-cell>
          <table:table-cell table:style-name="ce1" table:formula="of:=[.D84]*[.$D$6]/12" office:value-type="currency" office:currency="USD" office:value="670.372150068106">
            <text:p>$670.37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84]-[.E84]" office:value-type="currency" office:currency="USD" office:value="403.817849931894">
            <text:p>$403.82</text:p>
          </table:table-cell>
        </table:table-row>
        <table:table-row table:style-name="ro1">
          <table:table-cell table:number-columns-repeated="2"/>
          <table:table-cell office:value-type="float" office:value="67">
            <text:p>67</text:p>
          </table:table-cell>
          <table:table-cell table:style-name="ce1" table:formula="of:=[.D84]+[.E84]-[.F84]" office:value-type="currency" office:currency="USD" office:value="200707.8271705">
            <text:p>$200,707.83</text:p>
          </table:table-cell>
          <table:table-cell table:style-name="ce1" table:formula="of:=[.D85]*[.$D$6]/12" office:value-type="currency" office:currency="USD" office:value="669.026090568333">
            <text:p>$669.03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85]-[.E85]" office:value-type="currency" office:currency="USD" office:value="405.163909431667">
            <text:p>$405.16</text:p>
          </table:table-cell>
        </table:table-row>
        <table:table-row table:style-name="ro1">
          <table:table-cell table:number-columns-repeated="2"/>
          <table:table-cell office:value-type="float" office:value="68">
            <text:p>68</text:p>
          </table:table-cell>
          <table:table-cell table:style-name="ce1" table:formula="of:=[.D85]+[.E85]-[.F85]" office:value-type="currency" office:currency="USD" office:value="200302.663261068">
            <text:p>$200,302.66</text:p>
          </table:table-cell>
          <table:table-cell table:style-name="ce1" table:formula="of:=[.D86]*[.$D$6]/12" office:value-type="currency" office:currency="USD" office:value="667.675544203561">
            <text:p>$667.68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86]-[.E86]" office:value-type="currency" office:currency="USD" office:value="406.514455796439">
            <text:p>$406.51</text:p>
          </table:table-cell>
        </table:table-row>
        <table:table-row table:style-name="ro1">
          <table:table-cell table:number-columns-repeated="2"/>
          <table:table-cell office:value-type="float" office:value="69">
            <text:p>69</text:p>
          </table:table-cell>
          <table:table-cell table:style-name="ce1" table:formula="of:=[.D86]+[.E86]-[.F86]" office:value-type="currency" office:currency="USD" office:value="199896.148805272">
            <text:p>$199,896.15</text:p>
          </table:table-cell>
          <table:table-cell table:style-name="ce1" table:formula="of:=[.D87]*[.$D$6]/12" office:value-type="currency" office:currency="USD" office:value="666.320496017573">
            <text:p>$666.32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87]-[.E87]" office:value-type="currency" office:currency="USD" office:value="407.869503982427">
            <text:p>$407.87</text:p>
          </table:table-cell>
        </table:table-row>
        <table:table-row table:style-name="ro1">
          <table:table-cell table:number-columns-repeated="2"/>
          <table:table-cell office:value-type="float" office:value="70">
            <text:p>70</text:p>
          </table:table-cell>
          <table:table-cell table:style-name="ce1" table:formula="of:=[.D87]+[.E87]-[.F87]" office:value-type="currency" office:currency="USD" office:value="199488.279301289">
            <text:p>$199,488.28</text:p>
          </table:table-cell>
          <table:table-cell table:style-name="ce1" table:formula="of:=[.D88]*[.$D$6]/12" office:value-type="currency" office:currency="USD" office:value="664.960931004298">
            <text:p>$664.96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88]-[.E88]" office:value-type="currency" office:currency="USD" office:value="409.229068995702">
            <text:p>$409.23</text:p>
          </table:table-cell>
        </table:table-row>
        <table:table-row table:style-name="ro1">
          <table:table-cell table:number-columns-repeated="2"/>
          <table:table-cell office:value-type="float" office:value="71">
            <text:p>71</text:p>
          </table:table-cell>
          <table:table-cell table:style-name="ce1" table:formula="of:=[.D88]+[.E88]-[.F88]" office:value-type="currency" office:currency="USD" office:value="199079.050232294">
            <text:p>$199,079.05</text:p>
          </table:table-cell>
          <table:table-cell table:style-name="ce1" table:formula="of:=[.D89]*[.$D$6]/12" office:value-type="currency" office:currency="USD" office:value="663.596834107646">
            <text:p>$663.60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89]-[.E89]" office:value-type="currency" office:currency="USD" office:value="410.593165892355">
            <text:p>$410.59</text:p>
          </table:table-cell>
        </table:table-row>
        <table:table-row table:style-name="ro1">
          <table:table-cell table:number-columns-repeated="2"/>
          <table:table-cell office:value-type="float" office:value="72">
            <text:p>72</text:p>
          </table:table-cell>
          <table:table-cell table:style-name="ce1" table:formula="of:=[.D89]+[.E89]-[.F89]" office:value-type="currency" office:currency="USD" office:value="198668.457066401">
            <text:p>$198,668.46</text:p>
          </table:table-cell>
          <table:table-cell table:style-name="ce1" table:formula="of:=[.D90]*[.$D$6]/12" office:value-type="currency" office:currency="USD" office:value="662.228190221338">
            <text:p>$662.23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90]-[.E90]" office:value-type="currency" office:currency="USD" office:value="411.961809778662">
            <text:p>$411.96</text:p>
          </table:table-cell>
        </table:table-row>
        <table:table-row table:style-name="ro1">
          <table:table-cell table:number-columns-repeated="2"/>
          <table:table-cell office:value-type="float" office:value="73">
            <text:p>73</text:p>
          </table:table-cell>
          <table:table-cell table:style-name="ce1" table:formula="of:=[.D90]+[.E90]-[.F90]" office:value-type="currency" office:currency="USD" office:value="198256.495256623">
            <text:p>$198,256.50</text:p>
          </table:table-cell>
          <table:table-cell table:style-name="ce1" table:formula="of:=[.D91]*[.$D$6]/12" office:value-type="currency" office:currency="USD" office:value="660.854984188742">
            <text:p>$660.85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91]-[.E91]" office:value-type="currency" office:currency="USD" office:value="413.335015811258">
            <text:p>$413.34</text:p>
          </table:table-cell>
        </table:table-row>
        <table:table-row table:style-name="ro1">
          <table:table-cell table:number-columns-repeated="2"/>
          <table:table-cell office:value-type="float" office:value="74">
            <text:p>74</text:p>
          </table:table-cell>
          <table:table-cell table:style-name="ce1" table:formula="of:=[.D91]+[.E91]-[.F91]" office:value-type="currency" office:currency="USD" office:value="197843.160240811">
            <text:p>$197,843.16</text:p>
          </table:table-cell>
          <table:table-cell table:style-name="ce1" table:formula="of:=[.D92]*[.$D$6]/12" office:value-type="currency" office:currency="USD" office:value="659.477200802705">
            <text:p>$659.48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92]-[.E92]" office:value-type="currency" office:currency="USD" office:value="414.712799197296">
            <text:p>$414.71</text:p>
          </table:table-cell>
        </table:table-row>
        <table:table-row table:style-name="ro1">
          <table:table-cell table:number-columns-repeated="2"/>
          <table:table-cell office:value-type="float" office:value="75">
            <text:p>75</text:p>
          </table:table-cell>
          <table:table-cell table:style-name="ce1" table:formula="of:=[.D92]+[.E92]-[.F92]" office:value-type="currency" office:currency="USD" office:value="197428.447441614">
            <text:p>$197,428.45</text:p>
          </table:table-cell>
          <table:table-cell table:style-name="ce1" table:formula="of:=[.D93]*[.$D$6]/12" office:value-type="currency" office:currency="USD" office:value="658.09482480538">
            <text:p>$658.09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93]-[.E93]" office:value-type="currency" office:currency="USD" office:value="416.09517519462">
            <text:p>$416.10</text:p>
          </table:table-cell>
        </table:table-row>
        <table:table-row table:style-name="ro1">
          <table:table-cell table:number-columns-repeated="2"/>
          <table:table-cell office:value-type="float" office:value="76">
            <text:p>76</text:p>
          </table:table-cell>
          <table:table-cell table:style-name="ce1" table:formula="of:=[.D93]+[.E93]-[.F93]" office:value-type="currency" office:currency="USD" office:value="197012.352266419">
            <text:p>$197,012.35</text:p>
          </table:table-cell>
          <table:table-cell table:style-name="ce1" table:formula="of:=[.D94]*[.$D$6]/12" office:value-type="currency" office:currency="USD" office:value="656.707840888065">
            <text:p>$656.71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94]-[.E94]" office:value-type="currency" office:currency="USD" office:value="417.482159111935">
            <text:p>$417.48</text:p>
          </table:table-cell>
        </table:table-row>
        <table:table-row table:style-name="ro1">
          <table:table-cell table:number-columns-repeated="2"/>
          <table:table-cell office:value-type="float" office:value="77">
            <text:p>77</text:p>
          </table:table-cell>
          <table:table-cell table:style-name="ce1" table:formula="of:=[.D94]+[.E94]-[.F94]" office:value-type="currency" office:currency="USD" office:value="196594.870107308">
            <text:p>$196,594.87</text:p>
          </table:table-cell>
          <table:table-cell table:style-name="ce1" table:formula="of:=[.D95]*[.$D$6]/12" office:value-type="currency" office:currency="USD" office:value="655.316233691025">
            <text:p>$655.32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95]-[.E95]" office:value-type="currency" office:currency="USD" office:value="418.873766308975">
            <text:p>$418.87</text:p>
          </table:table-cell>
        </table:table-row>
        <table:table-row table:style-name="ro1">
          <table:table-cell table:number-columns-repeated="2"/>
          <table:table-cell office:value-type="float" office:value="78">
            <text:p>78</text:p>
          </table:table-cell>
          <table:table-cell table:style-name="ce1" table:formula="of:=[.D95]+[.E95]-[.F95]" office:value-type="currency" office:currency="USD" office:value="196175.996340999">
            <text:p>$196,176.00</text:p>
          </table:table-cell>
          <table:table-cell table:style-name="ce1" table:formula="of:=[.D96]*[.$D$6]/12" office:value-type="currency" office:currency="USD" office:value="653.919987803329">
            <text:p>$653.92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96]-[.E96]" office:value-type="currency" office:currency="USD" office:value="420.270012196672">
            <text:p>$420.27</text:p>
          </table:table-cell>
        </table:table-row>
        <table:table-row table:style-name="ro1">
          <table:table-cell table:number-columns-repeated="2"/>
          <table:table-cell office:value-type="float" office:value="79">
            <text:p>79</text:p>
          </table:table-cell>
          <table:table-cell table:style-name="ce1" table:formula="of:=[.D96]+[.E96]-[.F96]" office:value-type="currency" office:currency="USD" office:value="195755.726328802">
            <text:p>$195,755.73</text:p>
          </table:table-cell>
          <table:table-cell table:style-name="ce1" table:formula="of:=[.D97]*[.$D$6]/12" office:value-type="currency" office:currency="USD" office:value="652.519087762673">
            <text:p>$652.52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97]-[.E97]" office:value-type="currency" office:currency="USD" office:value="421.670912237327">
            <text:p>$421.67</text:p>
          </table:table-cell>
        </table:table-row>
        <table:table-row table:style-name="ro1">
          <table:table-cell table:number-columns-repeated="2"/>
          <table:table-cell office:value-type="float" office:value="80">
            <text:p>80</text:p>
          </table:table-cell>
          <table:table-cell table:style-name="ce1" table:formula="of:=[.D97]+[.E97]-[.F97]" office:value-type="currency" office:currency="USD" office:value="195334.055416565">
            <text:p>$195,334.06</text:p>
          </table:table-cell>
          <table:table-cell table:style-name="ce1" table:formula="of:=[.D98]*[.$D$6]/12" office:value-type="currency" office:currency="USD" office:value="651.113518055215">
            <text:p>$651.11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98]-[.E98]" office:value-type="currency" office:currency="USD" office:value="423.076481944785">
            <text:p>$423.08</text:p>
          </table:table-cell>
        </table:table-row>
        <table:table-row table:style-name="ro1">
          <table:table-cell table:number-columns-repeated="2"/>
          <table:table-cell office:value-type="float" office:value="81">
            <text:p>81</text:p>
          </table:table-cell>
          <table:table-cell table:style-name="ce1" table:formula="of:=[.D98]+[.E98]-[.F98]" office:value-type="currency" office:currency="USD" office:value="194910.97893462">
            <text:p>$194,910.98</text:p>
          </table:table-cell>
          <table:table-cell table:style-name="ce1" table:formula="of:=[.D99]*[.$D$6]/12" office:value-type="currency" office:currency="USD" office:value="649.703263115399">
            <text:p>$649.70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99]-[.E99]" office:value-type="currency" office:currency="USD" office:value="424.486736884601">
            <text:p>$424.49</text:p>
          </table:table-cell>
        </table:table-row>
        <table:table-row table:style-name="ro1">
          <table:table-cell table:number-columns-repeated="2"/>
          <table:table-cell office:value-type="float" office:value="82">
            <text:p>82</text:p>
          </table:table-cell>
          <table:table-cell table:style-name="ce1" table:formula="of:=[.D99]+[.E99]-[.F99]" office:value-type="currency" office:currency="USD" office:value="194486.492197735">
            <text:p>$194,486.49</text:p>
          </table:table-cell>
          <table:table-cell table:style-name="ce1" table:formula="of:=[.D100]*[.$D$6]/12" office:value-type="currency" office:currency="USD" office:value="648.288307325784">
            <text:p>$648.29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100]-[.E100]" office:value-type="currency" office:currency="USD" office:value="425.901692674216">
            <text:p>$425.90</text:p>
          </table:table-cell>
        </table:table-row>
        <table:table-row table:style-name="ro1">
          <table:table-cell table:number-columns-repeated="2"/>
          <table:table-cell office:value-type="float" office:value="83">
            <text:p>83</text:p>
          </table:table-cell>
          <table:table-cell table:style-name="ce1" table:formula="of:=[.D100]+[.E100]-[.F100]" office:value-type="currency" office:currency="USD" office:value="194060.590505061">
            <text:p>$194,060.59</text:p>
          </table:table-cell>
          <table:table-cell table:style-name="ce1" table:formula="of:=[.D101]*[.$D$6]/12" office:value-type="currency" office:currency="USD" office:value="646.86863501687">
            <text:p>$646.87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101]-[.E101]" office:value-type="currency" office:currency="USD" office:value="427.32136498313">
            <text:p>$427.32</text:p>
          </table:table-cell>
        </table:table-row>
        <table:table-row table:style-name="ro1">
          <table:table-cell table:number-columns-repeated="2"/>
          <table:table-cell office:value-type="float" office:value="84">
            <text:p>84</text:p>
          </table:table-cell>
          <table:table-cell table:style-name="ce1" table:formula="of:=[.D101]+[.E101]-[.F101]" office:value-type="currency" office:currency="USD" office:value="193633.269140078">
            <text:p>$193,633.27</text:p>
          </table:table-cell>
          <table:table-cell table:style-name="ce1" table:formula="of:=[.D102]*[.$D$6]/12" office:value-type="currency" office:currency="USD" office:value="645.444230466926">
            <text:p>$645.44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102]-[.E102]" office:value-type="currency" office:currency="USD" office:value="428.745769533074">
            <text:p>$428.75</text:p>
          </table:table-cell>
        </table:table-row>
        <table:table-row table:style-name="ro1">
          <table:table-cell table:number-columns-repeated="2"/>
          <table:table-cell office:value-type="float" office:value="85">
            <text:p>85</text:p>
          </table:table-cell>
          <table:table-cell table:style-name="ce1" table:formula="of:=[.D102]+[.E102]-[.F102]" office:value-type="currency" office:currency="USD" office:value="193204.523370545">
            <text:p>$193,204.52</text:p>
          </table:table-cell>
          <table:table-cell table:style-name="ce1" table:formula="of:=[.D103]*[.$D$6]/12" office:value-type="currency" office:currency="USD" office:value="644.015077901816">
            <text:p>$644.02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103]-[.E103]" office:value-type="currency" office:currency="USD" office:value="430.174922098184">
            <text:p>$430.17</text:p>
          </table:table-cell>
        </table:table-row>
        <table:table-row table:style-name="ro1">
          <table:table-cell table:number-columns-repeated="2"/>
          <table:table-cell office:value-type="float" office:value="86">
            <text:p>86</text:p>
          </table:table-cell>
          <table:table-cell table:style-name="ce1" table:formula="of:=[.D103]+[.E103]-[.F103]" office:value-type="currency" office:currency="USD" office:value="192774.348448447">
            <text:p>$192,774.35</text:p>
          </table:table-cell>
          <table:table-cell table:style-name="ce1" table:formula="of:=[.D104]*[.$D$6]/12" office:value-type="currency" office:currency="USD" office:value="642.581161494822">
            <text:p>$642.58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104]-[.E104]" office:value-type="currency" office:currency="USD" office:value="431.608838505178">
            <text:p>$431.61</text:p>
          </table:table-cell>
        </table:table-row>
        <table:table-row table:style-name="ro1">
          <table:table-cell table:number-columns-repeated="2"/>
          <table:table-cell office:value-type="float" office:value="87">
            <text:p>87</text:p>
          </table:table-cell>
          <table:table-cell table:style-name="ce1" table:formula="of:=[.D104]+[.E104]-[.F104]" office:value-type="currency" office:currency="USD" office:value="192342.739609941">
            <text:p>$192,342.74</text:p>
          </table:table-cell>
          <table:table-cell table:style-name="ce1" table:formula="of:=[.D105]*[.$D$6]/12" office:value-type="currency" office:currency="USD" office:value="641.142465366471">
            <text:p>$641.14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105]-[.E105]" office:value-type="currency" office:currency="USD" office:value="433.047534633529">
            <text:p>$433.05</text:p>
          </table:table-cell>
        </table:table-row>
        <table:table-row table:style-name="ro1">
          <table:table-cell table:number-columns-repeated="2"/>
          <table:table-cell office:value-type="float" office:value="88">
            <text:p>88</text:p>
          </table:table-cell>
          <table:table-cell table:style-name="ce1" table:formula="of:=[.D105]+[.E105]-[.F105]" office:value-type="currency" office:currency="USD" office:value="191909.692075308">
            <text:p>$191,909.69</text:p>
          </table:table-cell>
          <table:table-cell table:style-name="ce1" table:formula="of:=[.D106]*[.$D$6]/12" office:value-type="currency" office:currency="USD" office:value="639.69897358436">
            <text:p>$639.70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106]-[.E106]" office:value-type="currency" office:currency="USD" office:value="434.491026415641">
            <text:p>$434.49</text:p>
          </table:table-cell>
        </table:table-row>
        <table:table-row table:style-name="ro1">
          <table:table-cell table:number-columns-repeated="2"/>
          <table:table-cell office:value-type="float" office:value="89">
            <text:p>89</text:p>
          </table:table-cell>
          <table:table-cell table:style-name="ce1" table:formula="of:=[.D106]+[.E106]-[.F106]" office:value-type="currency" office:currency="USD" office:value="191475.201048892">
            <text:p>$191,475.20</text:p>
          </table:table-cell>
          <table:table-cell table:style-name="ce1" table:formula="of:=[.D107]*[.$D$6]/12" office:value-type="currency" office:currency="USD" office:value="638.250670162974">
            <text:p>$638.25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107]-[.E107]" office:value-type="currency" office:currency="USD" office:value="435.939329837026">
            <text:p>$435.94</text:p>
          </table:table-cell>
        </table:table-row>
        <table:table-row table:style-name="ro1">
          <table:table-cell table:number-columns-repeated="2"/>
          <table:table-cell office:value-type="float" office:value="90">
            <text:p>90</text:p>
          </table:table-cell>
          <table:table-cell table:style-name="ce1" table:formula="of:=[.D107]+[.E107]-[.F107]" office:value-type="currency" office:currency="USD" office:value="191039.261719055">
            <text:p>$191,039.26</text:p>
          </table:table-cell>
          <table:table-cell table:style-name="ce1" table:formula="of:=[.D108]*[.$D$6]/12" office:value-type="currency" office:currency="USD" office:value="636.797539063517">
            <text:p>$636.80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108]-[.E108]" office:value-type="currency" office:currency="USD" office:value="437.392460936483">
            <text:p>$437.39</text:p>
          </table:table-cell>
        </table:table-row>
        <table:table-row table:style-name="ro1">
          <table:table-cell table:number-columns-repeated="2"/>
          <table:table-cell office:value-type="float" office:value="91">
            <text:p>91</text:p>
          </table:table-cell>
          <table:table-cell table:style-name="ce1" table:formula="of:=[.D108]+[.E108]-[.F108]" office:value-type="currency" office:currency="USD" office:value="190601.869258119">
            <text:p>$190,601.87</text:p>
          </table:table-cell>
          <table:table-cell table:style-name="ce1" table:formula="of:=[.D109]*[.$D$6]/12" office:value-type="currency" office:currency="USD" office:value="635.339564193729">
            <text:p>$635.34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109]-[.E109]" office:value-type="currency" office:currency="USD" office:value="438.850435806271">
            <text:p>$438.85</text:p>
          </table:table-cell>
        </table:table-row>
        <table:table-row table:style-name="ro1">
          <table:table-cell table:number-columns-repeated="2"/>
          <table:table-cell office:value-type="float" office:value="92">
            <text:p>92</text:p>
          </table:table-cell>
          <table:table-cell table:style-name="ce1" table:formula="of:=[.D109]+[.E109]-[.F109]" office:value-type="currency" office:currency="USD" office:value="190163.018822312">
            <text:p>$190,163.02</text:p>
          </table:table-cell>
          <table:table-cell table:style-name="ce1" table:formula="of:=[.D110]*[.$D$6]/12" office:value-type="currency" office:currency="USD" office:value="633.876729407708">
            <text:p>$633.88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110]-[.E110]" office:value-type="currency" office:currency="USD" office:value="440.313270592292">
            <text:p>$440.31</text:p>
          </table:table-cell>
        </table:table-row>
        <table:table-row table:style-name="ro1">
          <table:table-cell table:number-columns-repeated="2"/>
          <table:table-cell office:value-type="float" office:value="93">
            <text:p>93</text:p>
          </table:table-cell>
          <table:table-cell table:style-name="ce1" table:formula="of:=[.D110]+[.E110]-[.F110]" office:value-type="currency" office:currency="USD" office:value="189722.70555172">
            <text:p>$189,722.71</text:p>
          </table:table-cell>
          <table:table-cell table:style-name="ce1" table:formula="of:=[.D111]*[.$D$6]/12" office:value-type="currency" office:currency="USD" office:value="632.409018505734">
            <text:p>$632.41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111]-[.E111]" office:value-type="currency" office:currency="USD" office:value="441.780981494266">
            <text:p>$441.78</text:p>
          </table:table-cell>
        </table:table-row>
        <table:table-row table:style-name="ro1">
          <table:table-cell table:number-columns-repeated="2"/>
          <table:table-cell office:value-type="float" office:value="94">
            <text:p>94</text:p>
          </table:table-cell>
          <table:table-cell table:style-name="ce1" table:formula="of:=[.D111]+[.E111]-[.F111]" office:value-type="currency" office:currency="USD" office:value="189280.924570226">
            <text:p>$189,280.92</text:p>
          </table:table-cell>
          <table:table-cell table:style-name="ce1" table:formula="of:=[.D112]*[.$D$6]/12" office:value-type="currency" office:currency="USD" office:value="630.936415234086">
            <text:p>$630.94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112]-[.E112]" office:value-type="currency" office:currency="USD" office:value="443.253584765914">
            <text:p>$443.25</text:p>
          </table:table-cell>
        </table:table-row>
        <table:table-row table:style-name="ro1">
          <table:table-cell table:number-columns-repeated="2"/>
          <table:table-cell office:value-type="float" office:value="95">
            <text:p>95</text:p>
          </table:table-cell>
          <table:table-cell table:style-name="ce1" table:formula="of:=[.D112]+[.E112]-[.F112]" office:value-type="currency" office:currency="USD" office:value="188837.67098546">
            <text:p>$188,837.67</text:p>
          </table:table-cell>
          <table:table-cell table:style-name="ce1" table:formula="of:=[.D113]*[.$D$6]/12" office:value-type="currency" office:currency="USD" office:value="629.458903284867">
            <text:p>$629.46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113]-[.E113]" office:value-type="currency" office:currency="USD" office:value="444.731096715134">
            <text:p>$444.73</text:p>
          </table:table-cell>
        </table:table-row>
        <table:table-row table:style-name="ro1">
          <table:table-cell table:number-columns-repeated="2"/>
          <table:table-cell office:value-type="float" office:value="96">
            <text:p>96</text:p>
          </table:table-cell>
          <table:table-cell table:style-name="ce1" table:formula="of:=[.D113]+[.E113]-[.F113]" office:value-type="currency" office:currency="USD" office:value="188392.939888745">
            <text:p>$188,392.94</text:p>
          </table:table-cell>
          <table:table-cell table:style-name="ce1" table:formula="of:=[.D114]*[.$D$6]/12" office:value-type="currency" office:currency="USD" office:value="627.976466295816">
            <text:p>$627.98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114]-[.E114]" office:value-type="currency" office:currency="USD" office:value="446.213533704184">
            <text:p>$446.21</text:p>
          </table:table-cell>
        </table:table-row>
        <table:table-row table:style-name="ro1">
          <table:table-cell table:number-columns-repeated="2"/>
          <table:table-cell office:value-type="float" office:value="97">
            <text:p>97</text:p>
          </table:table-cell>
          <table:table-cell table:style-name="ce1" table:formula="of:=[.D114]+[.E114]-[.F114]" office:value-type="currency" office:currency="USD" office:value="187946.726355041">
            <text:p>$187,946.73</text:p>
          </table:table-cell>
          <table:table-cell table:style-name="ce1" table:formula="of:=[.D115]*[.$D$6]/12" office:value-type="currency" office:currency="USD" office:value="626.489087850135">
            <text:p>$626.49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115]-[.E115]" office:value-type="currency" office:currency="USD" office:value="447.700912149865">
            <text:p>$447.70</text:p>
          </table:table-cell>
        </table:table-row>
        <table:table-row table:style-name="ro1">
          <table:table-cell table:number-columns-repeated="2"/>
          <table:table-cell office:value-type="float" office:value="98">
            <text:p>98</text:p>
          </table:table-cell>
          <table:table-cell table:style-name="ce1" table:formula="of:=[.D115]+[.E115]-[.F115]" office:value-type="currency" office:currency="USD" office:value="187499.025442891">
            <text:p>$187,499.03</text:p>
          </table:table-cell>
          <table:table-cell table:style-name="ce1" table:formula="of:=[.D116]*[.$D$6]/12" office:value-type="currency" office:currency="USD" office:value="624.996751476303">
            <text:p>$625.00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116]-[.E116]" office:value-type="currency" office:currency="USD" office:value="449.193248523697">
            <text:p>$449.19</text:p>
          </table:table-cell>
        </table:table-row>
        <table:table-row table:style-name="ro1">
          <table:table-cell table:number-columns-repeated="2"/>
          <table:table-cell office:value-type="float" office:value="99">
            <text:p>99</text:p>
          </table:table-cell>
          <table:table-cell table:style-name="ce1" table:formula="of:=[.D116]+[.E116]-[.F116]" office:value-type="currency" office:currency="USD" office:value="187049.832194367">
            <text:p>$187,049.83</text:p>
          </table:table-cell>
          <table:table-cell table:style-name="ce1" table:formula="of:=[.D117]*[.$D$6]/12" office:value-type="currency" office:currency="USD" office:value="623.49944064789">
            <text:p>$623.50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117]-[.E117]" office:value-type="currency" office:currency="USD" office:value="450.69055935211">
            <text:p>$450.69</text:p>
          </table:table-cell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table:style-name="ce1" table:formula="of:=[.D117]+[.E117]-[.F117]" office:value-type="currency" office:currency="USD" office:value="186599.141635015">
            <text:p>$186,599.14</text:p>
          </table:table-cell>
          <table:table-cell table:style-name="ce1" table:formula="of:=[.D118]*[.$D$6]/12" office:value-type="currency" office:currency="USD" office:value="621.997138783383">
            <text:p>$622.00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118]-[.E118]" office:value-type="currency" office:currency="USD" office:value="452.192861216617">
            <text:p>$452.19</text:p>
          </table:table-cell>
        </table:table-row>
        <table:table-row table:style-name="ro1">
          <table:table-cell table:number-columns-repeated="2"/>
          <table:table-cell office:value-type="float" office:value="101">
            <text:p>101</text:p>
          </table:table-cell>
          <table:table-cell table:style-name="ce1" table:formula="of:=[.D118]+[.E118]-[.F118]" office:value-type="currency" office:currency="USD" office:value="186146.948773798">
            <text:p>$186,146.95</text:p>
          </table:table-cell>
          <table:table-cell table:style-name="ce1" table:formula="of:=[.D119]*[.$D$6]/12" office:value-type="currency" office:currency="USD" office:value="620.489829245995">
            <text:p>$620.49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119]-[.E119]" office:value-type="currency" office:currency="USD" office:value="453.700170754006">
            <text:p>$453.70</text:p>
          </table:table-cell>
        </table:table-row>
        <table:table-row table:style-name="ro1">
          <table:table-cell table:number-columns-repeated="2"/>
          <table:table-cell office:value-type="float" office:value="102">
            <text:p>102</text:p>
          </table:table-cell>
          <table:table-cell table:style-name="ce1" table:formula="of:=[.D119]+[.E119]-[.F119]" office:value-type="currency" office:currency="USD" office:value="185693.248603044">
            <text:p>$185,693.25</text:p>
          </table:table-cell>
          <table:table-cell table:style-name="ce1" table:formula="of:=[.D120]*[.$D$6]/12" office:value-type="currency" office:currency="USD" office:value="618.977495343481">
            <text:p>$618.98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120]-[.E120]" office:value-type="currency" office:currency="USD" office:value="455.212504656519">
            <text:p>$455.21</text:p>
          </table:table-cell>
        </table:table-row>
        <table:table-row table:style-name="ro1">
          <table:table-cell table:number-columns-repeated="2"/>
          <table:table-cell office:value-type="float" office:value="103">
            <text:p>103</text:p>
          </table:table-cell>
          <table:table-cell table:style-name="ce1" table:formula="of:=[.D120]+[.E120]-[.F120]" office:value-type="currency" office:currency="USD" office:value="185238.036098388">
            <text:p>$185,238.04</text:p>
          </table:table-cell>
          <table:table-cell table:style-name="ce1" table:formula="of:=[.D121]*[.$D$6]/12" office:value-type="currency" office:currency="USD" office:value="617.460120327959">
            <text:p>$617.46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121]-[.E121]" office:value-type="currency" office:currency="USD" office:value="456.729879672041">
            <text:p>$456.73</text:p>
          </table:table-cell>
        </table:table-row>
        <table:table-row table:style-name="ro1">
          <table:table-cell table:number-columns-repeated="2"/>
          <table:table-cell office:value-type="float" office:value="104">
            <text:p>104</text:p>
          </table:table-cell>
          <table:table-cell table:style-name="ce1" table:formula="of:=[.D121]+[.E121]-[.F121]" office:value-type="currency" office:currency="USD" office:value="184781.306218716">
            <text:p>$184,781.31</text:p>
          </table:table-cell>
          <table:table-cell table:style-name="ce1" table:formula="of:=[.D122]*[.$D$6]/12" office:value-type="currency" office:currency="USD" office:value="615.937687395719">
            <text:p>$615.94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122]-[.E122]" office:value-type="currency" office:currency="USD" office:value="458.252312604281">
            <text:p>$458.25</text:p>
          </table:table-cell>
        </table:table-row>
        <table:table-row table:style-name="ro1">
          <table:table-cell table:number-columns-repeated="2"/>
          <table:table-cell office:value-type="float" office:value="105">
            <text:p>105</text:p>
          </table:table-cell>
          <table:table-cell table:style-name="ce1" table:formula="of:=[.D122]+[.E122]-[.F122]" office:value-type="currency" office:currency="USD" office:value="184323.053906111">
            <text:p>$184,323.05</text:p>
          </table:table-cell>
          <table:table-cell table:style-name="ce1" table:formula="of:=[.D123]*[.$D$6]/12" office:value-type="currency" office:currency="USD" office:value="614.410179687038">
            <text:p>$614.41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123]-[.E123]" office:value-type="currency" office:currency="USD" office:value="459.779820312962">
            <text:p>$459.78</text:p>
          </table:table-cell>
        </table:table-row>
        <table:table-row table:style-name="ro1">
          <table:table-cell table:number-columns-repeated="2"/>
          <table:table-cell office:value-type="float" office:value="106">
            <text:p>106</text:p>
          </table:table-cell>
          <table:table-cell table:style-name="ce1" table:formula="of:=[.D123]+[.E123]-[.F123]" office:value-type="currency" office:currency="USD" office:value="183863.274085799">
            <text:p>$183,863.27</text:p>
          </table:table-cell>
          <table:table-cell table:style-name="ce1" table:formula="of:=[.D124]*[.$D$6]/12" office:value-type="currency" office:currency="USD" office:value="612.877580285995">
            <text:p>$612.88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124]-[.E124]" office:value-type="currency" office:currency="USD" office:value="461.312419714005">
            <text:p>$461.31</text:p>
          </table:table-cell>
        </table:table-row>
        <table:table-row table:style-name="ro1">
          <table:table-cell table:number-columns-repeated="2"/>
          <table:table-cell office:value-type="float" office:value="107">
            <text:p>107</text:p>
          </table:table-cell>
          <table:table-cell table:style-name="ce1" table:formula="of:=[.D124]+[.E124]-[.F124]" office:value-type="currency" office:currency="USD" office:value="183401.961666085">
            <text:p>$183,401.96</text:p>
          </table:table-cell>
          <table:table-cell table:style-name="ce1" table:formula="of:=[.D125]*[.$D$6]/12" office:value-type="currency" office:currency="USD" office:value="611.339872220282">
            <text:p>$611.34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125]-[.E125]" office:value-type="currency" office:currency="USD" office:value="462.850127779718">
            <text:p>$462.85</text:p>
          </table:table-cell>
        </table:table-row>
        <table:table-row table:style-name="ro1">
          <table:table-cell table:number-columns-repeated="2"/>
          <table:table-cell office:value-type="float" office:value="108">
            <text:p>108</text:p>
          </table:table-cell>
          <table:table-cell table:style-name="ce1" table:formula="of:=[.D125]+[.E125]-[.F125]" office:value-type="currency" office:currency="USD" office:value="182939.111538305">
            <text:p>$182,939.11</text:p>
          </table:table-cell>
          <table:table-cell table:style-name="ce1" table:formula="of:=[.D126]*[.$D$6]/12" office:value-type="currency" office:currency="USD" office:value="609.797038461016">
            <text:p>$609.80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126]-[.E126]" office:value-type="currency" office:currency="USD" office:value="464.392961538984">
            <text:p>$464.39</text:p>
          </table:table-cell>
        </table:table-row>
        <table:table-row table:style-name="ro1">
          <table:table-cell table:number-columns-repeated="2"/>
          <table:table-cell office:value-type="float" office:value="109">
            <text:p>109</text:p>
          </table:table-cell>
          <table:table-cell table:style-name="ce1" table:formula="of:=[.D126]+[.E126]-[.F126]" office:value-type="currency" office:currency="USD" office:value="182474.718576766">
            <text:p>$182,474.72</text:p>
          </table:table-cell>
          <table:table-cell table:style-name="ce1" table:formula="of:=[.D127]*[.$D$6]/12" office:value-type="currency" office:currency="USD" office:value="608.249061922553">
            <text:p>$608.25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127]-[.E127]" office:value-type="currency" office:currency="USD" office:value="465.940938077447">
            <text:p>$465.94</text:p>
          </table:table-cell>
        </table:table-row>
        <table:table-row table:style-name="ro1">
          <table:table-cell table:number-columns-repeated="2"/>
          <table:table-cell office:value-type="float" office:value="110">
            <text:p>110</text:p>
          </table:table-cell>
          <table:table-cell table:style-name="ce1" table:formula="of:=[.D127]+[.E127]-[.F127]" office:value-type="currency" office:currency="USD" office:value="182008.777638688">
            <text:p>$182,008.78</text:p>
          </table:table-cell>
          <table:table-cell table:style-name="ce1" table:formula="of:=[.D128]*[.$D$6]/12" office:value-type="currency" office:currency="USD" office:value="606.695925462295">
            <text:p>$606.70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128]-[.E128]" office:value-type="currency" office:currency="USD" office:value="467.494074537705">
            <text:p>$467.49</text:p>
          </table:table-cell>
        </table:table-row>
        <table:table-row table:style-name="ro1">
          <table:table-cell table:number-columns-repeated="2"/>
          <table:table-cell office:value-type="float" office:value="111">
            <text:p>111</text:p>
          </table:table-cell>
          <table:table-cell table:style-name="ce1" table:formula="of:=[.D128]+[.E128]-[.F128]" office:value-type="currency" office:currency="USD" office:value="181541.283564151">
            <text:p>$181,541.28</text:p>
          </table:table-cell>
          <table:table-cell table:style-name="ce1" table:formula="of:=[.D129]*[.$D$6]/12" office:value-type="currency" office:currency="USD" office:value="605.137611880502">
            <text:p>$605.14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129]-[.E129]" office:value-type="currency" office:currency="USD" office:value="469.052388119498">
            <text:p>$469.05</text:p>
          </table:table-cell>
        </table:table-row>
        <table:table-row table:style-name="ro1">
          <table:table-cell table:number-columns-repeated="2"/>
          <table:table-cell office:value-type="float" office:value="112">
            <text:p>112</text:p>
          </table:table-cell>
          <table:table-cell table:style-name="ce1" table:formula="of:=[.D129]+[.E129]-[.F129]" office:value-type="currency" office:currency="USD" office:value="181072.231176031">
            <text:p>$181,072.23</text:p>
          </table:table-cell>
          <table:table-cell table:style-name="ce1" table:formula="of:=[.D130]*[.$D$6]/12" office:value-type="currency" office:currency="USD" office:value="603.574103920104">
            <text:p>$603.57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130]-[.E130]" office:value-type="currency" office:currency="USD" office:value="470.615896079896">
            <text:p>$470.62</text:p>
          </table:table-cell>
        </table:table-row>
        <table:table-row table:style-name="ro1">
          <table:table-cell table:number-columns-repeated="2"/>
          <table:table-cell office:value-type="float" office:value="113">
            <text:p>113</text:p>
          </table:table-cell>
          <table:table-cell table:style-name="ce1" table:formula="of:=[.D130]+[.E130]-[.F130]" office:value-type="currency" office:currency="USD" office:value="180601.615279951">
            <text:p>$180,601.62</text:p>
          </table:table-cell>
          <table:table-cell table:style-name="ce1" table:formula="of:=[.D131]*[.$D$6]/12" office:value-type="currency" office:currency="USD" office:value="602.005384266504">
            <text:p>$602.01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131]-[.E131]" office:value-type="currency" office:currency="USD" office:value="472.184615733496">
            <text:p>$472.18</text:p>
          </table:table-cell>
        </table:table-row>
        <table:table-row table:style-name="ro1">
          <table:table-cell table:number-columns-repeated="2"/>
          <table:table-cell office:value-type="float" office:value="114">
            <text:p>114</text:p>
          </table:table-cell>
          <table:table-cell table:style-name="ce1" table:formula="of:=[.D131]+[.E131]-[.F131]" office:value-type="currency" office:currency="USD" office:value="180129.430664218">
            <text:p>$180,129.43</text:p>
          </table:table-cell>
          <table:table-cell table:style-name="ce1" table:formula="of:=[.D132]*[.$D$6]/12" office:value-type="currency" office:currency="USD" office:value="600.431435547392">
            <text:p>$600.43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132]-[.E132]" office:value-type="currency" office:currency="USD" office:value="473.758564452608">
            <text:p>$473.76</text:p>
          </table:table-cell>
        </table:table-row>
        <table:table-row table:style-name="ro1">
          <table:table-cell table:number-columns-repeated="2"/>
          <table:table-cell office:value-type="float" office:value="115">
            <text:p>115</text:p>
          </table:table-cell>
          <table:table-cell table:style-name="ce1" table:formula="of:=[.D132]+[.E132]-[.F132]" office:value-type="currency" office:currency="USD" office:value="179655.672099765">
            <text:p>$179,655.67</text:p>
          </table:table-cell>
          <table:table-cell table:style-name="ce1" table:formula="of:=[.D133]*[.$D$6]/12" office:value-type="currency" office:currency="USD" office:value="598.85224033255">
            <text:p>$598.85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133]-[.E133]" office:value-type="currency" office:currency="USD" office:value="475.33775966745">
            <text:p>$475.34</text:p>
          </table:table-cell>
        </table:table-row>
        <table:table-row table:style-name="ro1">
          <table:table-cell table:number-columns-repeated="2"/>
          <table:table-cell office:value-type="float" office:value="116">
            <text:p>116</text:p>
          </table:table-cell>
          <table:table-cell table:style-name="ce1" table:formula="of:=[.D133]+[.E133]-[.F133]" office:value-type="currency" office:currency="USD" office:value="179180.334340098">
            <text:p>$179,180.33</text:p>
          </table:table-cell>
          <table:table-cell table:style-name="ce1" table:formula="of:=[.D134]*[.$D$6]/12" office:value-type="currency" office:currency="USD" office:value="597.267781133659">
            <text:p>$597.27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134]-[.E134]" office:value-type="currency" office:currency="USD" office:value="476.922218866341">
            <text:p>$476.92</text:p>
          </table:table-cell>
        </table:table-row>
        <table:table-row table:style-name="ro1">
          <table:table-cell table:number-columns-repeated="2"/>
          <table:table-cell office:value-type="float" office:value="117">
            <text:p>117</text:p>
          </table:table-cell>
          <table:table-cell table:style-name="ce1" table:formula="of:=[.D134]+[.E134]-[.F134]" office:value-type="currency" office:currency="USD" office:value="178703.412121231">
            <text:p>$178,703.41</text:p>
          </table:table-cell>
          <table:table-cell table:style-name="ce1" table:formula="of:=[.D135]*[.$D$6]/12" office:value-type="currency" office:currency="USD" office:value="595.678040404104">
            <text:p>$595.68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135]-[.E135]" office:value-type="currency" office:currency="USD" office:value="478.511959595896">
            <text:p>$478.51</text:p>
          </table:table-cell>
        </table:table-row>
        <table:table-row table:style-name="ro1">
          <table:table-cell table:number-columns-repeated="2"/>
          <table:table-cell office:value-type="float" office:value="118">
            <text:p>118</text:p>
          </table:table-cell>
          <table:table-cell table:style-name="ce1" table:formula="of:=[.D135]+[.E135]-[.F135]" office:value-type="currency" office:currency="USD" office:value="178224.900161635">
            <text:p>$178,224.90</text:p>
          </table:table-cell>
          <table:table-cell table:style-name="ce1" table:formula="of:=[.D136]*[.$D$6]/12" office:value-type="currency" office:currency="USD" office:value="594.083000538785">
            <text:p>$594.08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136]-[.E136]" office:value-type="currency" office:currency="USD" office:value="480.106999461215">
            <text:p>$480.11</text:p>
          </table:table-cell>
        </table:table-row>
        <table:table-row table:style-name="ro1">
          <table:table-cell table:number-columns-repeated="2"/>
          <table:table-cell office:value-type="float" office:value="119">
            <text:p>119</text:p>
          </table:table-cell>
          <table:table-cell table:style-name="ce1" table:formula="of:=[.D136]+[.E136]-[.F136]" office:value-type="currency" office:currency="USD" office:value="177744.793162174">
            <text:p>$177,744.79</text:p>
          </table:table-cell>
          <table:table-cell table:style-name="ce1" table:formula="of:=[.D137]*[.$D$6]/12" office:value-type="currency" office:currency="USD" office:value="592.482643873914">
            <text:p>$592.48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137]-[.E137]" office:value-type="currency" office:currency="USD" office:value="481.707356126086">
            <text:p>$481.71</text:p>
          </table:table-cell>
        </table:table-row>
        <table:table-row table:style-name="ro1">
          <table:table-cell table:number-columns-repeated="2"/>
          <table:table-cell office:value-type="float" office:value="120">
            <text:p>120</text:p>
          </table:table-cell>
          <table:table-cell table:style-name="ce1" table:formula="of:=[.D137]+[.E137]-[.F137]" office:value-type="currency" office:currency="USD" office:value="177263.085806048">
            <text:p>$177,263.09</text:p>
          </table:table-cell>
          <table:table-cell table:style-name="ce1" table:formula="of:=[.D138]*[.$D$6]/12" office:value-type="currency" office:currency="USD" office:value="590.876952686827">
            <text:p>$590.88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138]-[.E138]" office:value-type="currency" office:currency="USD" office:value="483.313047313173">
            <text:p>$483.31</text:p>
          </table:table-cell>
        </table:table-row>
        <table:table-row table:style-name="ro1">
          <table:table-cell table:number-columns-repeated="2"/>
          <table:table-cell office:value-type="float" office:value="121">
            <text:p>121</text:p>
          </table:table-cell>
          <table:table-cell table:style-name="ce1" table:formula="of:=[.D138]+[.E138]-[.F138]" office:value-type="currency" office:currency="USD" office:value="176779.772758735">
            <text:p>$176,779.77</text:p>
          </table:table-cell>
          <table:table-cell table:style-name="ce1" table:formula="of:=[.D139]*[.$D$6]/12" office:value-type="currency" office:currency="USD" office:value="589.265909195783">
            <text:p>$589.27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139]-[.E139]" office:value-type="currency" office:currency="USD" office:value="484.924090804217">
            <text:p>$484.92</text:p>
          </table:table-cell>
        </table:table-row>
        <table:table-row table:style-name="ro1">
          <table:table-cell table:number-columns-repeated="2"/>
          <table:table-cell office:value-type="float" office:value="122">
            <text:p>122</text:p>
          </table:table-cell>
          <table:table-cell table:style-name="ce1" table:formula="of:=[.D139]+[.E139]-[.F139]" office:value-type="currency" office:currency="USD" office:value="176294.848667931">
            <text:p>$176,294.85</text:p>
          </table:table-cell>
          <table:table-cell table:style-name="ce1" table:formula="of:=[.D140]*[.$D$6]/12" office:value-type="currency" office:currency="USD" office:value="587.649495559769">
            <text:p>$587.65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140]-[.E140]" office:value-type="currency" office:currency="USD" office:value="486.540504440231">
            <text:p>$486.54</text:p>
          </table:table-cell>
        </table:table-row>
        <table:table-row table:style-name="ro1">
          <table:table-cell table:number-columns-repeated="2"/>
          <table:table-cell office:value-type="float" office:value="123">
            <text:p>123</text:p>
          </table:table-cell>
          <table:table-cell table:style-name="ce1" table:formula="of:=[.D140]+[.E140]-[.F140]" office:value-type="currency" office:currency="USD" office:value="175808.308163491">
            <text:p>$175,808.31</text:p>
          </table:table-cell>
          <table:table-cell table:style-name="ce1" table:formula="of:=[.D141]*[.$D$6]/12" office:value-type="currency" office:currency="USD" office:value="586.027693878302">
            <text:p>$586.03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141]-[.E141]" office:value-type="currency" office:currency="USD" office:value="488.162306121698">
            <text:p>$488.16</text:p>
          </table:table-cell>
        </table:table-row>
        <table:table-row table:style-name="ro1">
          <table:table-cell table:number-columns-repeated="2"/>
          <table:table-cell office:value-type="float" office:value="124">
            <text:p>124</text:p>
          </table:table-cell>
          <table:table-cell table:style-name="ce1" table:formula="of:=[.D141]+[.E141]-[.F141]" office:value-type="currency" office:currency="USD" office:value="175320.145857369">
            <text:p>$175,320.15</text:p>
          </table:table-cell>
          <table:table-cell table:style-name="ce1" table:formula="of:=[.D142]*[.$D$6]/12" office:value-type="currency" office:currency="USD" office:value="584.400486191229">
            <text:p>$584.40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142]-[.E142]" office:value-type="currency" office:currency="USD" office:value="489.789513808771">
            <text:p>$489.79</text:p>
          </table:table-cell>
        </table:table-row>
        <table:table-row table:style-name="ro1">
          <table:table-cell table:number-columns-repeated="2"/>
          <table:table-cell office:value-type="float" office:value="125">
            <text:p>125</text:p>
          </table:table-cell>
          <table:table-cell table:style-name="ce1" table:formula="of:=[.D142]+[.E142]-[.F142]" office:value-type="currency" office:currency="USD" office:value="174830.35634356">
            <text:p>$174,830.36</text:p>
          </table:table-cell>
          <table:table-cell table:style-name="ce1" table:formula="of:=[.D143]*[.$D$6]/12" office:value-type="currency" office:currency="USD" office:value="582.767854478533">
            <text:p>$582.77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143]-[.E143]" office:value-type="currency" office:currency="USD" office:value="491.422145521467">
            <text:p>$491.42</text:p>
          </table:table-cell>
        </table:table-row>
        <table:table-row table:style-name="ro1">
          <table:table-cell table:number-columns-repeated="2"/>
          <table:table-cell office:value-type="float" office:value="126">
            <text:p>126</text:p>
          </table:table-cell>
          <table:table-cell table:style-name="ce1" table:formula="of:=[.D143]+[.E143]-[.F143]" office:value-type="currency" office:currency="USD" office:value="174338.934198039">
            <text:p>$174,338.93</text:p>
          </table:table-cell>
          <table:table-cell table:style-name="ce1" table:formula="of:=[.D144]*[.$D$6]/12" office:value-type="currency" office:currency="USD" office:value="581.129780660129">
            <text:p>$581.13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144]-[.E144]" office:value-type="currency" office:currency="USD" office:value="493.060219339871">
            <text:p>$493.06</text:p>
          </table:table-cell>
        </table:table-row>
        <table:table-row table:style-name="ro1">
          <table:table-cell table:number-columns-repeated="2"/>
          <table:table-cell office:value-type="float" office:value="127">
            <text:p>127</text:p>
          </table:table-cell>
          <table:table-cell table:style-name="ce1" table:formula="of:=[.D144]+[.E144]-[.F144]" office:value-type="currency" office:currency="USD" office:value="173845.873978699">
            <text:p>$173,845.87</text:p>
          </table:table-cell>
          <table:table-cell table:style-name="ce1" table:formula="of:=[.D145]*[.$D$6]/12" office:value-type="currency" office:currency="USD" office:value="579.486246595662">
            <text:p>$579.49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145]-[.E145]" office:value-type="currency" office:currency="USD" office:value="494.703753404338">
            <text:p>$494.70</text:p>
          </table:table-cell>
        </table:table-row>
        <table:table-row table:style-name="ro1">
          <table:table-cell table:number-columns-repeated="2"/>
          <table:table-cell office:value-type="float" office:value="128">
            <text:p>128</text:p>
          </table:table-cell>
          <table:table-cell table:style-name="ce1" table:formula="of:=[.D145]+[.E145]-[.F145]" office:value-type="currency" office:currency="USD" office:value="173351.170225294">
            <text:p>$173,351.17</text:p>
          </table:table-cell>
          <table:table-cell table:style-name="ce1" table:formula="of:=[.D146]*[.$D$6]/12" office:value-type="currency" office:currency="USD" office:value="577.837234084315">
            <text:p>$577.84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146]-[.E146]" office:value-type="currency" office:currency="USD" office:value="496.352765915686">
            <text:p>$496.35</text:p>
          </table:table-cell>
        </table:table-row>
        <table:table-row table:style-name="ro1">
          <table:table-cell table:number-columns-repeated="2"/>
          <table:table-cell office:value-type="float" office:value="129">
            <text:p>129</text:p>
          </table:table-cell>
          <table:table-cell table:style-name="ce1" table:formula="of:=[.D146]+[.E146]-[.F146]" office:value-type="currency" office:currency="USD" office:value="172854.817459379">
            <text:p>$172,854.82</text:p>
          </table:table-cell>
          <table:table-cell table:style-name="ce1" table:formula="of:=[.D147]*[.$D$6]/12" office:value-type="currency" office:currency="USD" office:value="576.182724864596">
            <text:p>$576.18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147]-[.E147]" office:value-type="currency" office:currency="USD" office:value="498.007275135404">
            <text:p>$498.01</text:p>
          </table:table-cell>
        </table:table-row>
        <table:table-row table:style-name="ro1">
          <table:table-cell table:number-columns-repeated="2"/>
          <table:table-cell office:value-type="float" office:value="130">
            <text:p>130</text:p>
          </table:table-cell>
          <table:table-cell table:style-name="ce1" table:formula="of:=[.D147]+[.E147]-[.F147]" office:value-type="currency" office:currency="USD" office:value="172356.810184243">
            <text:p>$172,356.81</text:p>
          </table:table-cell>
          <table:table-cell table:style-name="ce1" table:formula="of:=[.D148]*[.$D$6]/12" office:value-type="currency" office:currency="USD" office:value="574.522700614144">
            <text:p>$574.52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148]-[.E148]" office:value-type="currency" office:currency="USD" office:value="499.667299385856">
            <text:p>$499.67</text:p>
          </table:table-cell>
        </table:table-row>
        <table:table-row table:style-name="ro1">
          <table:table-cell table:number-columns-repeated="2"/>
          <table:table-cell office:value-type="float" office:value="131">
            <text:p>131</text:p>
          </table:table-cell>
          <table:table-cell table:style-name="ce1" table:formula="of:=[.D148]+[.E148]-[.F148]" office:value-type="currency" office:currency="USD" office:value="171857.142884857">
            <text:p>$171,857.14</text:p>
          </table:table-cell>
          <table:table-cell table:style-name="ce1" table:formula="of:=[.D149]*[.$D$6]/12" office:value-type="currency" office:currency="USD" office:value="572.857142949525">
            <text:p>$572.86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149]-[.E149]" office:value-type="currency" office:currency="USD" office:value="501.332857050475">
            <text:p>$501.33</text:p>
          </table:table-cell>
        </table:table-row>
        <table:table-row table:style-name="ro1">
          <table:table-cell table:number-columns-repeated="2"/>
          <table:table-cell office:value-type="float" office:value="132">
            <text:p>132</text:p>
          </table:table-cell>
          <table:table-cell table:style-name="ce1" table:formula="of:=[.D149]+[.E149]-[.F149]" office:value-type="currency" office:currency="USD" office:value="171355.810027807">
            <text:p>$171,355.81</text:p>
          </table:table-cell>
          <table:table-cell table:style-name="ce1" table:formula="of:=[.D150]*[.$D$6]/12" office:value-type="currency" office:currency="USD" office:value="571.186033426023">
            <text:p>$571.19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150]-[.E150]" office:value-type="currency" office:currency="USD" office:value="503.003966573977">
            <text:p>$503.00</text:p>
          </table:table-cell>
        </table:table-row>
        <table:table-row table:style-name="ro1">
          <table:table-cell table:number-columns-repeated="2"/>
          <table:table-cell office:value-type="float" office:value="133">
            <text:p>133</text:p>
          </table:table-cell>
          <table:table-cell table:style-name="ce1" table:formula="of:=[.D150]+[.E150]-[.F150]" office:value-type="currency" office:currency="USD" office:value="170852.806061233">
            <text:p>$170,852.81</text:p>
          </table:table-cell>
          <table:table-cell table:style-name="ce1" table:formula="of:=[.D151]*[.$D$6]/12" office:value-type="currency" office:currency="USD" office:value="569.509353537443">
            <text:p>$569.51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151]-[.E151]" office:value-type="currency" office:currency="USD" office:value="504.680646462557">
            <text:p>$504.68</text:p>
          </table:table-cell>
        </table:table-row>
        <table:table-row table:style-name="ro1">
          <table:table-cell table:number-columns-repeated="2"/>
          <table:table-cell office:value-type="float" office:value="134">
            <text:p>134</text:p>
          </table:table-cell>
          <table:table-cell table:style-name="ce1" table:formula="of:=[.D151]+[.E151]-[.F151]" office:value-type="currency" office:currency="USD" office:value="170348.12541477">
            <text:p>$170,348.13</text:p>
          </table:table-cell>
          <table:table-cell table:style-name="ce1" table:formula="of:=[.D152]*[.$D$6]/12" office:value-type="currency" office:currency="USD" office:value="567.827084715901">
            <text:p>$567.83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152]-[.E152]" office:value-type="currency" office:currency="USD" office:value="506.362915284099">
            <text:p>$506.36</text:p>
          </table:table-cell>
        </table:table-row>
        <table:table-row table:style-name="ro1">
          <table:table-cell table:number-columns-repeated="2"/>
          <table:table-cell office:value-type="float" office:value="135">
            <text:p>135</text:p>
          </table:table-cell>
          <table:table-cell table:style-name="ce1" table:formula="of:=[.D152]+[.E152]-[.F152]" office:value-type="currency" office:currency="USD" office:value="169841.762499486">
            <text:p>$169,841.76</text:p>
          </table:table-cell>
          <table:table-cell table:style-name="ce1" table:formula="of:=[.D153]*[.$D$6]/12" office:value-type="currency" office:currency="USD" office:value="566.139208331621">
            <text:p>$566.14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153]-[.E153]" office:value-type="currency" office:currency="USD" office:value="508.050791668379">
            <text:p>$508.05</text:p>
          </table:table-cell>
        </table:table-row>
        <table:table-row table:style-name="ro1">
          <table:table-cell table:number-columns-repeated="2"/>
          <table:table-cell office:value-type="float" office:value="136">
            <text:p>136</text:p>
          </table:table-cell>
          <table:table-cell table:style-name="ce1" table:formula="of:=[.D153]+[.E153]-[.F153]" office:value-type="currency" office:currency="USD" office:value="169333.711707818">
            <text:p>$169,333.71</text:p>
          </table:table-cell>
          <table:table-cell table:style-name="ce1" table:formula="of:=[.D154]*[.$D$6]/12" office:value-type="currency" office:currency="USD" office:value="564.445705692726">
            <text:p>$564.45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154]-[.E154]" office:value-type="currency" office:currency="USD" office:value="509.744294307274">
            <text:p>$509.74</text:p>
          </table:table-cell>
        </table:table-row>
        <table:table-row table:style-name="ro1">
          <table:table-cell table:number-columns-repeated="2"/>
          <table:table-cell office:value-type="float" office:value="137">
            <text:p>137</text:p>
          </table:table-cell>
          <table:table-cell table:style-name="ce1" table:formula="of:=[.D154]+[.E154]-[.F154]" office:value-type="currency" office:currency="USD" office:value="168823.967413511">
            <text:p>$168,823.97</text:p>
          </table:table-cell>
          <table:table-cell table:style-name="ce1" table:formula="of:=[.D155]*[.$D$6]/12" office:value-type="currency" office:currency="USD" office:value="562.746558045035">
            <text:p>$562.75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155]-[.E155]" office:value-type="currency" office:currency="USD" office:value="511.443441954965">
            <text:p>$511.44</text:p>
          </table:table-cell>
        </table:table-row>
        <table:table-row table:style-name="ro1">
          <table:table-cell table:number-columns-repeated="2"/>
          <table:table-cell office:value-type="float" office:value="138">
            <text:p>138</text:p>
          </table:table-cell>
          <table:table-cell table:style-name="ce1" table:formula="of:=[.D155]+[.E155]-[.F155]" office:value-type="currency" office:currency="USD" office:value="168312.523971556">
            <text:p>$168,312.52</text:p>
          </table:table-cell>
          <table:table-cell table:style-name="ce1" table:formula="of:=[.D156]*[.$D$6]/12" office:value-type="currency" office:currency="USD" office:value="561.041746571852">
            <text:p>$561.04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156]-[.E156]" office:value-type="currency" office:currency="USD" office:value="513.148253428148">
            <text:p>$513.15</text:p>
          </table:table-cell>
        </table:table-row>
        <table:table-row table:style-name="ro1">
          <table:table-cell table:number-columns-repeated="2"/>
          <table:table-cell office:value-type="float" office:value="139">
            <text:p>139</text:p>
          </table:table-cell>
          <table:table-cell table:style-name="ce1" table:formula="of:=[.D156]+[.E156]-[.F156]" office:value-type="currency" office:currency="USD" office:value="167799.375718128">
            <text:p>$167,799.38</text:p>
          </table:table-cell>
          <table:table-cell table:style-name="ce1" table:formula="of:=[.D157]*[.$D$6]/12" office:value-type="currency" office:currency="USD" office:value="559.331252393758">
            <text:p>$559.33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157]-[.E157]" office:value-type="currency" office:currency="USD" office:value="514.858747606242">
            <text:p>$514.86</text:p>
          </table:table-cell>
        </table:table-row>
        <table:table-row table:style-name="ro1">
          <table:table-cell table:number-columns-repeated="2"/>
          <table:table-cell office:value-type="float" office:value="140">
            <text:p>140</text:p>
          </table:table-cell>
          <table:table-cell table:style-name="ce1" table:formula="of:=[.D157]+[.E157]-[.F157]" office:value-type="currency" office:currency="USD" office:value="167284.516970521">
            <text:p>$167,284.52</text:p>
          </table:table-cell>
          <table:table-cell table:style-name="ce1" table:formula="of:=[.D158]*[.$D$6]/12" office:value-type="currency" office:currency="USD" office:value="557.615056568404">
            <text:p>$557.62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158]-[.E158]" office:value-type="currency" office:currency="USD" office:value="516.574943431596">
            <text:p>$516.57</text:p>
          </table:table-cell>
        </table:table-row>
        <table:table-row table:style-name="ro1">
          <table:table-cell table:number-columns-repeated="2"/>
          <table:table-cell office:value-type="float" office:value="141">
            <text:p>141</text:p>
          </table:table-cell>
          <table:table-cell table:style-name="ce1" table:formula="of:=[.D158]+[.E158]-[.F158]" office:value-type="currency" office:currency="USD" office:value="166767.94202709">
            <text:p>$166,767.94</text:p>
          </table:table-cell>
          <table:table-cell table:style-name="ce1" table:formula="of:=[.D159]*[.$D$6]/12" office:value-type="currency" office:currency="USD" office:value="555.893140090299">
            <text:p>$555.89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159]-[.E159]" office:value-type="currency" office:currency="USD" office:value="518.296859909701">
            <text:p>$518.30</text:p>
          </table:table-cell>
        </table:table-row>
        <table:table-row table:style-name="ro1">
          <table:table-cell table:number-columns-repeated="2"/>
          <table:table-cell office:value-type="float" office:value="142">
            <text:p>142</text:p>
          </table:table-cell>
          <table:table-cell table:style-name="ce1" table:formula="of:=[.D159]+[.E159]-[.F159]" office:value-type="currency" office:currency="USD" office:value="166249.64516718">
            <text:p>$166,249.65</text:p>
          </table:table-cell>
          <table:table-cell table:style-name="ce1" table:formula="of:=[.D160]*[.$D$6]/12" office:value-type="currency" office:currency="USD" office:value="554.1654838906">
            <text:p>$554.17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160]-[.E160]" office:value-type="currency" office:currency="USD" office:value="520.0245161094">
            <text:p>$520.02</text:p>
          </table:table-cell>
        </table:table-row>
        <table:table-row table:style-name="ro1">
          <table:table-cell table:number-columns-repeated="2"/>
          <table:table-cell office:value-type="float" office:value="143">
            <text:p>143</text:p>
          </table:table-cell>
          <table:table-cell table:style-name="ce1" table:formula="of:=[.D160]+[.E160]-[.F160]" office:value-type="currency" office:currency="USD" office:value="165729.620651071">
            <text:p>$165,729.62</text:p>
          </table:table-cell>
          <table:table-cell table:style-name="ce1" table:formula="of:=[.D161]*[.$D$6]/12" office:value-type="currency" office:currency="USD" office:value="552.432068836902">
            <text:p>$552.43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161]-[.E161]" office:value-type="currency" office:currency="USD" office:value="521.757931163098">
            <text:p>$521.76</text:p>
          </table:table-cell>
        </table:table-row>
        <table:table-row table:style-name="ro1">
          <table:table-cell table:number-columns-repeated="2"/>
          <table:table-cell office:value-type="float" office:value="144">
            <text:p>144</text:p>
          </table:table-cell>
          <table:table-cell table:style-name="ce1" table:formula="of:=[.D161]+[.E161]-[.F161]" office:value-type="currency" office:currency="USD" office:value="165207.862719907">
            <text:p>$165,207.86</text:p>
          </table:table-cell>
          <table:table-cell table:style-name="ce1" table:formula="of:=[.D162]*[.$D$6]/12" office:value-type="currency" office:currency="USD" office:value="550.692875733025">
            <text:p>$550.69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162]-[.E162]" office:value-type="currency" office:currency="USD" office:value="523.497124266975">
            <text:p>$523.50</text:p>
          </table:table-cell>
        </table:table-row>
        <table:table-row table:style-name="ro1">
          <table:table-cell table:number-columns-repeated="2"/>
          <table:table-cell office:value-type="float" office:value="145">
            <text:p>145</text:p>
          </table:table-cell>
          <table:table-cell table:style-name="ce1" table:formula="of:=[.D162]+[.E162]-[.F162]" office:value-type="currency" office:currency="USD" office:value="164684.365595641">
            <text:p>$164,684.37</text:p>
          </table:table-cell>
          <table:table-cell table:style-name="ce1" table:formula="of:=[.D163]*[.$D$6]/12" office:value-type="currency" office:currency="USD" office:value="548.947885318802">
            <text:p>$548.95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163]-[.E163]" office:value-type="currency" office:currency="USD" office:value="525.242114681198">
            <text:p>$525.24</text:p>
          </table:table-cell>
        </table:table-row>
        <table:table-row table:style-name="ro1">
          <table:table-cell table:number-columns-repeated="2"/>
          <table:table-cell office:value-type="float" office:value="146">
            <text:p>146</text:p>
          </table:table-cell>
          <table:table-cell table:style-name="ce1" table:formula="of:=[.D163]+[.E163]-[.F163]" office:value-type="currency" office:currency="USD" office:value="164159.123480959">
            <text:p>$164,159.12</text:p>
          </table:table-cell>
          <table:table-cell table:style-name="ce1" table:formula="of:=[.D164]*[.$D$6]/12" office:value-type="currency" office:currency="USD" office:value="547.197078269864">
            <text:p>$547.20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164]-[.E164]" office:value-type="currency" office:currency="USD" office:value="526.992921730136">
            <text:p>$526.99</text:p>
          </table:table-cell>
        </table:table-row>
        <table:table-row table:style-name="ro1">
          <table:table-cell table:number-columns-repeated="2"/>
          <table:table-cell office:value-type="float" office:value="147">
            <text:p>147</text:p>
          </table:table-cell>
          <table:table-cell table:style-name="ce1" table:formula="of:=[.D164]+[.E164]-[.F164]" office:value-type="currency" office:currency="USD" office:value="163632.130559229">
            <text:p>$163,632.13</text:p>
          </table:table-cell>
          <table:table-cell table:style-name="ce1" table:formula="of:=[.D165]*[.$D$6]/12" office:value-type="currency" office:currency="USD" office:value="545.440435197431">
            <text:p>$545.44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165]-[.E165]" office:value-type="currency" office:currency="USD" office:value="528.749564802569">
            <text:p>$528.75</text:p>
          </table:table-cell>
        </table:table-row>
        <table:table-row table:style-name="ro1">
          <table:table-cell table:number-columns-repeated="2"/>
          <table:table-cell office:value-type="float" office:value="148">
            <text:p>148</text:p>
          </table:table-cell>
          <table:table-cell table:style-name="ce1" table:formula="of:=[.D165]+[.E165]-[.F165]" office:value-type="currency" office:currency="USD" office:value="163103.380994427">
            <text:p>$163,103.38</text:p>
          </table:table-cell>
          <table:table-cell table:style-name="ce1" table:formula="of:=[.D166]*[.$D$6]/12" office:value-type="currency" office:currency="USD" office:value="543.677936648089">
            <text:p>$543.68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166]-[.E166]" office:value-type="currency" office:currency="USD" office:value="530.512063351911">
            <text:p>$530.51</text:p>
          </table:table-cell>
        </table:table-row>
        <table:table-row table:style-name="ro1">
          <table:table-cell table:number-columns-repeated="2"/>
          <table:table-cell office:value-type="float" office:value="149">
            <text:p>149</text:p>
          </table:table-cell>
          <table:table-cell table:style-name="ce1" table:formula="of:=[.D166]+[.E166]-[.F166]" office:value-type="currency" office:currency="USD" office:value="162572.868931075">
            <text:p>$162,572.87</text:p>
          </table:table-cell>
          <table:table-cell table:style-name="ce1" table:formula="of:=[.D167]*[.$D$6]/12" office:value-type="currency" office:currency="USD" office:value="541.909563103582">
            <text:p>$541.91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167]-[.E167]" office:value-type="currency" office:currency="USD" office:value="532.280436896418">
            <text:p>$532.28</text:p>
          </table:table-cell>
        </table:table-row>
        <table:table-row table:style-name="ro1">
          <table:table-cell table:number-columns-repeated="2"/>
          <table:table-cell office:value-type="float" office:value="150">
            <text:p>150</text:p>
          </table:table-cell>
          <table:table-cell table:style-name="ce1" table:formula="of:=[.D167]+[.E167]-[.F167]" office:value-type="currency" office:currency="USD" office:value="162040.588494178">
            <text:p>$162,040.59</text:p>
          </table:table-cell>
          <table:table-cell table:style-name="ce1" table:formula="of:=[.D168]*[.$D$6]/12" office:value-type="currency" office:currency="USD" office:value="540.135294980594">
            <text:p>$540.14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168]-[.E168]" office:value-type="currency" office:currency="USD" office:value="534.054705019406">
            <text:p>$534.05</text:p>
          </table:table-cell>
        </table:table-row>
        <table:table-row table:style-name="ro1">
          <table:table-cell table:number-columns-repeated="2"/>
          <table:table-cell office:value-type="float" office:value="151">
            <text:p>151</text:p>
          </table:table-cell>
          <table:table-cell table:style-name="ce1" table:formula="of:=[.D168]+[.E168]-[.F168]" office:value-type="currency" office:currency="USD" office:value="161506.533789159">
            <text:p>$161,506.53</text:p>
          </table:table-cell>
          <table:table-cell table:style-name="ce1" table:formula="of:=[.D169]*[.$D$6]/12" office:value-type="currency" office:currency="USD" office:value="538.35511263053">
            <text:p>$538.36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169]-[.E169]" office:value-type="currency" office:currency="USD" office:value="535.834887369471">
            <text:p>$535.83</text:p>
          </table:table-cell>
        </table:table-row>
        <table:table-row table:style-name="ro1">
          <table:table-cell table:number-columns-repeated="2"/>
          <table:table-cell office:value-type="float" office:value="152">
            <text:p>152</text:p>
          </table:table-cell>
          <table:table-cell table:style-name="ce1" table:formula="of:=[.D169]+[.E169]-[.F169]" office:value-type="currency" office:currency="USD" office:value="160970.698901789">
            <text:p>$160,970.70</text:p>
          </table:table-cell>
          <table:table-cell table:style-name="ce1" table:formula="of:=[.D170]*[.$D$6]/12" office:value-type="currency" office:currency="USD" office:value="536.568996339298">
            <text:p>$536.57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170]-[.E170]" office:value-type="currency" office:currency="USD" office:value="537.621003660702">
            <text:p>$537.62</text:p>
          </table:table-cell>
        </table:table-row>
        <table:table-row table:style-name="ro1">
          <table:table-cell table:number-columns-repeated="2"/>
          <table:table-cell office:value-type="float" office:value="153">
            <text:p>153</text:p>
          </table:table-cell>
          <table:table-cell table:style-name="ce1" table:formula="of:=[.D170]+[.E170]-[.F170]" office:value-type="currency" office:currency="USD" office:value="160433.077898129">
            <text:p>$160,433.08</text:p>
          </table:table-cell>
          <table:table-cell table:style-name="ce1" table:formula="of:=[.D171]*[.$D$6]/12" office:value-type="currency" office:currency="USD" office:value="534.776926327096">
            <text:p>$534.78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171]-[.E171]" office:value-type="currency" office:currency="USD" office:value="539.413073672904">
            <text:p>$539.41</text:p>
          </table:table-cell>
        </table:table-row>
        <table:table-row table:style-name="ro1">
          <table:table-cell table:number-columns-repeated="2"/>
          <table:table-cell office:value-type="float" office:value="154">
            <text:p>154</text:p>
          </table:table-cell>
          <table:table-cell table:style-name="ce1" table:formula="of:=[.D171]+[.E171]-[.F171]" office:value-type="currency" office:currency="USD" office:value="159893.664824456">
            <text:p>$159,893.66</text:p>
          </table:table-cell>
          <table:table-cell table:style-name="ce1" table:formula="of:=[.D172]*[.$D$6]/12" office:value-type="currency" office:currency="USD" office:value="532.978882748186">
            <text:p>$532.98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172]-[.E172]" office:value-type="currency" office:currency="USD" office:value="541.211117251814">
            <text:p>$541.21</text:p>
          </table:table-cell>
        </table:table-row>
        <table:table-row table:style-name="ro1">
          <table:table-cell table:number-columns-repeated="2"/>
          <table:table-cell office:value-type="float" office:value="155">
            <text:p>155</text:p>
          </table:table-cell>
          <table:table-cell table:style-name="ce1" table:formula="of:=[.D172]+[.E172]-[.F172]" office:value-type="currency" office:currency="USD" office:value="159352.453707204">
            <text:p>$159,352.45</text:p>
          </table:table-cell>
          <table:table-cell table:style-name="ce1" table:formula="of:=[.D173]*[.$D$6]/12" office:value-type="currency" office:currency="USD" office:value="531.17484569068">
            <text:p>$531.17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173]-[.E173]" office:value-type="currency" office:currency="USD" office:value="543.01515430932">
            <text:p>$543.02</text:p>
          </table:table-cell>
        </table:table-row>
        <table:table-row table:style-name="ro1">
          <table:table-cell table:number-columns-repeated="2"/>
          <table:table-cell office:value-type="float" office:value="156">
            <text:p>156</text:p>
          </table:table-cell>
          <table:table-cell table:style-name="ce1" table:formula="of:=[.D173]+[.E173]-[.F173]" office:value-type="currency" office:currency="USD" office:value="158809.438552895">
            <text:p>$158,809.44</text:p>
          </table:table-cell>
          <table:table-cell table:style-name="ce1" table:formula="of:=[.D174]*[.$D$6]/12" office:value-type="currency" office:currency="USD" office:value="529.364795176316">
            <text:p>$529.36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174]-[.E174]" office:value-type="currency" office:currency="USD" office:value="544.825204823685">
            <text:p>$544.83</text:p>
          </table:table-cell>
        </table:table-row>
        <table:table-row table:style-name="ro1">
          <table:table-cell table:number-columns-repeated="2"/>
          <table:table-cell office:value-type="float" office:value="157">
            <text:p>157</text:p>
          </table:table-cell>
          <table:table-cell table:style-name="ce1" table:formula="of:=[.D174]+[.E174]-[.F174]" office:value-type="currency" office:currency="USD" office:value="158264.613348071">
            <text:p>$158,264.61</text:p>
          </table:table-cell>
          <table:table-cell table:style-name="ce1" table:formula="of:=[.D175]*[.$D$6]/12" office:value-type="currency" office:currency="USD" office:value="527.548711160237">
            <text:p>$527.55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175]-[.E175]" office:value-type="currency" office:currency="USD" office:value="546.641288839763">
            <text:p>$546.64</text:p>
          </table:table-cell>
        </table:table-row>
        <table:table-row table:style-name="ro1">
          <table:table-cell table:number-columns-repeated="2"/>
          <table:table-cell office:value-type="float" office:value="158">
            <text:p>158</text:p>
          </table:table-cell>
          <table:table-cell table:style-name="ce1" table:formula="of:=[.D175]+[.E175]-[.F175]" office:value-type="currency" office:currency="USD" office:value="157717.972059231">
            <text:p>$157,717.97</text:p>
          </table:table-cell>
          <table:table-cell table:style-name="ce1" table:formula="of:=[.D176]*[.$D$6]/12" office:value-type="currency" office:currency="USD" office:value="525.726573530771">
            <text:p>$525.73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176]-[.E176]" office:value-type="currency" office:currency="USD" office:value="548.463426469229">
            <text:p>$548.46</text:p>
          </table:table-cell>
        </table:table-row>
        <table:table-row table:style-name="ro1">
          <table:table-cell table:number-columns-repeated="2"/>
          <table:table-cell office:value-type="float" office:value="159">
            <text:p>159</text:p>
          </table:table-cell>
          <table:table-cell table:style-name="ce1" table:formula="of:=[.D176]+[.E176]-[.F176]" office:value-type="currency" office:currency="USD" office:value="157169.508632762">
            <text:p>$157,169.51</text:p>
          </table:table-cell>
          <table:table-cell table:style-name="ce1" table:formula="of:=[.D177]*[.$D$6]/12" office:value-type="currency" office:currency="USD" office:value="523.898362109206">
            <text:p>$523.90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177]-[.E177]" office:value-type="currency" office:currency="USD" office:value="550.291637890794">
            <text:p>$550.29</text:p>
          </table:table-cell>
        </table:table-row>
        <table:table-row table:style-name="ro1">
          <table:table-cell table:number-columns-repeated="2"/>
          <table:table-cell office:value-type="float" office:value="160">
            <text:p>160</text:p>
          </table:table-cell>
          <table:table-cell table:style-name="ce1" table:formula="of:=[.D177]+[.E177]-[.F177]" office:value-type="currency" office:currency="USD" office:value="156619.216994871">
            <text:p>$156,619.22</text:p>
          </table:table-cell>
          <table:table-cell table:style-name="ce1" table:formula="of:=[.D178]*[.$D$6]/12" office:value-type="currency" office:currency="USD" office:value="522.064056649571">
            <text:p>$522.06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178]-[.E178]" office:value-type="currency" office:currency="USD" office:value="552.12594335043">
            <text:p>$552.13</text:p>
          </table:table-cell>
        </table:table-row>
        <table:table-row table:style-name="ro1">
          <table:table-cell table:number-columns-repeated="2"/>
          <table:table-cell office:value-type="float" office:value="161">
            <text:p>161</text:p>
          </table:table-cell>
          <table:table-cell table:style-name="ce1" table:formula="of:=[.D178]+[.E178]-[.F178]" office:value-type="currency" office:currency="USD" office:value="156067.091051521">
            <text:p>$156,067.09</text:p>
          </table:table-cell>
          <table:table-cell table:style-name="ce1" table:formula="of:=[.D179]*[.$D$6]/12" office:value-type="currency" office:currency="USD" office:value="520.223636838402">
            <text:p>$520.22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179]-[.E179]" office:value-type="currency" office:currency="USD" office:value="553.966363161598">
            <text:p>$553.97</text:p>
          </table:table-cell>
        </table:table-row>
        <table:table-row table:style-name="ro1">
          <table:table-cell table:number-columns-repeated="2"/>
          <table:table-cell office:value-type="float" office:value="162">
            <text:p>162</text:p>
          </table:table-cell>
          <table:table-cell table:style-name="ce1" table:formula="of:=[.D179]+[.E179]-[.F179]" office:value-type="currency" office:currency="USD" office:value="155513.124688359">
            <text:p>$155,513.12</text:p>
          </table:table-cell>
          <table:table-cell table:style-name="ce1" table:formula="of:=[.D180]*[.$D$6]/12" office:value-type="currency" office:currency="USD" office:value="518.37708229453">
            <text:p>$518.38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180]-[.E180]" office:value-type="currency" office:currency="USD" office:value="555.81291770547">
            <text:p>$555.81</text:p>
          </table:table-cell>
        </table:table-row>
        <table:table-row table:style-name="ro1">
          <table:table-cell table:number-columns-repeated="2"/>
          <table:table-cell office:value-type="float" office:value="163">
            <text:p>163</text:p>
          </table:table-cell>
          <table:table-cell table:style-name="ce1" table:formula="of:=[.D180]+[.E180]-[.F180]" office:value-type="currency" office:currency="USD" office:value="154957.311770654">
            <text:p>$154,957.31</text:p>
          </table:table-cell>
          <table:table-cell table:style-name="ce1" table:formula="of:=[.D181]*[.$D$6]/12" office:value-type="currency" office:currency="USD" office:value="516.524372568845">
            <text:p>$516.52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181]-[.E181]" office:value-type="currency" office:currency="USD" office:value="557.665627431155">
            <text:p>$557.67</text:p>
          </table:table-cell>
        </table:table-row>
        <table:table-row table:style-name="ro1">
          <table:table-cell table:number-columns-repeated="2"/>
          <table:table-cell office:value-type="float" office:value="164">
            <text:p>164</text:p>
          </table:table-cell>
          <table:table-cell table:style-name="ce1" table:formula="of:=[.D181]+[.E181]-[.F181]" office:value-type="currency" office:currency="USD" office:value="154399.646143222">
            <text:p>$154,399.65</text:p>
          </table:table-cell>
          <table:table-cell table:style-name="ce1" table:formula="of:=[.D182]*[.$D$6]/12" office:value-type="currency" office:currency="USD" office:value="514.665487144075">
            <text:p>$514.67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182]-[.E182]" office:value-type="currency" office:currency="USD" office:value="559.524512855925">
            <text:p>$559.52</text:p>
          </table:table-cell>
        </table:table-row>
        <table:table-row table:style-name="ro1">
          <table:table-cell table:number-columns-repeated="2"/>
          <table:table-cell office:value-type="float" office:value="165">
            <text:p>165</text:p>
          </table:table-cell>
          <table:table-cell table:style-name="ce1" table:formula="of:=[.D182]+[.E182]-[.F182]" office:value-type="currency" office:currency="USD" office:value="153840.121630367">
            <text:p>$153,840.12</text:p>
          </table:table-cell>
          <table:table-cell table:style-name="ce1" table:formula="of:=[.D183]*[.$D$6]/12" office:value-type="currency" office:currency="USD" office:value="512.800405434555">
            <text:p>$512.80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183]-[.E183]" office:value-type="currency" office:currency="USD" office:value="561.389594565445">
            <text:p>$561.39</text:p>
          </table:table-cell>
        </table:table-row>
        <table:table-row table:style-name="ro1">
          <table:table-cell table:number-columns-repeated="2"/>
          <table:table-cell office:value-type="float" office:value="166">
            <text:p>166</text:p>
          </table:table-cell>
          <table:table-cell table:style-name="ce1" table:formula="of:=[.D183]+[.E183]-[.F183]" office:value-type="currency" office:currency="USD" office:value="153278.732035801">
            <text:p>$153,278.73</text:p>
          </table:table-cell>
          <table:table-cell table:style-name="ce1" table:formula="of:=[.D184]*[.$D$6]/12" office:value-type="currency" office:currency="USD" office:value="510.929106786004">
            <text:p>$510.93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184]-[.E184]" office:value-type="currency" office:currency="USD" office:value="563.260893213996">
            <text:p>$563.26</text:p>
          </table:table-cell>
        </table:table-row>
        <table:table-row table:style-name="ro1">
          <table:table-cell table:number-columns-repeated="2"/>
          <table:table-cell office:value-type="float" office:value="167">
            <text:p>167</text:p>
          </table:table-cell>
          <table:table-cell table:style-name="ce1" table:formula="of:=[.D184]+[.E184]-[.F184]" office:value-type="currency" office:currency="USD" office:value="152715.471142587">
            <text:p>$152,715.47</text:p>
          </table:table-cell>
          <table:table-cell table:style-name="ce1" table:formula="of:=[.D185]*[.$D$6]/12" office:value-type="currency" office:currency="USD" office:value="509.051570475291">
            <text:p>$509.05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185]-[.E185]" office:value-type="currency" office:currency="USD" office:value="565.13842952471">
            <text:p>$565.14</text:p>
          </table:table-cell>
        </table:table-row>
        <table:table-row table:style-name="ro1">
          <table:table-cell table:number-columns-repeated="2"/>
          <table:table-cell office:value-type="float" office:value="168">
            <text:p>168</text:p>
          </table:table-cell>
          <table:table-cell table:style-name="ce1" table:formula="of:=[.D185]+[.E185]-[.F185]" office:value-type="currency" office:currency="USD" office:value="152150.332713062">
            <text:p>$152,150.33</text:p>
          </table:table-cell>
          <table:table-cell table:style-name="ce1" table:formula="of:=[.D186]*[.$D$6]/12" office:value-type="currency" office:currency="USD" office:value="507.167775710208">
            <text:p>$507.17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186]-[.E186]" office:value-type="currency" office:currency="USD" office:value="567.022224289792">
            <text:p>$567.02</text:p>
          </table:table-cell>
        </table:table-row>
        <table:table-row table:style-name="ro1">
          <table:table-cell table:number-columns-repeated="2"/>
          <table:table-cell office:value-type="float" office:value="169">
            <text:p>169</text:p>
          </table:table-cell>
          <table:table-cell table:style-name="ce1" table:formula="of:=[.D186]+[.E186]-[.F186]" office:value-type="currency" office:currency="USD" office:value="151583.310488773">
            <text:p>$151,583.31</text:p>
          </table:table-cell>
          <table:table-cell table:style-name="ce1" table:formula="of:=[.D187]*[.$D$6]/12" office:value-type="currency" office:currency="USD" office:value="505.277701629242">
            <text:p>$505.28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187]-[.E187]" office:value-type="currency" office:currency="USD" office:value="568.912298370758">
            <text:p>$568.91</text:p>
          </table:table-cell>
        </table:table-row>
        <table:table-row table:style-name="ro1">
          <table:table-cell table:number-columns-repeated="2"/>
          <table:table-cell office:value-type="float" office:value="170">
            <text:p>170</text:p>
          </table:table-cell>
          <table:table-cell table:style-name="ce1" table:formula="of:=[.D187]+[.E187]-[.F187]" office:value-type="currency" office:currency="USD" office:value="151014.398190402">
            <text:p>$151,014.40</text:p>
          </table:table-cell>
          <table:table-cell table:style-name="ce1" table:formula="of:=[.D188]*[.$D$6]/12" office:value-type="currency" office:currency="USD" office:value="503.38132730134">
            <text:p>$503.38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188]-[.E188]" office:value-type="currency" office:currency="USD" office:value="570.808672698661">
            <text:p>$570.81</text:p>
          </table:table-cell>
        </table:table-row>
        <table:table-row table:style-name="ro1">
          <table:table-cell table:number-columns-repeated="2"/>
          <table:table-cell office:value-type="float" office:value="171">
            <text:p>171</text:p>
          </table:table-cell>
          <table:table-cell table:style-name="ce1" table:formula="of:=[.D188]+[.E188]-[.F188]" office:value-type="currency" office:currency="USD" office:value="150443.589517703">
            <text:p>$150,443.59</text:p>
          </table:table-cell>
          <table:table-cell table:style-name="ce1" table:formula="of:=[.D189]*[.$D$6]/12" office:value-type="currency" office:currency="USD" office:value="501.478631725677">
            <text:p>$501.48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189]-[.E189]" office:value-type="currency" office:currency="USD" office:value="572.711368274323">
            <text:p>$572.71</text:p>
          </table:table-cell>
        </table:table-row>
        <table:table-row table:style-name="ro1">
          <table:table-cell table:number-columns-repeated="2"/>
          <table:table-cell office:value-type="float" office:value="172">
            <text:p>172</text:p>
          </table:table-cell>
          <table:table-cell table:style-name="ce1" table:formula="of:=[.D189]+[.E189]-[.F189]" office:value-type="currency" office:currency="USD" office:value="149870.878149429">
            <text:p>$149,870.88</text:p>
          </table:table-cell>
          <table:table-cell table:style-name="ce1" table:formula="of:=[.D190]*[.$D$6]/12" office:value-type="currency" office:currency="USD" office:value="499.56959383143">
            <text:p>$499.57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190]-[.E190]" office:value-type="currency" office:currency="USD" office:value="574.620406168571">
            <text:p>$574.62</text:p>
          </table:table-cell>
        </table:table-row>
        <table:table-row table:style-name="ro1">
          <table:table-cell table:number-columns-repeated="2"/>
          <table:table-cell office:value-type="float" office:value="173">
            <text:p>173</text:p>
          </table:table-cell>
          <table:table-cell table:style-name="ce1" table:formula="of:=[.D190]+[.E190]-[.F190]" office:value-type="currency" office:currency="USD" office:value="149296.25774326">
            <text:p>$149,296.26</text:p>
          </table:table-cell>
          <table:table-cell table:style-name="ce1" table:formula="of:=[.D191]*[.$D$6]/12" office:value-type="currency" office:currency="USD" office:value="497.654192477534">
            <text:p>$497.65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191]-[.E191]" office:value-type="currency" office:currency="USD" office:value="576.535807522466">
            <text:p>$576.54</text:p>
          </table:table-cell>
        </table:table-row>
        <table:table-row table:style-name="ro1">
          <table:table-cell table:number-columns-repeated="2"/>
          <table:table-cell office:value-type="float" office:value="174">
            <text:p>174</text:p>
          </table:table-cell>
          <table:table-cell table:style-name="ce1" table:formula="of:=[.D191]+[.E191]-[.F191]" office:value-type="currency" office:currency="USD" office:value="148719.721935738">
            <text:p>$148,719.72</text:p>
          </table:table-cell>
          <table:table-cell table:style-name="ce1" table:formula="of:=[.D192]*[.$D$6]/12" office:value-type="currency" office:currency="USD" office:value="495.732406452459">
            <text:p>$495.73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192]-[.E192]" office:value-type="currency" office:currency="USD" office:value="578.457593547541">
            <text:p>$578.46</text:p>
          </table:table-cell>
        </table:table-row>
        <table:table-row table:style-name="ro1">
          <table:table-cell table:number-columns-repeated="2"/>
          <table:table-cell office:value-type="float" office:value="175">
            <text:p>175</text:p>
          </table:table-cell>
          <table:table-cell table:style-name="ce1" table:formula="of:=[.D192]+[.E192]-[.F192]" office:value-type="currency" office:currency="USD" office:value="148141.26434219">
            <text:p>$148,141.26</text:p>
          </table:table-cell>
          <table:table-cell table:style-name="ce1" table:formula="of:=[.D193]*[.$D$6]/12" office:value-type="currency" office:currency="USD" office:value="493.804214473968">
            <text:p>$493.80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193]-[.E193]" office:value-type="currency" office:currency="USD" office:value="580.385785526032">
            <text:p>$580.39</text:p>
          </table:table-cell>
        </table:table-row>
        <table:table-row table:style-name="ro1">
          <table:table-cell table:number-columns-repeated="2"/>
          <table:table-cell office:value-type="float" office:value="176">
            <text:p>176</text:p>
          </table:table-cell>
          <table:table-cell table:style-name="ce1" table:formula="of:=[.D193]+[.E193]-[.F193]" office:value-type="currency" office:currency="USD" office:value="147560.878556664">
            <text:p>$147,560.88</text:p>
          </table:table-cell>
          <table:table-cell table:style-name="ce1" table:formula="of:=[.D194]*[.$D$6]/12" office:value-type="currency" office:currency="USD" office:value="491.869595188881">
            <text:p>$491.87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194]-[.E194]" office:value-type="currency" office:currency="USD" office:value="582.320404811119">
            <text:p>$582.32</text:p>
          </table:table-cell>
        </table:table-row>
        <table:table-row table:style-name="ro1">
          <table:table-cell table:number-columns-repeated="2"/>
          <table:table-cell office:value-type="float" office:value="177">
            <text:p>177</text:p>
          </table:table-cell>
          <table:table-cell table:style-name="ce1" table:formula="of:=[.D194]+[.E194]-[.F194]" office:value-type="currency" office:currency="USD" office:value="146978.558151853">
            <text:p>$146,978.56</text:p>
          </table:table-cell>
          <table:table-cell table:style-name="ce1" table:formula="of:=[.D195]*[.$D$6]/12" office:value-type="currency" office:currency="USD" office:value="489.928527172844">
            <text:p>$489.93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195]-[.E195]" office:value-type="currency" office:currency="USD" office:value="584.261472827156">
            <text:p>$584.26</text:p>
          </table:table-cell>
        </table:table-row>
        <table:table-row table:style-name="ro1">
          <table:table-cell table:number-columns-repeated="2"/>
          <table:table-cell office:value-type="float" office:value="178">
            <text:p>178</text:p>
          </table:table-cell>
          <table:table-cell table:style-name="ce1" table:formula="of:=[.D195]+[.E195]-[.F195]" office:value-type="currency" office:currency="USD" office:value="146394.296679026">
            <text:p>$146,394.30</text:p>
          </table:table-cell>
          <table:table-cell table:style-name="ce1" table:formula="of:=[.D196]*[.$D$6]/12" office:value-type="currency" office:currency="USD" office:value="487.980988930087">
            <text:p>$487.98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196]-[.E196]" office:value-type="currency" office:currency="USD" office:value="586.209011069913">
            <text:p>$586.21</text:p>
          </table:table-cell>
        </table:table-row>
        <table:table-row table:style-name="ro1">
          <table:table-cell table:number-columns-repeated="2"/>
          <table:table-cell office:value-type="float" office:value="179">
            <text:p>179</text:p>
          </table:table-cell>
          <table:table-cell table:style-name="ce1" table:formula="of:=[.D196]+[.E196]-[.F196]" office:value-type="currency" office:currency="USD" office:value="145808.087667956">
            <text:p>$145,808.09</text:p>
          </table:table-cell>
          <table:table-cell table:style-name="ce1" table:formula="of:=[.D197]*[.$D$6]/12" office:value-type="currency" office:currency="USD" office:value="486.026958893187">
            <text:p>$486.03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197]-[.E197]" office:value-type="currency" office:currency="USD" office:value="588.163041106813">
            <text:p>$588.16</text:p>
          </table:table-cell>
        </table:table-row>
        <table:table-row table:style-name="ro1">
          <table:table-cell table:number-columns-repeated="2"/>
          <table:table-cell office:value-type="float" office:value="180">
            <text:p>180</text:p>
          </table:table-cell>
          <table:table-cell table:style-name="ce1" table:formula="of:=[.D197]+[.E197]-[.F197]" office:value-type="currency" office:currency="USD" office:value="145219.924626849">
            <text:p>$145,219.92</text:p>
          </table:table-cell>
          <table:table-cell table:style-name="ce1" table:formula="of:=[.D198]*[.$D$6]/12" office:value-type="currency" office:currency="USD" office:value="484.066415422831">
            <text:p>$484.07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198]-[.E198]" office:value-type="currency" office:currency="USD" office:value="590.123584577169">
            <text:p>$590.12</text:p>
          </table:table-cell>
        </table:table-row>
        <table:table-row table:style-name="ro1">
          <table:table-cell table:number-columns-repeated="2"/>
          <table:table-cell office:value-type="float" office:value="181">
            <text:p>181</text:p>
          </table:table-cell>
          <table:table-cell table:style-name="ce1" table:formula="of:=[.D198]+[.E198]-[.F198]" office:value-type="currency" office:currency="USD" office:value="144629.801042272">
            <text:p>$144,629.80</text:p>
          </table:table-cell>
          <table:table-cell table:style-name="ce1" table:formula="of:=[.D199]*[.$D$6]/12" office:value-type="currency" office:currency="USD" office:value="482.099336807574">
            <text:p>$482.10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199]-[.E199]" office:value-type="currency" office:currency="USD" office:value="592.090663192427">
            <text:p>$592.09</text:p>
          </table:table-cell>
        </table:table-row>
        <table:table-row table:style-name="ro1">
          <table:table-cell table:number-columns-repeated="2"/>
          <table:table-cell office:value-type="float" office:value="182">
            <text:p>182</text:p>
          </table:table-cell>
          <table:table-cell table:style-name="ce1" table:formula="of:=[.D199]+[.E199]-[.F199]" office:value-type="currency" office:currency="USD" office:value="144037.71037908">
            <text:p>$144,037.71</text:p>
          </table:table-cell>
          <table:table-cell table:style-name="ce1" table:formula="of:=[.D200]*[.$D$6]/12" office:value-type="currency" office:currency="USD" office:value="480.125701263599">
            <text:p>$480.13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00]-[.E200]" office:value-type="currency" office:currency="USD" office:value="594.064298736401">
            <text:p>$594.06</text:p>
          </table:table-cell>
        </table:table-row>
        <table:table-row table:style-name="ro1">
          <table:table-cell table:number-columns-repeated="2"/>
          <table:table-cell office:value-type="float" office:value="183">
            <text:p>183</text:p>
          </table:table-cell>
          <table:table-cell table:style-name="ce1" table:formula="of:=[.D200]+[.E200]-[.F200]" office:value-type="currency" office:currency="USD" office:value="143443.646080343">
            <text:p>$143,443.65</text:p>
          </table:table-cell>
          <table:table-cell table:style-name="ce1" table:formula="of:=[.D201]*[.$D$6]/12" office:value-type="currency" office:currency="USD" office:value="478.145486934478">
            <text:p>$478.15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01]-[.E201]" office:value-type="currency" office:currency="USD" office:value="596.044513065523">
            <text:p>$596.04</text:p>
          </table:table-cell>
        </table:table-row>
        <table:table-row table:style-name="ro1">
          <table:table-cell table:number-columns-repeated="2"/>
          <table:table-cell office:value-type="float" office:value="184">
            <text:p>184</text:p>
          </table:table-cell>
          <table:table-cell table:style-name="ce1" table:formula="of:=[.D201]+[.E201]-[.F201]" office:value-type="currency" office:currency="USD" office:value="142847.601567278">
            <text:p>$142,847.60</text:p>
          </table:table-cell>
          <table:table-cell table:style-name="ce1" table:formula="of:=[.D202]*[.$D$6]/12" office:value-type="currency" office:currency="USD" office:value="476.158671890926">
            <text:p>$476.16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02]-[.E202]" office:value-type="currency" office:currency="USD" office:value="598.031328109074">
            <text:p>$598.03</text:p>
          </table:table-cell>
        </table:table-row>
        <table:table-row table:style-name="ro1">
          <table:table-cell table:number-columns-repeated="2"/>
          <table:table-cell office:value-type="float" office:value="185">
            <text:p>185</text:p>
          </table:table-cell>
          <table:table-cell table:style-name="ce1" table:formula="of:=[.D202]+[.E202]-[.F202]" office:value-type="currency" office:currency="USD" office:value="142249.570239169">
            <text:p>$142,249.57</text:p>
          </table:table-cell>
          <table:table-cell table:style-name="ce1" table:formula="of:=[.D203]*[.$D$6]/12" office:value-type="currency" office:currency="USD" office:value="474.165234130562">
            <text:p>$474.17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03]-[.E203]" office:value-type="currency" office:currency="USD" office:value="600.024765869438">
            <text:p>$600.02</text:p>
          </table:table-cell>
        </table:table-row>
        <table:table-row table:style-name="ro1">
          <table:table-cell table:number-columns-repeated="2"/>
          <table:table-cell office:value-type="float" office:value="186">
            <text:p>186</text:p>
          </table:table-cell>
          <table:table-cell table:style-name="ce1" table:formula="of:=[.D203]+[.E203]-[.F203]" office:value-type="currency" office:currency="USD" office:value="141649.545473299">
            <text:p>$141,649.55</text:p>
          </table:table-cell>
          <table:table-cell table:style-name="ce1" table:formula="of:=[.D204]*[.$D$6]/12" office:value-type="currency" office:currency="USD" office:value="472.165151577664">
            <text:p>$472.17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04]-[.E204]" office:value-type="currency" office:currency="USD" office:value="602.024848422336">
            <text:p>$602.02</text:p>
          </table:table-cell>
        </table:table-row>
        <table:table-row table:style-name="ro1">
          <table:table-cell table:number-columns-repeated="2"/>
          <table:table-cell office:value-type="float" office:value="187">
            <text:p>187</text:p>
          </table:table-cell>
          <table:table-cell table:style-name="ce1" table:formula="of:=[.D204]+[.E204]-[.F204]" office:value-type="currency" office:currency="USD" office:value="141047.520624877">
            <text:p>$141,047.52</text:p>
          </table:table-cell>
          <table:table-cell table:style-name="ce1" table:formula="of:=[.D205]*[.$D$6]/12" office:value-type="currency" office:currency="USD" office:value="470.158402082923">
            <text:p>$470.16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05]-[.E205]" office:value-type="currency" office:currency="USD" office:value="604.031597917077">
            <text:p>$604.03</text:p>
          </table:table-cell>
        </table:table-row>
        <table:table-row table:style-name="ro1">
          <table:table-cell table:number-columns-repeated="2"/>
          <table:table-cell office:value-type="float" office:value="188">
            <text:p>188</text:p>
          </table:table-cell>
          <table:table-cell table:style-name="ce1" table:formula="of:=[.D205]+[.E205]-[.F205]" office:value-type="currency" office:currency="USD" office:value="140443.48902696">
            <text:p>$140,443.49</text:p>
          </table:table-cell>
          <table:table-cell table:style-name="ce1" table:formula="of:=[.D206]*[.$D$6]/12" office:value-type="currency" office:currency="USD" office:value="468.1449634232">
            <text:p>$468.14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06]-[.E206]" office:value-type="currency" office:currency="USD" office:value="606.045036576801">
            <text:p>$606.05</text:p>
          </table:table-cell>
        </table:table-row>
        <table:table-row table:style-name="ro1">
          <table:table-cell table:number-columns-repeated="2"/>
          <table:table-cell office:value-type="float" office:value="189">
            <text:p>189</text:p>
          </table:table-cell>
          <table:table-cell table:style-name="ce1" table:formula="of:=[.D206]+[.E206]-[.F206]" office:value-type="currency" office:currency="USD" office:value="139837.443990383">
            <text:p>$139,837.44</text:p>
          </table:table-cell>
          <table:table-cell table:style-name="ce1" table:formula="of:=[.D207]*[.$D$6]/12" office:value-type="currency" office:currency="USD" office:value="466.124813301277">
            <text:p>$466.12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07]-[.E207]" office:value-type="currency" office:currency="USD" office:value="608.065186698723">
            <text:p>$608.07</text:p>
          </table:table-cell>
        </table:table-row>
        <table:table-row table:style-name="ro1">
          <table:table-cell table:number-columns-repeated="2"/>
          <table:table-cell office:value-type="float" office:value="190">
            <text:p>190</text:p>
          </table:table-cell>
          <table:table-cell table:style-name="ce1" table:formula="of:=[.D207]+[.E207]-[.F207]" office:value-type="currency" office:currency="USD" office:value="139229.378803684">
            <text:p>$139,229.38</text:p>
          </table:table-cell>
          <table:table-cell table:style-name="ce1" table:formula="of:=[.D208]*[.$D$6]/12" office:value-type="currency" office:currency="USD" office:value="464.097929345614">
            <text:p>$464.10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08]-[.E208]" office:value-type="currency" office:currency="USD" office:value="610.092070654386">
            <text:p>$610.09</text:p>
          </table:table-cell>
        </table:table-row>
        <table:table-row table:style-name="ro1">
          <table:table-cell table:number-columns-repeated="2"/>
          <table:table-cell office:value-type="float" office:value="191">
            <text:p>191</text:p>
          </table:table-cell>
          <table:table-cell table:style-name="ce1" table:formula="of:=[.D208]+[.E208]-[.F208]" office:value-type="currency" office:currency="USD" office:value="138619.28673303">
            <text:p>$138,619.29</text:p>
          </table:table-cell>
          <table:table-cell table:style-name="ce1" table:formula="of:=[.D209]*[.$D$6]/12" office:value-type="currency" office:currency="USD" office:value="462.0642891101">
            <text:p>$462.06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09]-[.E209]" office:value-type="currency" office:currency="USD" office:value="612.1257108899">
            <text:p>$612.13</text:p>
          </table:table-cell>
        </table:table-row>
        <table:table-row table:style-name="ro1">
          <table:table-cell table:number-columns-repeated="2"/>
          <table:table-cell office:value-type="float" office:value="192">
            <text:p>192</text:p>
          </table:table-cell>
          <table:table-cell table:style-name="ce1" table:formula="of:=[.D209]+[.E209]-[.F209]" office:value-type="currency" office:currency="USD" office:value="138007.16102214">
            <text:p>$138,007.16</text:p>
          </table:table-cell>
          <table:table-cell table:style-name="ce1" table:formula="of:=[.D210]*[.$D$6]/12" office:value-type="currency" office:currency="USD" office:value="460.0238700738">
            <text:p>$460.02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10]-[.E210]" office:value-type="currency" office:currency="USD" office:value="614.1661299262">
            <text:p>$614.17</text:p>
          </table:table-cell>
        </table:table-row>
        <table:table-row table:style-name="ro1">
          <table:table-cell table:number-columns-repeated="2"/>
          <table:table-cell office:value-type="float" office:value="193">
            <text:p>193</text:p>
          </table:table-cell>
          <table:table-cell table:style-name="ce1" table:formula="of:=[.D210]+[.E210]-[.F210]" office:value-type="currency" office:currency="USD" office:value="137392.994892214">
            <text:p>$137,392.99</text:p>
          </table:table-cell>
          <table:table-cell table:style-name="ce1" table:formula="of:=[.D211]*[.$D$6]/12" office:value-type="currency" office:currency="USD" office:value="457.976649640713">
            <text:p>$457.98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11]-[.E211]" office:value-type="currency" office:currency="USD" office:value="616.213350359287">
            <text:p>$616.21</text:p>
          </table:table-cell>
        </table:table-row>
        <table:table-row table:style-name="ro1">
          <table:table-cell table:number-columns-repeated="2"/>
          <table:table-cell office:value-type="float" office:value="194">
            <text:p>194</text:p>
          </table:table-cell>
          <table:table-cell table:style-name="ce1" table:formula="of:=[.D211]+[.E211]-[.F211]" office:value-type="currency" office:currency="USD" office:value="136776.781541855">
            <text:p>$136,776.78</text:p>
          </table:table-cell>
          <table:table-cell table:style-name="ce1" table:formula="of:=[.D212]*[.$D$6]/12" office:value-type="currency" office:currency="USD" office:value="455.922605139515">
            <text:p>$455.92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12]-[.E212]" office:value-type="currency" office:currency="USD" office:value="618.267394860485">
            <text:p>$618.27</text:p>
          </table:table-cell>
        </table:table-row>
        <table:table-row table:style-name="ro1">
          <table:table-cell table:number-columns-repeated="2"/>
          <table:table-cell office:value-type="float" office:value="195">
            <text:p>195</text:p>
          </table:table-cell>
          <table:table-cell table:style-name="ce1" table:formula="of:=[.D212]+[.E212]-[.F212]" office:value-type="currency" office:currency="USD" office:value="136158.514146994">
            <text:p>$136,158.51</text:p>
          </table:table-cell>
          <table:table-cell table:style-name="ce1" table:formula="of:=[.D213]*[.$D$6]/12" office:value-type="currency" office:currency="USD" office:value="453.861713823314">
            <text:p>$453.86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13]-[.E213]" office:value-type="currency" office:currency="USD" office:value="620.328286176687">
            <text:p>$620.33</text:p>
          </table:table-cell>
        </table:table-row>
        <table:table-row table:style-name="ro1">
          <table:table-cell table:number-columns-repeated="2"/>
          <table:table-cell office:value-type="float" office:value="196">
            <text:p>196</text:p>
          </table:table-cell>
          <table:table-cell table:style-name="ce1" table:formula="of:=[.D213]+[.E213]-[.F213]" office:value-type="currency" office:currency="USD" office:value="135538.185860817">
            <text:p>$135,538.19</text:p>
          </table:table-cell>
          <table:table-cell table:style-name="ce1" table:formula="of:=[.D214]*[.$D$6]/12" office:value-type="currency" office:currency="USD" office:value="451.793952869391">
            <text:p>$451.79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14]-[.E214]" office:value-type="currency" office:currency="USD" office:value="622.396047130609">
            <text:p>$622.40</text:p>
          </table:table-cell>
        </table:table-row>
        <table:table-row table:style-name="ro1">
          <table:table-cell table:number-columns-repeated="2"/>
          <table:table-cell office:value-type="float" office:value="197">
            <text:p>197</text:p>
          </table:table-cell>
          <table:table-cell table:style-name="ce1" table:formula="of:=[.D214]+[.E214]-[.F214]" office:value-type="currency" office:currency="USD" office:value="134915.789813687">
            <text:p>$134,915.79</text:p>
          </table:table-cell>
          <table:table-cell table:style-name="ce1" table:formula="of:=[.D215]*[.$D$6]/12" office:value-type="currency" office:currency="USD" office:value="449.719299378956">
            <text:p>$449.72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15]-[.E215]" office:value-type="currency" office:currency="USD" office:value="624.470700621044">
            <text:p>$624.47</text:p>
          </table:table-cell>
        </table:table-row>
        <table:table-row table:style-name="ro1">
          <table:table-cell table:number-columns-repeated="2"/>
          <table:table-cell office:value-type="float" office:value="198">
            <text:p>198</text:p>
          </table:table-cell>
          <table:table-cell table:style-name="ce1" table:formula="of:=[.D215]+[.E215]-[.F215]" office:value-type="currency" office:currency="USD" office:value="134291.319113066">
            <text:p>$134,291.32</text:p>
          </table:table-cell>
          <table:table-cell table:style-name="ce1" table:formula="of:=[.D216]*[.$D$6]/12" office:value-type="currency" office:currency="USD" office:value="447.637730376886">
            <text:p>$447.64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16]-[.E216]" office:value-type="currency" office:currency="USD" office:value="626.552269623114">
            <text:p>$626.55</text:p>
          </table:table-cell>
        </table:table-row>
        <table:table-row table:style-name="ro1">
          <table:table-cell table:number-columns-repeated="2"/>
          <table:table-cell office:value-type="float" office:value="199">
            <text:p>199</text:p>
          </table:table-cell>
          <table:table-cell table:style-name="ce1" table:formula="of:=[.D216]+[.E216]-[.F216]" office:value-type="currency" office:currency="USD" office:value="133664.766843443">
            <text:p>$133,664.77</text:p>
          </table:table-cell>
          <table:table-cell table:style-name="ce1" table:formula="of:=[.D217]*[.$D$6]/12" office:value-type="currency" office:currency="USD" office:value="445.549222811475">
            <text:p>$445.55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17]-[.E217]" office:value-type="currency" office:currency="USD" office:value="628.640777188525">
            <text:p>$628.64</text:p>
          </table:table-cell>
        </table:table-row>
        <table:table-row table:style-name="ro1">
          <table:table-cell table:number-columns-repeated="2"/>
          <table:table-cell office:value-type="float" office:value="200">
            <text:p>200</text:p>
          </table:table-cell>
          <table:table-cell table:style-name="ce1" table:formula="of:=[.D217]+[.E217]-[.F217]" office:value-type="currency" office:currency="USD" office:value="133036.126066254">
            <text:p>$133,036.13</text:p>
          </table:table-cell>
          <table:table-cell table:style-name="ce1" table:formula="of:=[.D218]*[.$D$6]/12" office:value-type="currency" office:currency="USD" office:value="443.45375355418">
            <text:p>$443.45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18]-[.E218]" office:value-type="currency" office:currency="USD" office:value="630.73624644582">
            <text:p>$630.74</text:p>
          </table:table-cell>
        </table:table-row>
        <table:table-row table:style-name="ro1">
          <table:table-cell table:number-columns-repeated="2"/>
          <table:table-cell office:value-type="float" office:value="201">
            <text:p>201</text:p>
          </table:table-cell>
          <table:table-cell table:style-name="ce1" table:formula="of:=[.D218]+[.E218]-[.F218]" office:value-type="currency" office:currency="USD" office:value="132405.389819808">
            <text:p>$132,405.39</text:p>
          </table:table-cell>
          <table:table-cell table:style-name="ce1" table:formula="of:=[.D219]*[.$D$6]/12" office:value-type="currency" office:currency="USD" office:value="441.351299399361">
            <text:p>$441.35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19]-[.E219]" office:value-type="currency" office:currency="USD" office:value="632.838700600639">
            <text:p>$632.84</text:p>
          </table:table-cell>
        </table:table-row>
        <table:table-row table:style-name="ro1">
          <table:table-cell table:number-columns-repeated="2"/>
          <table:table-cell office:value-type="float" office:value="202">
            <text:p>202</text:p>
          </table:table-cell>
          <table:table-cell table:style-name="ce1" table:formula="of:=[.D219]+[.E219]-[.F219]" office:value-type="currency" office:currency="USD" office:value="131772.551119208">
            <text:p>$131,772.55</text:p>
          </table:table-cell>
          <table:table-cell table:style-name="ce1" table:formula="of:=[.D220]*[.$D$6]/12" office:value-type="currency" office:currency="USD" office:value="439.241837064025">
            <text:p>$439.24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20]-[.E220]" office:value-type="currency" office:currency="USD" office:value="634.948162935975">
            <text:p>$634.95</text:p>
          </table:table-cell>
        </table:table-row>
        <table:table-row table:style-name="ro1">
          <table:table-cell table:number-columns-repeated="2"/>
          <table:table-cell office:value-type="float" office:value="203">
            <text:p>203</text:p>
          </table:table-cell>
          <table:table-cell table:style-name="ce1" table:formula="of:=[.D220]+[.E220]-[.F220]" office:value-type="currency" office:currency="USD" office:value="131137.602956272">
            <text:p>$131,137.60</text:p>
          </table:table-cell>
          <table:table-cell table:style-name="ce1" table:formula="of:=[.D221]*[.$D$6]/12" office:value-type="currency" office:currency="USD" office:value="437.125343187572">
            <text:p>$437.13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21]-[.E221]" office:value-type="currency" office:currency="USD" office:value="637.064656812428">
            <text:p>$637.06</text:p>
          </table:table-cell>
        </table:table-row>
        <table:table-row table:style-name="ro1">
          <table:table-cell table:number-columns-repeated="2"/>
          <table:table-cell office:value-type="float" office:value="204">
            <text:p>204</text:p>
          </table:table-cell>
          <table:table-cell table:style-name="ce1" table:formula="of:=[.D221]+[.E221]-[.F221]" office:value-type="currency" office:currency="USD" office:value="130500.538299459">
            <text:p>$130,500.54</text:p>
          </table:table-cell>
          <table:table-cell table:style-name="ce1" table:formula="of:=[.D222]*[.$D$6]/12" office:value-type="currency" office:currency="USD" office:value="435.001794331531">
            <text:p>$435.00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22]-[.E222]" office:value-type="currency" office:currency="USD" office:value="639.188205668469">
            <text:p>$639.19</text:p>
          </table:table-cell>
        </table:table-row>
        <table:table-row table:style-name="ro1">
          <table:table-cell table:number-columns-repeated="2"/>
          <table:table-cell office:value-type="float" office:value="205">
            <text:p>205</text:p>
          </table:table-cell>
          <table:table-cell table:style-name="ce1" table:formula="of:=[.D222]+[.E222]-[.F222]" office:value-type="currency" office:currency="USD" office:value="129861.350093791">
            <text:p>$129,861.35</text:p>
          </table:table-cell>
          <table:table-cell table:style-name="ce1" table:formula="of:=[.D223]*[.$D$6]/12" office:value-type="currency" office:currency="USD" office:value="432.871166979303">
            <text:p>$432.87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23]-[.E223]" office:value-type="currency" office:currency="USD" office:value="641.318833020698">
            <text:p>$641.32</text:p>
          </table:table-cell>
        </table:table-row>
        <table:table-row table:style-name="ro1">
          <table:table-cell table:number-columns-repeated="2"/>
          <table:table-cell office:value-type="float" office:value="206">
            <text:p>206</text:p>
          </table:table-cell>
          <table:table-cell table:style-name="ce1" table:formula="of:=[.D223]+[.E223]-[.F223]" office:value-type="currency" office:currency="USD" office:value="129220.03126077">
            <text:p>$129,220.03</text:p>
          </table:table-cell>
          <table:table-cell table:style-name="ce1" table:formula="of:=[.D224]*[.$D$6]/12" office:value-type="currency" office:currency="USD" office:value="430.7334375359">
            <text:p>$430.73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24]-[.E224]" office:value-type="currency" office:currency="USD" office:value="643.4565624641">
            <text:p>$643.46</text:p>
          </table:table-cell>
        </table:table-row>
        <table:table-row table:style-name="ro1">
          <table:table-cell table:number-columns-repeated="2"/>
          <table:table-cell office:value-type="float" office:value="207">
            <text:p>207</text:p>
          </table:table-cell>
          <table:table-cell table:style-name="ce1" table:formula="of:=[.D224]+[.E224]-[.F224]" office:value-type="currency" office:currency="USD" office:value="128576.574698306">
            <text:p>$128,576.57</text:p>
          </table:table-cell>
          <table:table-cell table:style-name="ce1" table:formula="of:=[.D225]*[.$D$6]/12" office:value-type="currency" office:currency="USD" office:value="428.588582327687">
            <text:p>$428.59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25]-[.E225]" office:value-type="currency" office:currency="USD" office:value="645.601417672314">
            <text:p>$645.60</text:p>
          </table:table-cell>
        </table:table-row>
        <table:table-row table:style-name="ro1">
          <table:table-cell table:number-columns-repeated="2"/>
          <table:table-cell office:value-type="float" office:value="208">
            <text:p>208</text:p>
          </table:table-cell>
          <table:table-cell table:style-name="ce1" table:formula="of:=[.D225]+[.E225]-[.F225]" office:value-type="currency" office:currency="USD" office:value="127930.973280634">
            <text:p>$127,930.97</text:p>
          </table:table-cell>
          <table:table-cell table:style-name="ce1" table:formula="of:=[.D226]*[.$D$6]/12" office:value-type="currency" office:currency="USD" office:value="426.436577602112">
            <text:p>$426.44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26]-[.E226]" office:value-type="currency" office:currency="USD" office:value="647.753422397888">
            <text:p>$647.75</text:p>
          </table:table-cell>
        </table:table-row>
        <table:table-row table:style-name="ro1">
          <table:table-cell table:number-columns-repeated="2"/>
          <table:table-cell office:value-type="float" office:value="209">
            <text:p>209</text:p>
          </table:table-cell>
          <table:table-cell table:style-name="ce1" table:formula="of:=[.D226]+[.E226]-[.F226]" office:value-type="currency" office:currency="USD" office:value="127283.219858236">
            <text:p>$127,283.22</text:p>
          </table:table-cell>
          <table:table-cell table:style-name="ce1" table:formula="of:=[.D227]*[.$D$6]/12" office:value-type="currency" office:currency="USD" office:value="424.277399527453">
            <text:p>$424.28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27]-[.E227]" office:value-type="currency" office:currency="USD" office:value="649.912600472548">
            <text:p>$649.91</text:p>
          </table:table-cell>
        </table:table-row>
        <table:table-row table:style-name="ro1">
          <table:table-cell table:number-columns-repeated="2"/>
          <table:table-cell office:value-type="float" office:value="210">
            <text:p>210</text:p>
          </table:table-cell>
          <table:table-cell table:style-name="ce1" table:formula="of:=[.D227]+[.E227]-[.F227]" office:value-type="currency" office:currency="USD" office:value="126633.307257763">
            <text:p>$126,633.31</text:p>
          </table:table-cell>
          <table:table-cell table:style-name="ce1" table:formula="of:=[.D228]*[.$D$6]/12" office:value-type="currency" office:currency="USD" office:value="422.111024192544">
            <text:p>$422.11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28]-[.E228]" office:value-type="currency" office:currency="USD" office:value="652.078975807456">
            <text:p>$652.08</text:p>
          </table:table-cell>
        </table:table-row>
        <table:table-row table:style-name="ro1">
          <table:table-cell table:number-columns-repeated="2"/>
          <table:table-cell office:value-type="float" office:value="211">
            <text:p>211</text:p>
          </table:table-cell>
          <table:table-cell table:style-name="ce1" table:formula="of:=[.D228]+[.E228]-[.F228]" office:value-type="currency" office:currency="USD" office:value="125981.228281956">
            <text:p>$125,981.23</text:p>
          </table:table-cell>
          <table:table-cell table:style-name="ce1" table:formula="of:=[.D229]*[.$D$6]/12" office:value-type="currency" office:currency="USD" office:value="419.937427606519">
            <text:p>$419.94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29]-[.E229]" office:value-type="currency" office:currency="USD" office:value="654.252572393481">
            <text:p>$654.25</text:p>
          </table:table-cell>
        </table:table-row>
        <table:table-row table:style-name="ro1">
          <table:table-cell table:number-columns-repeated="2"/>
          <table:table-cell office:value-type="float" office:value="212">
            <text:p>212</text:p>
          </table:table-cell>
          <table:table-cell table:style-name="ce1" table:formula="of:=[.D229]+[.E229]-[.F229]" office:value-type="currency" office:currency="USD" office:value="125326.975709562">
            <text:p>$125,326.98</text:p>
          </table:table-cell>
          <table:table-cell table:style-name="ce1" table:formula="of:=[.D230]*[.$D$6]/12" office:value-type="currency" office:currency="USD" office:value="417.756585698541">
            <text:p>$417.76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30]-[.E230]" office:value-type="currency" office:currency="USD" office:value="656.433414301459">
            <text:p>$656.43</text:p>
          </table:table-cell>
        </table:table-row>
        <table:table-row table:style-name="ro1">
          <table:table-cell table:number-columns-repeated="2"/>
          <table:table-cell office:value-type="float" office:value="213">
            <text:p>213</text:p>
          </table:table-cell>
          <table:table-cell table:style-name="ce1" table:formula="of:=[.D230]+[.E230]-[.F230]" office:value-type="currency" office:currency="USD" office:value="124670.542295261">
            <text:p>$124,670.54</text:p>
          </table:table-cell>
          <table:table-cell table:style-name="ce1" table:formula="of:=[.D231]*[.$D$6]/12" office:value-type="currency" office:currency="USD" office:value="415.568474317536">
            <text:p>$415.57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31]-[.E231]" office:value-type="currency" office:currency="USD" office:value="658.621525682464">
            <text:p>$658.62</text:p>
          </table:table-cell>
        </table:table-row>
        <table:table-row table:style-name="ro1">
          <table:table-cell table:number-columns-repeated="2"/>
          <table:table-cell office:value-type="float" office:value="214">
            <text:p>214</text:p>
          </table:table-cell>
          <table:table-cell table:style-name="ce1" table:formula="of:=[.D231]+[.E231]-[.F231]" office:value-type="currency" office:currency="USD" office:value="124011.920769578">
            <text:p>$124,011.92</text:p>
          </table:table-cell>
          <table:table-cell table:style-name="ce1" table:formula="of:=[.D232]*[.$D$6]/12" office:value-type="currency" office:currency="USD" office:value="413.373069231928">
            <text:p>$413.37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32]-[.E232]" office:value-type="currency" office:currency="USD" office:value="660.816930768072">
            <text:p>$660.82</text:p>
          </table:table-cell>
        </table:table-row>
        <table:table-row table:style-name="ro1">
          <table:table-cell table:number-columns-repeated="2"/>
          <table:table-cell office:value-type="float" office:value="215">
            <text:p>215</text:p>
          </table:table-cell>
          <table:table-cell table:style-name="ce1" table:formula="of:=[.D232]+[.E232]-[.F232]" office:value-type="currency" office:currency="USD" office:value="123351.10383881">
            <text:p>$123,351.10</text:p>
          </table:table-cell>
          <table:table-cell table:style-name="ce1" table:formula="of:=[.D233]*[.$D$6]/12" office:value-type="currency" office:currency="USD" office:value="411.170346129368">
            <text:p>$411.17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33]-[.E233]" office:value-type="currency" office:currency="USD" office:value="663.019653870633">
            <text:p>$663.02</text:p>
          </table:table-cell>
        </table:table-row>
        <table:table-row table:style-name="ro1">
          <table:table-cell table:number-columns-repeated="2"/>
          <table:table-cell office:value-type="float" office:value="216">
            <text:p>216</text:p>
          </table:table-cell>
          <table:table-cell table:style-name="ce1" table:formula="of:=[.D233]+[.E233]-[.F233]" office:value-type="currency" office:currency="USD" office:value="122688.08418494">
            <text:p>$122,688.08</text:p>
          </table:table-cell>
          <table:table-cell table:style-name="ce1" table:formula="of:=[.D234]*[.$D$6]/12" office:value-type="currency" office:currency="USD" office:value="408.960280616465">
            <text:p>$408.96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34]-[.E234]" office:value-type="currency" office:currency="USD" office:value="665.229719383535">
            <text:p>$665.23</text:p>
          </table:table-cell>
        </table:table-row>
        <table:table-row table:style-name="ro1">
          <table:table-cell table:number-columns-repeated="2"/>
          <table:table-cell office:value-type="float" office:value="217">
            <text:p>217</text:p>
          </table:table-cell>
          <table:table-cell table:style-name="ce1" table:formula="of:=[.D234]+[.E234]-[.F234]" office:value-type="currency" office:currency="USD" office:value="122022.854465556">
            <text:p>$122,022.85</text:p>
          </table:table-cell>
          <table:table-cell table:style-name="ce1" table:formula="of:=[.D235]*[.$D$6]/12" office:value-type="currency" office:currency="USD" office:value="406.74284821852">
            <text:p>$406.74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35]-[.E235]" office:value-type="currency" office:currency="USD" office:value="667.44715178148">
            <text:p>$667.45</text:p>
          </table:table-cell>
        </table:table-row>
        <table:table-row table:style-name="ro1">
          <table:table-cell table:number-columns-repeated="2"/>
          <table:table-cell office:value-type="float" office:value="218">
            <text:p>218</text:p>
          </table:table-cell>
          <table:table-cell table:style-name="ce1" table:formula="of:=[.D235]+[.E235]-[.F235]" office:value-type="currency" office:currency="USD" office:value="121355.407313775">
            <text:p>$121,355.41</text:p>
          </table:table-cell>
          <table:table-cell table:style-name="ce1" table:formula="of:=[.D236]*[.$D$6]/12" office:value-type="currency" office:currency="USD" office:value="404.518024379249">
            <text:p>$404.52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36]-[.E236]" office:value-type="currency" office:currency="USD" office:value="669.671975620752">
            <text:p>$669.67</text:p>
          </table:table-cell>
        </table:table-row>
        <table:table-row table:style-name="ro1">
          <table:table-cell table:number-columns-repeated="2"/>
          <table:table-cell office:value-type="float" office:value="219">
            <text:p>219</text:p>
          </table:table-cell>
          <table:table-cell table:style-name="ce1" table:formula="of:=[.D236]+[.E236]-[.F236]" office:value-type="currency" office:currency="USD" office:value="120685.735338154">
            <text:p>$120,685.74</text:p>
          </table:table-cell>
          <table:table-cell table:style-name="ce1" table:formula="of:=[.D237]*[.$D$6]/12" office:value-type="currency" office:currency="USD" office:value="402.285784460513">
            <text:p>$402.29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37]-[.E237]" office:value-type="currency" office:currency="USD" office:value="671.904215539487">
            <text:p>$671.90</text:p>
          </table:table-cell>
        </table:table-row>
        <table:table-row table:style-name="ro1">
          <table:table-cell table:number-columns-repeated="2"/>
          <table:table-cell office:value-type="float" office:value="220">
            <text:p>220</text:p>
          </table:table-cell>
          <table:table-cell table:style-name="ce1" table:formula="of:=[.D237]+[.E237]-[.F237]" office:value-type="currency" office:currency="USD" office:value="120013.831122614">
            <text:p>$120,013.83</text:p>
          </table:table-cell>
          <table:table-cell table:style-name="ce1" table:formula="of:=[.D238]*[.$D$6]/12" office:value-type="currency" office:currency="USD" office:value="400.046103742048">
            <text:p>$400.05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38]-[.E238]" office:value-type="currency" office:currency="USD" office:value="674.143896257952">
            <text:p>$674.14</text:p>
          </table:table-cell>
        </table:table-row>
        <table:table-row table:style-name="ro1">
          <table:table-cell table:number-columns-repeated="2"/>
          <table:table-cell office:value-type="float" office:value="221">
            <text:p>221</text:p>
          </table:table-cell>
          <table:table-cell table:style-name="ce1" table:formula="of:=[.D238]+[.E238]-[.F238]" office:value-type="currency" office:currency="USD" office:value="119339.687226356">
            <text:p>$119,339.69</text:p>
          </table:table-cell>
          <table:table-cell table:style-name="ce1" table:formula="of:=[.D239]*[.$D$6]/12" office:value-type="currency" office:currency="USD" office:value="397.798957421188">
            <text:p>$397.80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39]-[.E239]" office:value-type="currency" office:currency="USD" office:value="676.391042578812">
            <text:p>$676.39</text:p>
          </table:table-cell>
        </table:table-row>
        <table:table-row table:style-name="ro1">
          <table:table-cell table:number-columns-repeated="2"/>
          <table:table-cell office:value-type="float" office:value="222">
            <text:p>222</text:p>
          </table:table-cell>
          <table:table-cell table:style-name="ce1" table:formula="of:=[.D239]+[.E239]-[.F239]" office:value-type="currency" office:currency="USD" office:value="118663.296183778">
            <text:p>$118,663.30</text:p>
          </table:table-cell>
          <table:table-cell table:style-name="ce1" table:formula="of:=[.D240]*[.$D$6]/12" office:value-type="currency" office:currency="USD" office:value="395.544320612592">
            <text:p>$395.54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40]-[.E240]" office:value-type="currency" office:currency="USD" office:value="678.645679387408">
            <text:p>$678.65</text:p>
          </table:table-cell>
        </table:table-row>
        <table:table-row table:style-name="ro1">
          <table:table-cell table:number-columns-repeated="2"/>
          <table:table-cell office:value-type="float" office:value="223">
            <text:p>223</text:p>
          </table:table-cell>
          <table:table-cell table:style-name="ce1" table:formula="of:=[.D240]+[.E240]-[.F240]" office:value-type="currency" office:currency="USD" office:value="117984.65050439">
            <text:p>$117,984.65</text:p>
          </table:table-cell>
          <table:table-cell table:style-name="ce1" table:formula="of:=[.D241]*[.$D$6]/12" office:value-type="currency" office:currency="USD" office:value="393.282168347967">
            <text:p>$393.28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41]-[.E241]" office:value-type="currency" office:currency="USD" office:value="680.907831652033">
            <text:p>$680.91</text:p>
          </table:table-cell>
        </table:table-row>
        <table:table-row table:style-name="ro1">
          <table:table-cell table:number-columns-repeated="2"/>
          <table:table-cell office:value-type="float" office:value="224">
            <text:p>224</text:p>
          </table:table-cell>
          <table:table-cell table:style-name="ce1" table:formula="of:=[.D241]+[.E241]-[.F241]" office:value-type="currency" office:currency="USD" office:value="117303.742672738">
            <text:p>$117,303.74</text:p>
          </table:table-cell>
          <table:table-cell table:style-name="ce1" table:formula="of:=[.D242]*[.$D$6]/12" office:value-type="currency" office:currency="USD" office:value="391.012475575794">
            <text:p>$391.01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42]-[.E242]" office:value-type="currency" office:currency="USD" office:value="683.177524424206">
            <text:p>$683.18</text:p>
          </table:table-cell>
        </table:table-row>
        <table:table-row table:style-name="ro1">
          <table:table-cell table:number-columns-repeated="2"/>
          <table:table-cell office:value-type="float" office:value="225">
            <text:p>225</text:p>
          </table:table-cell>
          <table:table-cell table:style-name="ce1" table:formula="of:=[.D242]+[.E242]-[.F242]" office:value-type="currency" office:currency="USD" office:value="116620.565148314">
            <text:p>$116,620.57</text:p>
          </table:table-cell>
          <table:table-cell table:style-name="ce1" table:formula="of:=[.D243]*[.$D$6]/12" office:value-type="currency" office:currency="USD" office:value="388.735217161046">
            <text:p>$388.74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43]-[.E243]" office:value-type="currency" office:currency="USD" office:value="685.454782838954">
            <text:p>$685.45</text:p>
          </table:table-cell>
        </table:table-row>
        <table:table-row table:style-name="ro1">
          <table:table-cell table:number-columns-repeated="2"/>
          <table:table-cell office:value-type="float" office:value="226">
            <text:p>226</text:p>
          </table:table-cell>
          <table:table-cell table:style-name="ce1" table:formula="of:=[.D243]+[.E243]-[.F243]" office:value-type="currency" office:currency="USD" office:value="115935.110365475">
            <text:p>$115,935.11</text:p>
          </table:table-cell>
          <table:table-cell table:style-name="ce1" table:formula="of:=[.D244]*[.$D$6]/12" office:value-type="currency" office:currency="USD" office:value="386.450367884916">
            <text:p>$386.45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44]-[.E244]" office:value-type="currency" office:currency="USD" office:value="687.739632115084">
            <text:p>$687.74</text:p>
          </table:table-cell>
        </table:table-row>
        <table:table-row table:style-name="ro1">
          <table:table-cell table:number-columns-repeated="2"/>
          <table:table-cell office:value-type="float" office:value="227">
            <text:p>227</text:p>
          </table:table-cell>
          <table:table-cell table:style-name="ce1" table:formula="of:=[.D244]+[.E244]-[.F244]" office:value-type="currency" office:currency="USD" office:value="115247.37073336">
            <text:p>$115,247.37</text:p>
          </table:table-cell>
          <table:table-cell table:style-name="ce1" table:formula="of:=[.D245]*[.$D$6]/12" office:value-type="currency" office:currency="USD" office:value="384.157902444533">
            <text:p>$384.16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45]-[.E245]" office:value-type="currency" office:currency="USD" office:value="690.032097555467">
            <text:p>$690.03</text:p>
          </table:table-cell>
        </table:table-row>
        <table:table-row table:style-name="ro1">
          <table:table-cell table:number-columns-repeated="2"/>
          <table:table-cell office:value-type="float" office:value="228">
            <text:p>228</text:p>
          </table:table-cell>
          <table:table-cell table:style-name="ce1" table:formula="of:=[.D245]+[.E245]-[.F245]" office:value-type="currency" office:currency="USD" office:value="114557.338635804">
            <text:p>$114,557.34</text:p>
          </table:table-cell>
          <table:table-cell table:style-name="ce1" table:formula="of:=[.D246]*[.$D$6]/12" office:value-type="currency" office:currency="USD" office:value="381.857795452681">
            <text:p>$381.86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46]-[.E246]" office:value-type="currency" office:currency="USD" office:value="692.332204547319">
            <text:p>$692.33</text:p>
          </table:table-cell>
        </table:table-row>
        <table:table-row table:style-name="ro1">
          <table:table-cell table:number-columns-repeated="2"/>
          <table:table-cell office:value-type="float" office:value="229">
            <text:p>229</text:p>
          </table:table-cell>
          <table:table-cell table:style-name="ce1" table:formula="of:=[.D246]+[.E246]-[.F246]" office:value-type="currency" office:currency="USD" office:value="113865.006431257">
            <text:p>$113,865.01</text:p>
          </table:table-cell>
          <table:table-cell table:style-name="ce1" table:formula="of:=[.D247]*[.$D$6]/12" office:value-type="currency" office:currency="USD" office:value="379.550021437524">
            <text:p>$379.55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47]-[.E247]" office:value-type="currency" office:currency="USD" office:value="694.639978562477">
            <text:p>$694.64</text:p>
          </table:table-cell>
        </table:table-row>
        <table:table-row table:style-name="ro1">
          <table:table-cell table:number-columns-repeated="2"/>
          <table:table-cell office:value-type="float" office:value="230">
            <text:p>230</text:p>
          </table:table-cell>
          <table:table-cell table:style-name="ce1" table:formula="of:=[.D247]+[.E247]-[.F247]" office:value-type="currency" office:currency="USD" office:value="113170.366452695">
            <text:p>$113,170.37</text:p>
          </table:table-cell>
          <table:table-cell table:style-name="ce1" table:formula="of:=[.D248]*[.$D$6]/12" office:value-type="currency" office:currency="USD" office:value="377.234554842315">
            <text:p>$377.23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48]-[.E248]" office:value-type="currency" office:currency="USD" office:value="696.955445157685">
            <text:p>$696.96</text:p>
          </table:table-cell>
        </table:table-row>
        <table:table-row table:style-name="ro1">
          <table:table-cell table:number-columns-repeated="2"/>
          <table:table-cell office:value-type="float" office:value="231">
            <text:p>231</text:p>
          </table:table-cell>
          <table:table-cell table:style-name="ce1" table:formula="of:=[.D248]+[.E248]-[.F248]" office:value-type="currency" office:currency="USD" office:value="112473.411007537">
            <text:p>$112,473.41</text:p>
          </table:table-cell>
          <table:table-cell table:style-name="ce1" table:formula="of:=[.D249]*[.$D$6]/12" office:value-type="currency" office:currency="USD" office:value="374.911370025123">
            <text:p>$374.91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49]-[.E249]" office:value-type="currency" office:currency="USD" office:value="699.278629974877">
            <text:p>$699.28</text:p>
          </table:table-cell>
        </table:table-row>
        <table:table-row table:style-name="ro1">
          <table:table-cell table:number-columns-repeated="2"/>
          <table:table-cell office:value-type="float" office:value="232">
            <text:p>232</text:p>
          </table:table-cell>
          <table:table-cell table:style-name="ce1" table:formula="of:=[.D249]+[.E249]-[.F249]" office:value-type="currency" office:currency="USD" office:value="111774.132377562">
            <text:p>$111,774.13</text:p>
          </table:table-cell>
          <table:table-cell table:style-name="ce1" table:formula="of:=[.D250]*[.$D$6]/12" office:value-type="currency" office:currency="USD" office:value="372.58044125854">
            <text:p>$372.58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50]-[.E250]" office:value-type="currency" office:currency="USD" office:value="701.60955874146">
            <text:p>$701.61</text:p>
          </table:table-cell>
        </table:table-row>
        <table:table-row table:style-name="ro1">
          <table:table-cell table:number-columns-repeated="2"/>
          <table:table-cell office:value-type="float" office:value="233">
            <text:p>233</text:p>
          </table:table-cell>
          <table:table-cell table:style-name="ce1" table:formula="of:=[.D250]+[.E250]-[.F250]" office:value-type="currency" office:currency="USD" office:value="111072.522818821">
            <text:p>$111,072.52</text:p>
          </table:table-cell>
          <table:table-cell table:style-name="ce1" table:formula="of:=[.D251]*[.$D$6]/12" office:value-type="currency" office:currency="USD" office:value="370.241742729402">
            <text:p>$370.24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51]-[.E251]" office:value-type="currency" office:currency="USD" office:value="703.948257270598">
            <text:p>$703.95</text:p>
          </table:table-cell>
        </table:table-row>
        <table:table-row table:style-name="ro1">
          <table:table-cell table:number-columns-repeated="2"/>
          <table:table-cell office:value-type="float" office:value="234">
            <text:p>234</text:p>
          </table:table-cell>
          <table:table-cell table:style-name="ce1" table:formula="of:=[.D251]+[.E251]-[.F251]" office:value-type="currency" office:currency="USD" office:value="110368.57456155">
            <text:p>$110,368.57</text:p>
          </table:table-cell>
          <table:table-cell table:style-name="ce1" table:formula="of:=[.D252]*[.$D$6]/12" office:value-type="currency" office:currency="USD" office:value="367.8952485385">
            <text:p>$367.90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52]-[.E252]" office:value-type="currency" office:currency="USD" office:value="706.2947514615">
            <text:p>$706.29</text:p>
          </table:table-cell>
        </table:table-row>
        <table:table-row table:style-name="ro1">
          <table:table-cell table:number-columns-repeated="2"/>
          <table:table-cell office:value-type="float" office:value="235">
            <text:p>235</text:p>
          </table:table-cell>
          <table:table-cell table:style-name="ce1" table:formula="of:=[.D252]+[.E252]-[.F252]" office:value-type="currency" office:currency="USD" office:value="109662.279810088">
            <text:p>$109,662.28</text:p>
          </table:table-cell>
          <table:table-cell table:style-name="ce1" table:formula="of:=[.D253]*[.$D$6]/12" office:value-type="currency" office:currency="USD" office:value="365.540932700295">
            <text:p>$365.54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53]-[.E253]" office:value-type="currency" office:currency="USD" office:value="708.649067299705">
            <text:p>$708.65</text:p>
          </table:table-cell>
        </table:table-row>
        <table:table-row table:style-name="ro1">
          <table:table-cell table:number-columns-repeated="2"/>
          <table:table-cell office:value-type="float" office:value="236">
            <text:p>236</text:p>
          </table:table-cell>
          <table:table-cell table:style-name="ce1" table:formula="of:=[.D253]+[.E253]-[.F253]" office:value-type="currency" office:currency="USD" office:value="108953.630742789">
            <text:p>$108,953.63</text:p>
          </table:table-cell>
          <table:table-cell table:style-name="ce1" table:formula="of:=[.D254]*[.$D$6]/12" office:value-type="currency" office:currency="USD" office:value="363.178769142629">
            <text:p>$363.18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54]-[.E254]" office:value-type="currency" office:currency="USD" office:value="711.011230857371">
            <text:p>$711.01</text:p>
          </table:table-cell>
        </table:table-row>
        <table:table-row table:style-name="ro1">
          <table:table-cell table:number-columns-repeated="2"/>
          <table:table-cell office:value-type="float" office:value="237">
            <text:p>237</text:p>
          </table:table-cell>
          <table:table-cell table:style-name="ce1" table:formula="of:=[.D254]+[.E254]-[.F254]" office:value-type="currency" office:currency="USD" office:value="108242.619511931">
            <text:p>$108,242.62</text:p>
          </table:table-cell>
          <table:table-cell table:style-name="ce1" table:formula="of:=[.D255]*[.$D$6]/12" office:value-type="currency" office:currency="USD" office:value="360.808731706438">
            <text:p>$360.81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55]-[.E255]" office:value-type="currency" office:currency="USD" office:value="713.381268293562">
            <text:p>$713.38</text:p>
          </table:table-cell>
        </table:table-row>
        <table:table-row table:style-name="ro1">
          <table:table-cell table:number-columns-repeated="2"/>
          <table:table-cell office:value-type="float" office:value="238">
            <text:p>238</text:p>
          </table:table-cell>
          <table:table-cell table:style-name="ce1" table:formula="of:=[.D255]+[.E255]-[.F255]" office:value-type="currency" office:currency="USD" office:value="107529.238243638">
            <text:p>$107,529.24</text:p>
          </table:table-cell>
          <table:table-cell table:style-name="ce1" table:formula="of:=[.D256]*[.$D$6]/12" office:value-type="currency" office:currency="USD" office:value="358.430794145459">
            <text:p>$358.43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56]-[.E256]" office:value-type="currency" office:currency="USD" office:value="715.759205854541">
            <text:p>$715.76</text:p>
          </table:table-cell>
        </table:table-row>
        <table:table-row table:style-name="ro1">
          <table:table-cell table:number-columns-repeated="2"/>
          <table:table-cell office:value-type="float" office:value="239">
            <text:p>239</text:p>
          </table:table-cell>
          <table:table-cell table:style-name="ce1" table:formula="of:=[.D256]+[.E256]-[.F256]" office:value-type="currency" office:currency="USD" office:value="106813.479037783">
            <text:p>$106,813.48</text:p>
          </table:table-cell>
          <table:table-cell table:style-name="ce1" table:formula="of:=[.D257]*[.$D$6]/12" office:value-type="currency" office:currency="USD" office:value="356.044930125944">
            <text:p>$356.04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57]-[.E257]" office:value-type="currency" office:currency="USD" office:value="718.145069874056">
            <text:p>$718.15</text:p>
          </table:table-cell>
        </table:table-row>
        <table:table-row table:style-name="ro1">
          <table:table-cell table:number-columns-repeated="2"/>
          <table:table-cell office:value-type="float" office:value="240">
            <text:p>240</text:p>
          </table:table-cell>
          <table:table-cell table:style-name="ce1" table:formula="of:=[.D257]+[.E257]-[.F257]" office:value-type="currency" office:currency="USD" office:value="106095.333967909">
            <text:p>$106,095.33</text:p>
          </table:table-cell>
          <table:table-cell table:style-name="ce1" table:formula="of:=[.D258]*[.$D$6]/12" office:value-type="currency" office:currency="USD" office:value="353.651113226364">
            <text:p>$353.65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58]-[.E258]" office:value-type="currency" office:currency="USD" office:value="720.538886773636">
            <text:p>$720.54</text:p>
          </table:table-cell>
        </table:table-row>
        <table:table-row table:style-name="ro1">
          <table:table-cell table:number-columns-repeated="2"/>
          <table:table-cell office:value-type="float" office:value="241">
            <text:p>241</text:p>
          </table:table-cell>
          <table:table-cell table:style-name="ce1" table:formula="of:=[.D258]+[.E258]-[.F258]" office:value-type="currency" office:currency="USD" office:value="105374.795081136">
            <text:p>$105,374.80</text:p>
          </table:table-cell>
          <table:table-cell table:style-name="ce1" table:formula="of:=[.D259]*[.$D$6]/12" office:value-type="currency" office:currency="USD" office:value="351.249316937119">
            <text:p>$351.25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59]-[.E259]" office:value-type="currency" office:currency="USD" office:value="722.940683062881">
            <text:p>$722.94</text:p>
          </table:table-cell>
        </table:table-row>
        <table:table-row table:style-name="ro1">
          <table:table-cell table:number-columns-repeated="2"/>
          <table:table-cell office:value-type="float" office:value="242">
            <text:p>242</text:p>
          </table:table-cell>
          <table:table-cell table:style-name="ce1" table:formula="of:=[.D259]+[.E259]-[.F259]" office:value-type="currency" office:currency="USD" office:value="104651.854398073">
            <text:p>$104,651.85</text:p>
          </table:table-cell>
          <table:table-cell table:style-name="ce1" table:formula="of:=[.D260]*[.$D$6]/12" office:value-type="currency" office:currency="USD" office:value="348.839514660242">
            <text:p>$348.84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60]-[.E260]" office:value-type="currency" office:currency="USD" office:value="725.350485339758">
            <text:p>$725.35</text:p>
          </table:table-cell>
        </table:table-row>
        <table:table-row table:style-name="ro1">
          <table:table-cell table:number-columns-repeated="2"/>
          <table:table-cell office:value-type="float" office:value="243">
            <text:p>243</text:p>
          </table:table-cell>
          <table:table-cell table:style-name="ce1" table:formula="of:=[.D260]+[.E260]-[.F260]" office:value-type="currency" office:currency="USD" office:value="103926.503912733">
            <text:p>$103,926.50</text:p>
          </table:table-cell>
          <table:table-cell table:style-name="ce1" table:formula="of:=[.D261]*[.$D$6]/12" office:value-type="currency" office:currency="USD" office:value="346.42167970911">
            <text:p>$346.42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61]-[.E261]" office:value-type="currency" office:currency="USD" office:value="727.76832029089">
            <text:p>$727.77</text:p>
          </table:table-cell>
        </table:table-row>
        <table:table-row table:style-name="ro1">
          <table:table-cell table:number-columns-repeated="2"/>
          <table:table-cell office:value-type="float" office:value="244">
            <text:p>244</text:p>
          </table:table-cell>
          <table:table-cell table:style-name="ce1" table:formula="of:=[.D261]+[.E261]-[.F261]" office:value-type="currency" office:currency="USD" office:value="103198.735592442">
            <text:p>$103,198.74</text:p>
          </table:table-cell>
          <table:table-cell table:style-name="ce1" table:formula="of:=[.D262]*[.$D$6]/12" office:value-type="currency" office:currency="USD" office:value="343.99578530814">
            <text:p>$344.00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62]-[.E262]" office:value-type="currency" office:currency="USD" office:value="730.19421469186">
            <text:p>$730.19</text:p>
          </table:table-cell>
        </table:table-row>
        <table:table-row table:style-name="ro1">
          <table:table-cell table:number-columns-repeated="2"/>
          <table:table-cell office:value-type="float" office:value="245">
            <text:p>245</text:p>
          </table:table-cell>
          <table:table-cell table:style-name="ce1" table:formula="of:=[.D262]+[.E262]-[.F262]" office:value-type="currency" office:currency="USD" office:value="102468.54137775">
            <text:p>$102,468.54</text:p>
          </table:table-cell>
          <table:table-cell table:style-name="ce1" table:formula="of:=[.D263]*[.$D$6]/12" office:value-type="currency" office:currency="USD" office:value="341.561804592501">
            <text:p>$341.56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63]-[.E263]" office:value-type="currency" office:currency="USD" office:value="732.628195407499">
            <text:p>$732.63</text:p>
          </table:table-cell>
        </table:table-row>
        <table:table-row table:style-name="ro1">
          <table:table-cell table:number-columns-repeated="2"/>
          <table:table-cell office:value-type="float" office:value="246">
            <text:p>246</text:p>
          </table:table-cell>
          <table:table-cell table:style-name="ce1" table:formula="of:=[.D263]+[.E263]-[.F263]" office:value-type="currency" office:currency="USD" office:value="101735.913182343">
            <text:p>$101,735.91</text:p>
          </table:table-cell>
          <table:table-cell table:style-name="ce1" table:formula="of:=[.D264]*[.$D$6]/12" office:value-type="currency" office:currency="USD" office:value="339.119710607809">
            <text:p>$339.12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64]-[.E264]" office:value-type="currency" office:currency="USD" office:value="735.070289392191">
            <text:p>$735.07</text:p>
          </table:table-cell>
        </table:table-row>
        <table:table-row table:style-name="ro1">
          <table:table-cell table:number-columns-repeated="2"/>
          <table:table-cell office:value-type="float" office:value="247">
            <text:p>247</text:p>
          </table:table-cell>
          <table:table-cell table:style-name="ce1" table:formula="of:=[.D264]+[.E264]-[.F264]" office:value-type="currency" office:currency="USD" office:value="101000.842892951">
            <text:p>$101,000.84</text:p>
          </table:table-cell>
          <table:table-cell table:style-name="ce1" table:formula="of:=[.D265]*[.$D$6]/12" office:value-type="currency" office:currency="USD" office:value="336.669476309835">
            <text:p>$336.67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65]-[.E265]" office:value-type="currency" office:currency="USD" office:value="737.520523690165">
            <text:p>$737.52</text:p>
          </table:table-cell>
        </table:table-row>
        <table:table-row table:style-name="ro1">
          <table:table-cell table:number-columns-repeated="2"/>
          <table:table-cell office:value-type="float" office:value="248">
            <text:p>248</text:p>
          </table:table-cell>
          <table:table-cell table:style-name="ce1" table:formula="of:=[.D265]+[.E265]-[.F265]" office:value-type="currency" office:currency="USD" office:value="100263.32236926">
            <text:p>$100,263.32</text:p>
          </table:table-cell>
          <table:table-cell table:style-name="ce1" table:formula="of:=[.D266]*[.$D$6]/12" office:value-type="currency" office:currency="USD" office:value="334.211074564201">
            <text:p>$334.21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66]-[.E266]" office:value-type="currency" office:currency="USD" office:value="739.978925435799">
            <text:p>$739.98</text:p>
          </table:table-cell>
        </table:table-row>
        <table:table-row table:style-name="ro1">
          <table:table-cell table:number-columns-repeated="2"/>
          <table:table-cell office:value-type="float" office:value="249">
            <text:p>249</text:p>
          </table:table-cell>
          <table:table-cell table:style-name="ce1" table:formula="of:=[.D266]+[.E266]-[.F266]" office:value-type="currency" office:currency="USD" office:value="99523.3434438245">
            <text:p>$99,523.34</text:p>
          </table:table-cell>
          <table:table-cell table:style-name="ce1" table:formula="of:=[.D267]*[.$D$6]/12" office:value-type="currency" office:currency="USD" office:value="331.744478146082">
            <text:p>$331.74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67]-[.E267]" office:value-type="currency" office:currency="USD" office:value="742.445521853918">
            <text:p>$742.45</text:p>
          </table:table-cell>
        </table:table-row>
        <table:table-row table:style-name="ro1">
          <table:table-cell table:number-columns-repeated="2"/>
          <table:table-cell office:value-type="float" office:value="250">
            <text:p>250</text:p>
          </table:table-cell>
          <table:table-cell table:style-name="ce1" table:formula="of:=[.D267]+[.E267]-[.F267]" office:value-type="currency" office:currency="USD" office:value="98780.8979219706">
            <text:p>$98,780.90</text:p>
          </table:table-cell>
          <table:table-cell table:style-name="ce1" table:formula="of:=[.D268]*[.$D$6]/12" office:value-type="currency" office:currency="USD" office:value="329.269659739902">
            <text:p>$329.27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68]-[.E268]" office:value-type="currency" office:currency="USD" office:value="744.920340260098">
            <text:p>$744.92</text:p>
          </table:table-cell>
        </table:table-row>
        <table:table-row table:style-name="ro1">
          <table:table-cell table:number-columns-repeated="2"/>
          <table:table-cell office:value-type="float" office:value="251">
            <text:p>251</text:p>
          </table:table-cell>
          <table:table-cell table:style-name="ce1" table:formula="of:=[.D268]+[.E268]-[.F268]" office:value-type="currency" office:currency="USD" office:value="98035.9775817105">
            <text:p>$98,035.98</text:p>
          </table:table-cell>
          <table:table-cell table:style-name="ce1" table:formula="of:=[.D269]*[.$D$6]/12" office:value-type="currency" office:currency="USD" office:value="326.786591939035">
            <text:p>$326.79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69]-[.E269]" office:value-type="currency" office:currency="USD" office:value="747.403408060965">
            <text:p>$747.40</text:p>
          </table:table-cell>
        </table:table-row>
        <table:table-row table:style-name="ro1">
          <table:table-cell table:number-columns-repeated="2"/>
          <table:table-cell office:value-type="float" office:value="252">
            <text:p>252</text:p>
          </table:table-cell>
          <table:table-cell table:style-name="ce1" table:formula="of:=[.D269]+[.E269]-[.F269]" office:value-type="currency" office:currency="USD" office:value="97288.5741736496">
            <text:p>$97,288.57</text:p>
          </table:table-cell>
          <table:table-cell table:style-name="ce1" table:formula="of:=[.D270]*[.$D$6]/12" office:value-type="currency" office:currency="USD" office:value="324.295247245499">
            <text:p>$324.30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70]-[.E270]" office:value-type="currency" office:currency="USD" office:value="749.894752754502">
            <text:p>$749.89</text:p>
          </table:table-cell>
        </table:table-row>
        <table:table-row table:style-name="ro1">
          <table:table-cell table:number-columns-repeated="2"/>
          <table:table-cell office:value-type="float" office:value="253">
            <text:p>253</text:p>
          </table:table-cell>
          <table:table-cell table:style-name="ce1" table:formula="of:=[.D270]+[.E270]-[.F270]" office:value-type="currency" office:currency="USD" office:value="96538.679420895">
            <text:p>$96,538.68</text:p>
          </table:table-cell>
          <table:table-cell table:style-name="ce1" table:formula="of:=[.D271]*[.$D$6]/12" office:value-type="currency" office:currency="USD" office:value="321.79559806965">
            <text:p>$321.80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71]-[.E271]" office:value-type="currency" office:currency="USD" office:value="752.39440193035">
            <text:p>$752.39</text:p>
          </table:table-cell>
        </table:table-row>
        <table:table-row table:style-name="ro1">
          <table:table-cell table:number-columns-repeated="2"/>
          <table:table-cell office:value-type="float" office:value="254">
            <text:p>254</text:p>
          </table:table-cell>
          <table:table-cell table:style-name="ce1" table:formula="of:=[.D271]+[.E271]-[.F271]" office:value-type="currency" office:currency="USD" office:value="95786.2850189647">
            <text:p>$95,786.29</text:p>
          </table:table-cell>
          <table:table-cell table:style-name="ce1" table:formula="of:=[.D272]*[.$D$6]/12" office:value-type="currency" office:currency="USD" office:value="319.287616729882">
            <text:p>$319.29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72]-[.E272]" office:value-type="currency" office:currency="USD" office:value="754.902383270118">
            <text:p>$754.90</text:p>
          </table:table-cell>
        </table:table-row>
        <table:table-row table:style-name="ro1">
          <table:table-cell table:number-columns-repeated="2"/>
          <table:table-cell office:value-type="float" office:value="255">
            <text:p>255</text:p>
          </table:table-cell>
          <table:table-cell table:style-name="ce1" table:formula="of:=[.D272]+[.E272]-[.F272]" office:value-type="currency" office:currency="USD" office:value="95031.3826356946">
            <text:p>$95,031.38</text:p>
          </table:table-cell>
          <table:table-cell table:style-name="ce1" table:formula="of:=[.D273]*[.$D$6]/12" office:value-type="currency" office:currency="USD" office:value="316.771275452315">
            <text:p>$316.77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73]-[.E273]" office:value-type="currency" office:currency="USD" office:value="757.418724547685">
            <text:p>$757.42</text:p>
          </table:table-cell>
        </table:table-row>
        <table:table-row table:style-name="ro1">
          <table:table-cell table:number-columns-repeated="2"/>
          <table:table-cell office:value-type="float" office:value="256">
            <text:p>256</text:p>
          </table:table-cell>
          <table:table-cell table:style-name="ce1" table:formula="of:=[.D273]+[.E273]-[.F273]" office:value-type="currency" office:currency="USD" office:value="94273.9639111469">
            <text:p>$94,273.96</text:p>
          </table:table-cell>
          <table:table-cell table:style-name="ce1" table:formula="of:=[.D274]*[.$D$6]/12" office:value-type="currency" office:currency="USD" office:value="314.24654637049">
            <text:p>$314.25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74]-[.E274]" office:value-type="currency" office:currency="USD" office:value="759.943453629511">
            <text:p>$759.94</text:p>
          </table:table-cell>
        </table:table-row>
        <table:table-row table:style-name="ro1">
          <table:table-cell table:number-columns-repeated="2"/>
          <table:table-cell office:value-type="float" office:value="257">
            <text:p>257</text:p>
          </table:table-cell>
          <table:table-cell table:style-name="ce1" table:formula="of:=[.D274]+[.E274]-[.F274]" office:value-type="currency" office:currency="USD" office:value="93514.0204575174">
            <text:p>$93,514.02</text:p>
          </table:table-cell>
          <table:table-cell table:style-name="ce1" table:formula="of:=[.D275]*[.$D$6]/12" office:value-type="currency" office:currency="USD" office:value="311.713401525058">
            <text:p>$311.71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75]-[.E275]" office:value-type="currency" office:currency="USD" office:value="762.476598474942">
            <text:p>$762.48</text:p>
          </table:table-cell>
        </table:table-row>
        <table:table-row table:style-name="ro1">
          <table:table-cell table:number-columns-repeated="2"/>
          <table:table-cell office:value-type="float" office:value="258">
            <text:p>258</text:p>
          </table:table-cell>
          <table:table-cell table:style-name="ce1" table:formula="of:=[.D275]+[.E275]-[.F275]" office:value-type="currency" office:currency="USD" office:value="92751.5438590424">
            <text:p>$92,751.54</text:p>
          </table:table-cell>
          <table:table-cell table:style-name="ce1" table:formula="of:=[.D276]*[.$D$6]/12" office:value-type="currency" office:currency="USD" office:value="309.171812863475">
            <text:p>$309.17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76]-[.E276]" office:value-type="currency" office:currency="USD" office:value="765.018187136525">
            <text:p>$765.02</text:p>
          </table:table-cell>
        </table:table-row>
        <table:table-row table:style-name="ro1">
          <table:table-cell table:number-columns-repeated="2"/>
          <table:table-cell office:value-type="float" office:value="259">
            <text:p>259</text:p>
          </table:table-cell>
          <table:table-cell table:style-name="ce1" table:formula="of:=[.D276]+[.E276]-[.F276]" office:value-type="currency" office:currency="USD" office:value="91986.5256719059">
            <text:p>$91,986.53</text:p>
          </table:table-cell>
          <table:table-cell table:style-name="ce1" table:formula="of:=[.D277]*[.$D$6]/12" office:value-type="currency" office:currency="USD" office:value="306.621752239686">
            <text:p>$306.62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77]-[.E277]" office:value-type="currency" office:currency="USD" office:value="767.568247760314">
            <text:p>$767.57</text:p>
          </table:table-cell>
        </table:table-row>
        <table:table-row table:style-name="ro1">
          <table:table-cell table:number-columns-repeated="2"/>
          <table:table-cell office:value-type="float" office:value="260">
            <text:p>260</text:p>
          </table:table-cell>
          <table:table-cell table:style-name="ce1" table:formula="of:=[.D277]+[.E277]-[.F277]" office:value-type="currency" office:currency="USD" office:value="91218.9574241456">
            <text:p>$91,218.96</text:p>
          </table:table-cell>
          <table:table-cell table:style-name="ce1" table:formula="of:=[.D278]*[.$D$6]/12" office:value-type="currency" office:currency="USD" office:value="304.063191413819">
            <text:p>$304.06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78]-[.E278]" office:value-type="currency" office:currency="USD" office:value="770.126808586182">
            <text:p>$770.13</text:p>
          </table:table-cell>
        </table:table-row>
        <table:table-row table:style-name="ro1">
          <table:table-cell table:number-columns-repeated="2"/>
          <table:table-cell office:value-type="float" office:value="261">
            <text:p>261</text:p>
          </table:table-cell>
          <table:table-cell table:style-name="ce1" table:formula="of:=[.D278]+[.E278]-[.F278]" office:value-type="currency" office:currency="USD" office:value="90448.8306155594">
            <text:p>$90,448.83</text:p>
          </table:table-cell>
          <table:table-cell table:style-name="ce1" table:formula="of:=[.D279]*[.$D$6]/12" office:value-type="currency" office:currency="USD" office:value="301.496102051865">
            <text:p>$301.50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79]-[.E279]" office:value-type="currency" office:currency="USD" office:value="772.693897948135">
            <text:p>$772.69</text:p>
          </table:table-cell>
        </table:table-row>
        <table:table-row table:style-name="ro1">
          <table:table-cell table:number-columns-repeated="2"/>
          <table:table-cell office:value-type="float" office:value="262">
            <text:p>262</text:p>
          </table:table-cell>
          <table:table-cell table:style-name="ce1" table:formula="of:=[.D279]+[.E279]-[.F279]" office:value-type="currency" office:currency="USD" office:value="89676.1367176113">
            <text:p>$89,676.14</text:p>
          </table:table-cell>
          <table:table-cell table:style-name="ce1" table:formula="of:=[.D280]*[.$D$6]/12" office:value-type="currency" office:currency="USD" office:value="298.920455725371">
            <text:p>$298.92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80]-[.E280]" office:value-type="currency" office:currency="USD" office:value="775.269544274629">
            <text:p>$775.27</text:p>
          </table:table-cell>
        </table:table-row>
        <table:table-row table:style-name="ro1">
          <table:table-cell table:number-columns-repeated="2"/>
          <table:table-cell office:value-type="float" office:value="263">
            <text:p>263</text:p>
          </table:table-cell>
          <table:table-cell table:style-name="ce1" table:formula="of:=[.D280]+[.E280]-[.F280]" office:value-type="currency" office:currency="USD" office:value="88900.8671733366">
            <text:p>$88,900.87</text:p>
          </table:table-cell>
          <table:table-cell table:style-name="ce1" table:formula="of:=[.D281]*[.$D$6]/12" office:value-type="currency" office:currency="USD" office:value="296.336223911122">
            <text:p>$296.34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81]-[.E281]" office:value-type="currency" office:currency="USD" office:value="777.853776088878">
            <text:p>$777.85</text:p>
          </table:table-cell>
        </table:table-row>
        <table:table-row table:style-name="ro1">
          <table:table-cell table:number-columns-repeated="2"/>
          <table:table-cell office:value-type="float" office:value="264">
            <text:p>264</text:p>
          </table:table-cell>
          <table:table-cell table:style-name="ce1" table:formula="of:=[.D281]+[.E281]-[.F281]" office:value-type="currency" office:currency="USD" office:value="88123.0133972477">
            <text:p>$88,123.01</text:p>
          </table:table-cell>
          <table:table-cell table:style-name="ce1" table:formula="of:=[.D282]*[.$D$6]/12" office:value-type="currency" office:currency="USD" office:value="293.743377990826">
            <text:p>$293.74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82]-[.E282]" office:value-type="currency" office:currency="USD" office:value="780.446622009174">
            <text:p>$780.45</text:p>
          </table:table-cell>
        </table:table-row>
        <table:table-row table:style-name="ro1">
          <table:table-cell table:number-columns-repeated="2"/>
          <table:table-cell office:value-type="float" office:value="265">
            <text:p>265</text:p>
          </table:table-cell>
          <table:table-cell table:style-name="ce1" table:formula="of:=[.D282]+[.E282]-[.F282]" office:value-type="currency" office:currency="USD" office:value="87342.5667752386">
            <text:p>$87,342.57</text:p>
          </table:table-cell>
          <table:table-cell table:style-name="ce1" table:formula="of:=[.D283]*[.$D$6]/12" office:value-type="currency" office:currency="USD" office:value="291.141889250795">
            <text:p>$291.14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83]-[.E283]" office:value-type="currency" office:currency="USD" office:value="783.048110749205">
            <text:p>$783.05</text:p>
          </table:table-cell>
        </table:table-row>
        <table:table-row table:style-name="ro1">
          <table:table-cell table:number-columns-repeated="2"/>
          <table:table-cell office:value-type="float" office:value="266">
            <text:p>266</text:p>
          </table:table-cell>
          <table:table-cell table:style-name="ce1" table:formula="of:=[.D283]+[.E283]-[.F283]" office:value-type="currency" office:currency="USD" office:value="86559.5186644894">
            <text:p>$86,559.52</text:p>
          </table:table-cell>
          <table:table-cell table:style-name="ce1" table:formula="of:=[.D284]*[.$D$6]/12" office:value-type="currency" office:currency="USD" office:value="288.531728881631">
            <text:p>$288.53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84]-[.E284]" office:value-type="currency" office:currency="USD" office:value="785.658271118369">
            <text:p>$785.66</text:p>
          </table:table-cell>
        </table:table-row>
        <table:table-row table:style-name="ro1">
          <table:table-cell table:number-columns-repeated="2"/>
          <table:table-cell office:value-type="float" office:value="267">
            <text:p>267</text:p>
          </table:table-cell>
          <table:table-cell table:style-name="ce1" table:formula="of:=[.D284]+[.E284]-[.F284]" office:value-type="currency" office:currency="USD" office:value="85773.860393371">
            <text:p>$85,773.86</text:p>
          </table:table-cell>
          <table:table-cell table:style-name="ce1" table:formula="of:=[.D285]*[.$D$6]/12" office:value-type="currency" office:currency="USD" office:value="285.912867977903">
            <text:p>$285.91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85]-[.E285]" office:value-type="currency" office:currency="USD" office:value="788.277132022097">
            <text:p>$788.28</text:p>
          </table:table-cell>
        </table:table-row>
        <table:table-row table:style-name="ro1">
          <table:table-cell table:number-columns-repeated="2"/>
          <table:table-cell office:value-type="float" office:value="268">
            <text:p>268</text:p>
          </table:table-cell>
          <table:table-cell table:style-name="ce1" table:formula="of:=[.D285]+[.E285]-[.F285]" office:value-type="currency" office:currency="USD" office:value="84985.5832613489">
            <text:p>$84,985.58</text:p>
          </table:table-cell>
          <table:table-cell table:style-name="ce1" table:formula="of:=[.D286]*[.$D$6]/12" office:value-type="currency" office:currency="USD" office:value="283.28527753783">
            <text:p>$283.29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86]-[.E286]" office:value-type="currency" office:currency="USD" office:value="790.90472246217">
            <text:p>$790.90</text:p>
          </table:table-cell>
        </table:table-row>
        <table:table-row table:style-name="ro1">
          <table:table-cell table:number-columns-repeated="2"/>
          <table:table-cell office:value-type="float" office:value="269">
            <text:p>269</text:p>
          </table:table-cell>
          <table:table-cell table:style-name="ce1" table:formula="of:=[.D286]+[.E286]-[.F286]" office:value-type="currency" office:currency="USD" office:value="84194.6785388867">
            <text:p>$84,194.68</text:p>
          </table:table-cell>
          <table:table-cell table:style-name="ce1" table:formula="of:=[.D287]*[.$D$6]/12" office:value-type="currency" office:currency="USD" office:value="280.648928462956">
            <text:p>$280.65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87]-[.E287]" office:value-type="currency" office:currency="USD" office:value="793.541071537044">
            <text:p>$793.54</text:p>
          </table:table-cell>
        </table:table-row>
        <table:table-row table:style-name="ro1">
          <table:table-cell table:number-columns-repeated="2"/>
          <table:table-cell office:value-type="float" office:value="270">
            <text:p>270</text:p>
          </table:table-cell>
          <table:table-cell table:style-name="ce1" table:formula="of:=[.D287]+[.E287]-[.F287]" office:value-type="currency" office:currency="USD" office:value="83401.1374673497">
            <text:p>$83,401.14</text:p>
          </table:table-cell>
          <table:table-cell table:style-name="ce1" table:formula="of:=[.D288]*[.$D$6]/12" office:value-type="currency" office:currency="USD" office:value="278.003791557832">
            <text:p>$278.00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88]-[.E288]" office:value-type="currency" office:currency="USD" office:value="796.186208442168">
            <text:p>$796.19</text:p>
          </table:table-cell>
        </table:table-row>
        <table:table-row table:style-name="ro1">
          <table:table-cell table:number-columns-repeated="2"/>
          <table:table-cell office:value-type="float" office:value="271">
            <text:p>271</text:p>
          </table:table-cell>
          <table:table-cell table:style-name="ce1" table:formula="of:=[.D288]+[.E288]-[.F288]" office:value-type="currency" office:currency="USD" office:value="82604.9512589075">
            <text:p>$82,604.95</text:p>
          </table:table-cell>
          <table:table-cell table:style-name="ce1" table:formula="of:=[.D289]*[.$D$6]/12" office:value-type="currency" office:currency="USD" office:value="275.349837529692">
            <text:p>$275.35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89]-[.E289]" office:value-type="currency" office:currency="USD" office:value="798.840162470308">
            <text:p>$798.84</text:p>
          </table:table-cell>
        </table:table-row>
        <table:table-row table:style-name="ro1">
          <table:table-cell table:number-columns-repeated="2"/>
          <table:table-cell office:value-type="float" office:value="272">
            <text:p>272</text:p>
          </table:table-cell>
          <table:table-cell table:style-name="ce1" table:formula="of:=[.D289]+[.E289]-[.F289]" office:value-type="currency" office:currency="USD" office:value="81806.1110964372">
            <text:p>$81,806.11</text:p>
          </table:table-cell>
          <table:table-cell table:style-name="ce1" table:formula="of:=[.D290]*[.$D$6]/12" office:value-type="currency" office:currency="USD" office:value="272.687036988124">
            <text:p>$272.69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90]-[.E290]" office:value-type="currency" office:currency="USD" office:value="801.502963011876">
            <text:p>$801.50</text:p>
          </table:table-cell>
        </table:table-row>
        <table:table-row table:style-name="ro1">
          <table:table-cell table:number-columns-repeated="2"/>
          <table:table-cell office:value-type="float" office:value="273">
            <text:p>273</text:p>
          </table:table-cell>
          <table:table-cell table:style-name="ce1" table:formula="of:=[.D290]+[.E290]-[.F290]" office:value-type="currency" office:currency="USD" office:value="81004.6081334253">
            <text:p>$81,004.61</text:p>
          </table:table-cell>
          <table:table-cell table:style-name="ce1" table:formula="of:=[.D291]*[.$D$6]/12" office:value-type="currency" office:currency="USD" office:value="270.015360444751">
            <text:p>$270.02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91]-[.E291]" office:value-type="currency" office:currency="USD" office:value="804.174639555249">
            <text:p>$804.17</text:p>
          </table:table-cell>
        </table:table-row>
        <table:table-row table:style-name="ro1">
          <table:table-cell table:number-columns-repeated="2"/>
          <table:table-cell office:value-type="float" office:value="274">
            <text:p>274</text:p>
          </table:table-cell>
          <table:table-cell table:style-name="ce1" table:formula="of:=[.D291]+[.E291]-[.F291]" office:value-type="currency" office:currency="USD" office:value="80200.43349387">
            <text:p>$80,200.43</text:p>
          </table:table-cell>
          <table:table-cell table:style-name="ce1" table:formula="of:=[.D292]*[.$D$6]/12" office:value-type="currency" office:currency="USD" office:value="267.3347783129">
            <text:p>$267.33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92]-[.E292]" office:value-type="currency" office:currency="USD" office:value="806.8552216871">
            <text:p>$806.86</text:p>
          </table:table-cell>
        </table:table-row>
        <table:table-row table:style-name="ro1">
          <table:table-cell table:number-columns-repeated="2"/>
          <table:table-cell office:value-type="float" office:value="275">
            <text:p>275</text:p>
          </table:table-cell>
          <table:table-cell table:style-name="ce1" table:formula="of:=[.D292]+[.E292]-[.F292]" office:value-type="currency" office:currency="USD" office:value="79393.578272183">
            <text:p>$79,393.58</text:p>
          </table:table-cell>
          <table:table-cell table:style-name="ce1" table:formula="of:=[.D293]*[.$D$6]/12" office:value-type="currency" office:currency="USD" office:value="264.645260907277">
            <text:p>$264.65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93]-[.E293]" office:value-type="currency" office:currency="USD" office:value="809.544739092724">
            <text:p>$809.54</text:p>
          </table:table-cell>
        </table:table-row>
        <table:table-row table:style-name="ro1">
          <table:table-cell table:number-columns-repeated="2"/>
          <table:table-cell office:value-type="float" office:value="276">
            <text:p>276</text:p>
          </table:table-cell>
          <table:table-cell table:style-name="ce1" table:formula="of:=[.D293]+[.E293]-[.F293]" office:value-type="currency" office:currency="USD" office:value="78584.0335330902">
            <text:p>$78,584.03</text:p>
          </table:table-cell>
          <table:table-cell table:style-name="ce1" table:formula="of:=[.D294]*[.$D$6]/12" office:value-type="currency" office:currency="USD" office:value="261.946778443634">
            <text:p>$261.95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94]-[.E294]" office:value-type="currency" office:currency="USD" office:value="812.243221556366">
            <text:p>$812.24</text:p>
          </table:table-cell>
        </table:table-row>
        <table:table-row table:style-name="ro1">
          <table:table-cell table:number-columns-repeated="2"/>
          <table:table-cell office:value-type="float" office:value="277">
            <text:p>277</text:p>
          </table:table-cell>
          <table:table-cell table:style-name="ce1" table:formula="of:=[.D294]+[.E294]-[.F294]" office:value-type="currency" office:currency="USD" office:value="77771.7903115338">
            <text:p>$77,771.79</text:p>
          </table:table-cell>
          <table:table-cell table:style-name="ce1" table:formula="of:=[.D295]*[.$D$6]/12" office:value-type="currency" office:currency="USD" office:value="259.239301038446">
            <text:p>$259.24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95]-[.E295]" office:value-type="currency" office:currency="USD" office:value="814.950698961554">
            <text:p>$814.95</text:p>
          </table:table-cell>
        </table:table-row>
        <table:table-row table:style-name="ro1">
          <table:table-cell table:number-columns-repeated="2"/>
          <table:table-cell office:value-type="float" office:value="278">
            <text:p>278</text:p>
          </table:table-cell>
          <table:table-cell table:style-name="ce1" table:formula="of:=[.D295]+[.E295]-[.F295]" office:value-type="currency" office:currency="USD" office:value="76956.8396125723">
            <text:p>$76,956.84</text:p>
          </table:table-cell>
          <table:table-cell table:style-name="ce1" table:formula="of:=[.D296]*[.$D$6]/12" office:value-type="currency" office:currency="USD" office:value="256.522798708574">
            <text:p>$256.52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96]-[.E296]" office:value-type="currency" office:currency="USD" office:value="817.667201291426">
            <text:p>$817.67</text:p>
          </table:table-cell>
        </table:table-row>
        <table:table-row table:style-name="ro1">
          <table:table-cell table:number-columns-repeated="2"/>
          <table:table-cell office:value-type="float" office:value="279">
            <text:p>279</text:p>
          </table:table-cell>
          <table:table-cell table:style-name="ce1" table:formula="of:=[.D296]+[.E296]-[.F296]" office:value-type="currency" office:currency="USD" office:value="76139.1724112808">
            <text:p>$76,139.17</text:p>
          </table:table-cell>
          <table:table-cell table:style-name="ce1" table:formula="of:=[.D297]*[.$D$6]/12" office:value-type="currency" office:currency="USD" office:value="253.797241370936">
            <text:p>$253.80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97]-[.E297]" office:value-type="currency" office:currency="USD" office:value="820.392758629064">
            <text:p>$820.39</text:p>
          </table:table-cell>
        </table:table-row>
        <table:table-row table:style-name="ro1">
          <table:table-cell table:number-columns-repeated="2"/>
          <table:table-cell office:value-type="float" office:value="280">
            <text:p>280</text:p>
          </table:table-cell>
          <table:table-cell table:style-name="ce1" table:formula="of:=[.D297]+[.E297]-[.F297]" office:value-type="currency" office:currency="USD" office:value="75318.7796526518">
            <text:p>$75,318.78</text:p>
          </table:table-cell>
          <table:table-cell table:style-name="ce1" table:formula="of:=[.D298]*[.$D$6]/12" office:value-type="currency" office:currency="USD" office:value="251.062598842173">
            <text:p>$251.06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98]-[.E298]" office:value-type="currency" office:currency="USD" office:value="823.127401157827">
            <text:p>$823.13</text:p>
          </table:table-cell>
        </table:table-row>
        <table:table-row table:style-name="ro1">
          <table:table-cell table:number-columns-repeated="2"/>
          <table:table-cell office:value-type="float" office:value="281">
            <text:p>281</text:p>
          </table:table-cell>
          <table:table-cell table:style-name="ce1" table:formula="of:=[.D298]+[.E298]-[.F298]" office:value-type="currency" office:currency="USD" office:value="74495.6522514939">
            <text:p>$74,495.65</text:p>
          </table:table-cell>
          <table:table-cell table:style-name="ce1" table:formula="of:=[.D299]*[.$D$6]/12" office:value-type="currency" office:currency="USD" office:value="248.318840838313">
            <text:p>$248.32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299]-[.E299]" office:value-type="currency" office:currency="USD" office:value="825.871159161687">
            <text:p>$825.87</text:p>
          </table:table-cell>
        </table:table-row>
        <table:table-row table:style-name="ro1">
          <table:table-cell table:number-columns-repeated="2"/>
          <table:table-cell office:value-type="float" office:value="282">
            <text:p>282</text:p>
          </table:table-cell>
          <table:table-cell table:style-name="ce1" table:formula="of:=[.D299]+[.E299]-[.F299]" office:value-type="currency" office:currency="USD" office:value="73669.7810923323">
            <text:p>$73,669.78</text:p>
          </table:table-cell>
          <table:table-cell table:style-name="ce1" table:formula="of:=[.D300]*[.$D$6]/12" office:value-type="currency" office:currency="USD" office:value="245.565936974441">
            <text:p>$245.57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300]-[.E300]" office:value-type="currency" office:currency="USD" office:value="828.624063025559">
            <text:p>$828.62</text:p>
          </table:table-cell>
        </table:table-row>
        <table:table-row table:style-name="ro1">
          <table:table-cell table:number-columns-repeated="2"/>
          <table:table-cell office:value-type="float" office:value="283">
            <text:p>283</text:p>
          </table:table-cell>
          <table:table-cell table:style-name="ce1" table:formula="of:=[.D300]+[.E300]-[.F300]" office:value-type="currency" office:currency="USD" office:value="72841.1570293067">
            <text:p>$72,841.16</text:p>
          </table:table-cell>
          <table:table-cell table:style-name="ce1" table:formula="of:=[.D301]*[.$D$6]/12" office:value-type="currency" office:currency="USD" office:value="242.803856764356">
            <text:p>$242.80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301]-[.E301]" office:value-type="currency" office:currency="USD" office:value="831.386143235645">
            <text:p>$831.39</text:p>
          </table:table-cell>
        </table:table-row>
        <table:table-row table:style-name="ro1">
          <table:table-cell table:number-columns-repeated="2"/>
          <table:table-cell office:value-type="float" office:value="284">
            <text:p>284</text:p>
          </table:table-cell>
          <table:table-cell table:style-name="ce1" table:formula="of:=[.D301]+[.E301]-[.F301]" office:value-type="currency" office:currency="USD" office:value="72009.770886071">
            <text:p>$72,009.77</text:p>
          </table:table-cell>
          <table:table-cell table:style-name="ce1" table:formula="of:=[.D302]*[.$D$6]/12" office:value-type="currency" office:currency="USD" office:value="240.032569620237">
            <text:p>$240.03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302]-[.E302]" office:value-type="currency" office:currency="USD" office:value="834.157430379763">
            <text:p>$834.16</text:p>
          </table:table-cell>
        </table:table-row>
        <table:table-row table:style-name="ro1">
          <table:table-cell table:number-columns-repeated="2"/>
          <table:table-cell office:value-type="float" office:value="285">
            <text:p>285</text:p>
          </table:table-cell>
          <table:table-cell table:style-name="ce1" table:formula="of:=[.D302]+[.E302]-[.F302]" office:value-type="currency" office:currency="USD" office:value="71175.6134556913">
            <text:p>$71,175.61</text:p>
          </table:table-cell>
          <table:table-cell table:style-name="ce1" table:formula="of:=[.D303]*[.$D$6]/12" office:value-type="currency" office:currency="USD" office:value="237.252044852304">
            <text:p>$237.25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303]-[.E303]" office:value-type="currency" office:currency="USD" office:value="836.937955147696">
            <text:p>$836.94</text:p>
          </table:table-cell>
        </table:table-row>
        <table:table-row table:style-name="ro1">
          <table:table-cell table:number-columns-repeated="2"/>
          <table:table-cell office:value-type="float" office:value="286">
            <text:p>286</text:p>
          </table:table-cell>
          <table:table-cell table:style-name="ce1" table:formula="of:=[.D303]+[.E303]-[.F303]" office:value-type="currency" office:currency="USD" office:value="70338.6755005436">
            <text:p>$70,338.68</text:p>
          </table:table-cell>
          <table:table-cell table:style-name="ce1" table:formula="of:=[.D304]*[.$D$6]/12" office:value-type="currency" office:currency="USD" office:value="234.462251668479">
            <text:p>$234.46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304]-[.E304]" office:value-type="currency" office:currency="USD" office:value="839.727748331521">
            <text:p>$839.73</text:p>
          </table:table-cell>
        </table:table-row>
        <table:table-row table:style-name="ro1">
          <table:table-cell table:number-columns-repeated="2"/>
          <table:table-cell office:value-type="float" office:value="287">
            <text:p>287</text:p>
          </table:table-cell>
          <table:table-cell table:style-name="ce1" table:formula="of:=[.D304]+[.E304]-[.F304]" office:value-type="currency" office:currency="USD" office:value="69498.947752212">
            <text:p>$69,498.95</text:p>
          </table:table-cell>
          <table:table-cell table:style-name="ce1" table:formula="of:=[.D305]*[.$D$6]/12" office:value-type="currency" office:currency="USD" office:value="231.66315917404">
            <text:p>$231.66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305]-[.E305]" office:value-type="currency" office:currency="USD" office:value="842.52684082596">
            <text:p>$842.53</text:p>
          </table:table-cell>
        </table:table-row>
        <table:table-row table:style-name="ro1">
          <table:table-cell table:number-columns-repeated="2"/>
          <table:table-cell office:value-type="float" office:value="288">
            <text:p>288</text:p>
          </table:table-cell>
          <table:table-cell table:style-name="ce1" table:formula="of:=[.D305]+[.E305]-[.F305]" office:value-type="currency" office:currency="USD" office:value="68656.4209113861">
            <text:p>$68,656.42</text:p>
          </table:table-cell>
          <table:table-cell table:style-name="ce1" table:formula="of:=[.D306]*[.$D$6]/12" office:value-type="currency" office:currency="USD" office:value="228.854736371287">
            <text:p>$228.85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306]-[.E306]" office:value-type="currency" office:currency="USD" office:value="845.335263628713">
            <text:p>$845.34</text:p>
          </table:table-cell>
        </table:table-row>
        <table:table-row table:style-name="ro1">
          <table:table-cell table:number-columns-repeated="2"/>
          <table:table-cell office:value-type="float" office:value="289">
            <text:p>289</text:p>
          </table:table-cell>
          <table:table-cell table:style-name="ce1" table:formula="of:=[.D306]+[.E306]-[.F306]" office:value-type="currency" office:currency="USD" office:value="67811.0856477574">
            <text:p>$67,811.09</text:p>
          </table:table-cell>
          <table:table-cell table:style-name="ce1" table:formula="of:=[.D307]*[.$D$6]/12" office:value-type="currency" office:currency="USD" office:value="226.036952159191">
            <text:p>$226.04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307]-[.E307]" office:value-type="currency" office:currency="USD" office:value="848.153047840809">
            <text:p>$848.15</text:p>
          </table:table-cell>
        </table:table-row>
        <table:table-row table:style-name="ro1">
          <table:table-cell table:number-columns-repeated="2"/>
          <table:table-cell office:value-type="float" office:value="290">
            <text:p>290</text:p>
          </table:table-cell>
          <table:table-cell table:style-name="ce1" table:formula="of:=[.D307]+[.E307]-[.F307]" office:value-type="currency" office:currency="USD" office:value="66962.9325999166">
            <text:p>$66,962.93</text:p>
          </table:table-cell>
          <table:table-cell table:style-name="ce1" table:formula="of:=[.D308]*[.$D$6]/12" office:value-type="currency" office:currency="USD" office:value="223.209775333055">
            <text:p>$223.21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308]-[.E308]" office:value-type="currency" office:currency="USD" office:value="850.980224666945">
            <text:p>$850.98</text:p>
          </table:table-cell>
        </table:table-row>
        <table:table-row table:style-name="ro1">
          <table:table-cell table:number-columns-repeated="2"/>
          <table:table-cell office:value-type="float" office:value="291">
            <text:p>291</text:p>
          </table:table-cell>
          <table:table-cell table:style-name="ce1" table:formula="of:=[.D308]+[.E308]-[.F308]" office:value-type="currency" office:currency="USD" office:value="66111.9523752496">
            <text:p>$66,111.95</text:p>
          </table:table-cell>
          <table:table-cell table:style-name="ce1" table:formula="of:=[.D309]*[.$D$6]/12" office:value-type="currency" office:currency="USD" office:value="220.373174584165">
            <text:p>$220.37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309]-[.E309]" office:value-type="currency" office:currency="USD" office:value="853.816825415835">
            <text:p>$853.82</text:p>
          </table:table-cell>
        </table:table-row>
        <table:table-row table:style-name="ro1">
          <table:table-cell table:number-columns-repeated="2"/>
          <table:table-cell office:value-type="float" office:value="292">
            <text:p>292</text:p>
          </table:table-cell>
          <table:table-cell table:style-name="ce1" table:formula="of:=[.D309]+[.E309]-[.F309]" office:value-type="currency" office:currency="USD" office:value="65258.1355498338">
            <text:p>$65,258.14</text:p>
          </table:table-cell>
          <table:table-cell table:style-name="ce1" table:formula="of:=[.D310]*[.$D$6]/12" office:value-type="currency" office:currency="USD" office:value="217.527118499446">
            <text:p>$217.53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310]-[.E310]" office:value-type="currency" office:currency="USD" office:value="856.662881500554">
            <text:p>$856.66</text:p>
          </table:table-cell>
        </table:table-row>
        <table:table-row table:style-name="ro1">
          <table:table-cell table:number-columns-repeated="2"/>
          <table:table-cell office:value-type="float" office:value="293">
            <text:p>293</text:p>
          </table:table-cell>
          <table:table-cell table:style-name="ce1" table:formula="of:=[.D310]+[.E310]-[.F310]" office:value-type="currency" office:currency="USD" office:value="64401.4726683332">
            <text:p>$64,401.47</text:p>
          </table:table-cell>
          <table:table-cell table:style-name="ce1" table:formula="of:=[.D311]*[.$D$6]/12" office:value-type="currency" office:currency="USD" office:value="214.671575561111">
            <text:p>$214.67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311]-[.E311]" office:value-type="currency" office:currency="USD" office:value="859.518424438889">
            <text:p>$859.52</text:p>
          </table:table-cell>
        </table:table-row>
        <table:table-row table:style-name="ro1">
          <table:table-cell table:number-columns-repeated="2"/>
          <table:table-cell office:value-type="float" office:value="294">
            <text:p>294</text:p>
          </table:table-cell>
          <table:table-cell table:style-name="ce1" table:formula="of:=[.D311]+[.E311]-[.F311]" office:value-type="currency" office:currency="USD" office:value="63541.9542438943">
            <text:p>$63,541.95</text:p>
          </table:table-cell>
          <table:table-cell table:style-name="ce1" table:formula="of:=[.D312]*[.$D$6]/12" office:value-type="currency" office:currency="USD" office:value="211.806514146314">
            <text:p>$211.81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312]-[.E312]" office:value-type="currency" office:currency="USD" office:value="862.383485853686">
            <text:p>$862.38</text:p>
          </table:table-cell>
        </table:table-row>
        <table:table-row table:style-name="ro1">
          <table:table-cell table:number-columns-repeated="2"/>
          <table:table-cell office:value-type="float" office:value="295">
            <text:p>295</text:p>
          </table:table-cell>
          <table:table-cell table:style-name="ce1" table:formula="of:=[.D312]+[.E312]-[.F312]" office:value-type="currency" office:currency="USD" office:value="62679.5707580406">
            <text:p>$62,679.57</text:p>
          </table:table-cell>
          <table:table-cell table:style-name="ce1" table:formula="of:=[.D313]*[.$D$6]/12" office:value-type="currency" office:currency="USD" office:value="208.931902526802">
            <text:p>$208.93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313]-[.E313]" office:value-type="currency" office:currency="USD" office:value="865.258097473198">
            <text:p>$865.26</text:p>
          </table:table-cell>
        </table:table-row>
        <table:table-row table:style-name="ro1">
          <table:table-cell table:number-columns-repeated="2"/>
          <table:table-cell office:value-type="float" office:value="296">
            <text:p>296</text:p>
          </table:table-cell>
          <table:table-cell table:style-name="ce1" table:formula="of:=[.D313]+[.E313]-[.F313]" office:value-type="currency" office:currency="USD" office:value="61814.3126605674">
            <text:p>$61,814.31</text:p>
          </table:table-cell>
          <table:table-cell table:style-name="ce1" table:formula="of:=[.D314]*[.$D$6]/12" office:value-type="currency" office:currency="USD" office:value="206.047708868558">
            <text:p>$206.05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314]-[.E314]" office:value-type="currency" office:currency="USD" office:value="868.142291131442">
            <text:p>$868.14</text:p>
          </table:table-cell>
        </table:table-row>
        <table:table-row table:style-name="ro1">
          <table:table-cell table:number-columns-repeated="2"/>
          <table:table-cell office:value-type="float" office:value="297">
            <text:p>297</text:p>
          </table:table-cell>
          <table:table-cell table:style-name="ce1" table:formula="of:=[.D314]+[.E314]-[.F314]" office:value-type="currency" office:currency="USD" office:value="60946.170369436">
            <text:p>$60,946.17</text:p>
          </table:table-cell>
          <table:table-cell table:style-name="ce1" table:formula="of:=[.D315]*[.$D$6]/12" office:value-type="currency" office:currency="USD" office:value="203.153901231453">
            <text:p>$203.15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315]-[.E315]" office:value-type="currency" office:currency="USD" office:value="871.036098768547">
            <text:p>$871.04</text:p>
          </table:table-cell>
        </table:table-row>
        <table:table-row table:style-name="ro1">
          <table:table-cell table:number-columns-repeated="2"/>
          <table:table-cell office:value-type="float" office:value="298">
            <text:p>298</text:p>
          </table:table-cell>
          <table:table-cell table:style-name="ce1" table:formula="of:=[.D315]+[.E315]-[.F315]" office:value-type="currency" office:currency="USD" office:value="60075.1342706675">
            <text:p>$60,075.13</text:p>
          </table:table-cell>
          <table:table-cell table:style-name="ce1" table:formula="of:=[.D316]*[.$D$6]/12" office:value-type="currency" office:currency="USD" office:value="200.250447568892">
            <text:p>$200.25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316]-[.E316]" office:value-type="currency" office:currency="USD" office:value="873.939552431109">
            <text:p>$873.94</text:p>
          </table:table-cell>
        </table:table-row>
        <table:table-row table:style-name="ro1">
          <table:table-cell table:number-columns-repeated="2"/>
          <table:table-cell office:value-type="float" office:value="299">
            <text:p>299</text:p>
          </table:table-cell>
          <table:table-cell table:style-name="ce1" table:formula="of:=[.D316]+[.E316]-[.F316]" office:value-type="currency" office:currency="USD" office:value="59201.1947182363">
            <text:p>$59,201.19</text:p>
          </table:table-cell>
          <table:table-cell table:style-name="ce1" table:formula="of:=[.D317]*[.$D$6]/12" office:value-type="currency" office:currency="USD" office:value="197.337315727454">
            <text:p>$197.34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317]-[.E317]" office:value-type="currency" office:currency="USD" office:value="876.852684272546">
            <text:p>$876.85</text:p>
          </table:table-cell>
        </table:table-row>
        <table:table-row table:style-name="ro1">
          <table:table-cell table:number-columns-repeated="2"/>
          <table:table-cell office:value-type="float" office:value="300">
            <text:p>300</text:p>
          </table:table-cell>
          <table:table-cell table:style-name="ce1" table:formula="of:=[.D317]+[.E317]-[.F317]" office:value-type="currency" office:currency="USD" office:value="58324.3420339638">
            <text:p>$58,324.34</text:p>
          </table:table-cell>
          <table:table-cell table:style-name="ce1" table:formula="of:=[.D318]*[.$D$6]/12" office:value-type="currency" office:currency="USD" office:value="194.414473446546">
            <text:p>$194.41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318]-[.E318]" office:value-type="currency" office:currency="USD" office:value="879.775526553454">
            <text:p>$879.78</text:p>
          </table:table-cell>
        </table:table-row>
        <table:table-row table:style-name="ro1">
          <table:table-cell table:number-columns-repeated="2"/>
          <table:table-cell office:value-type="float" office:value="301">
            <text:p>301</text:p>
          </table:table-cell>
          <table:table-cell table:style-name="ce1" table:formula="of:=[.D318]+[.E318]-[.F318]" office:value-type="currency" office:currency="USD" office:value="57444.5665074103">
            <text:p>$57,444.57</text:p>
          </table:table-cell>
          <table:table-cell table:style-name="ce1" table:formula="of:=[.D319]*[.$D$6]/12" office:value-type="currency" office:currency="USD" office:value="191.481888358034">
            <text:p>$191.48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319]-[.E319]" office:value-type="currency" office:currency="USD" office:value="882.708111641966">
            <text:p>$882.71</text:p>
          </table:table-cell>
        </table:table-row>
        <table:table-row table:style-name="ro1">
          <table:table-cell table:number-columns-repeated="2"/>
          <table:table-cell office:value-type="float" office:value="302">
            <text:p>302</text:p>
          </table:table-cell>
          <table:table-cell table:style-name="ce1" table:formula="of:=[.D319]+[.E319]-[.F319]" office:value-type="currency" office:currency="USD" office:value="56561.8583957684">
            <text:p>$56,561.86</text:p>
          </table:table-cell>
          <table:table-cell table:style-name="ce1" table:formula="of:=[.D320]*[.$D$6]/12" office:value-type="currency" office:currency="USD" office:value="188.539527985895">
            <text:p>$188.54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320]-[.E320]" office:value-type="currency" office:currency="USD" office:value="885.650472014106">
            <text:p>$885.65</text:p>
          </table:table-cell>
        </table:table-row>
        <table:table-row table:style-name="ro1">
          <table:table-cell table:number-columns-repeated="2"/>
          <table:table-cell office:value-type="float" office:value="303">
            <text:p>303</text:p>
          </table:table-cell>
          <table:table-cell table:style-name="ce1" table:formula="of:=[.D320]+[.E320]-[.F320]" office:value-type="currency" office:currency="USD" office:value="55676.2079237543">
            <text:p>$55,676.21</text:p>
          </table:table-cell>
          <table:table-cell table:style-name="ce1" table:formula="of:=[.D321]*[.$D$6]/12" office:value-type="currency" office:currency="USD" office:value="185.587359745848">
            <text:p>$185.59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321]-[.E321]" office:value-type="currency" office:currency="USD" office:value="888.602640254153">
            <text:p>$888.60</text:p>
          </table:table-cell>
        </table:table-row>
        <table:table-row table:style-name="ro1">
          <table:table-cell table:number-columns-repeated="2"/>
          <table:table-cell office:value-type="float" office:value="304">
            <text:p>304</text:p>
          </table:table-cell>
          <table:table-cell table:style-name="ce1" table:formula="of:=[.D321]+[.E321]-[.F321]" office:value-type="currency" office:currency="USD" office:value="54787.6052835001">
            <text:p>$54,787.61</text:p>
          </table:table-cell>
          <table:table-cell table:style-name="ce1" table:formula="of:=[.D322]*[.$D$6]/12" office:value-type="currency" office:currency="USD" office:value="182.625350945">
            <text:p>$182.63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322]-[.E322]" office:value-type="currency" office:currency="USD" office:value="891.564649055">
            <text:p>$891.56</text:p>
          </table:table-cell>
        </table:table-row>
        <table:table-row table:style-name="ro1">
          <table:table-cell table:number-columns-repeated="2"/>
          <table:table-cell office:value-type="float" office:value="305">
            <text:p>305</text:p>
          </table:table-cell>
          <table:table-cell table:style-name="ce1" table:formula="of:=[.D322]+[.E322]-[.F322]" office:value-type="currency" office:currency="USD" office:value="53896.0406344451">
            <text:p>$53,896.04</text:p>
          </table:table-cell>
          <table:table-cell table:style-name="ce1" table:formula="of:=[.D323]*[.$D$6]/12" office:value-type="currency" office:currency="USD" office:value="179.653468781484">
            <text:p>$179.65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323]-[.E323]" office:value-type="currency" office:currency="USD" office:value="894.536531218516">
            <text:p>$894.54</text:p>
          </table:table-cell>
        </table:table-row>
        <table:table-row table:style-name="ro1">
          <table:table-cell table:number-columns-repeated="2"/>
          <table:table-cell office:value-type="float" office:value="306">
            <text:p>306</text:p>
          </table:table-cell>
          <table:table-cell table:style-name="ce1" table:formula="of:=[.D323]+[.E323]-[.F323]" office:value-type="currency" office:currency="USD" office:value="53001.5041032266">
            <text:p>$53,001.50</text:p>
          </table:table-cell>
          <table:table-cell table:style-name="ce1" table:formula="of:=[.D324]*[.$D$6]/12" office:value-type="currency" office:currency="USD" office:value="176.671680344089">
            <text:p>$176.67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324]-[.E324]" office:value-type="currency" office:currency="USD" office:value="897.518319655912">
            <text:p>$897.52</text:p>
          </table:table-cell>
        </table:table-row>
        <table:table-row table:style-name="ro1">
          <table:table-cell table:number-columns-repeated="2"/>
          <table:table-cell office:value-type="float" office:value="307">
            <text:p>307</text:p>
          </table:table-cell>
          <table:table-cell table:style-name="ce1" table:formula="of:=[.D324]+[.E324]-[.F324]" office:value-type="currency" office:currency="USD" office:value="52103.9857835707">
            <text:p>$52,103.99</text:p>
          </table:table-cell>
          <table:table-cell table:style-name="ce1" table:formula="of:=[.D325]*[.$D$6]/12" office:value-type="currency" office:currency="USD" office:value="173.679952611902">
            <text:p>$173.68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325]-[.E325]" office:value-type="currency" office:currency="USD" office:value="900.510047388098">
            <text:p>$900.51</text:p>
          </table:table-cell>
        </table:table-row>
        <table:table-row table:style-name="ro1">
          <table:table-cell table:number-columns-repeated="2"/>
          <table:table-cell office:value-type="float" office:value="308">
            <text:p>308</text:p>
          </table:table-cell>
          <table:table-cell table:style-name="ce1" table:formula="of:=[.D325]+[.E325]-[.F325]" office:value-type="currency" office:currency="USD" office:value="51203.4757361826">
            <text:p>$51,203.48</text:p>
          </table:table-cell>
          <table:table-cell table:style-name="ce1" table:formula="of:=[.D326]*[.$D$6]/12" office:value-type="currency" office:currency="USD" office:value="170.678252453942">
            <text:p>$170.68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326]-[.E326]" office:value-type="currency" office:currency="USD" office:value="903.511747546058">
            <text:p>$903.51</text:p>
          </table:table-cell>
        </table:table-row>
        <table:table-row table:style-name="ro1">
          <table:table-cell table:number-columns-repeated="2"/>
          <table:table-cell office:value-type="float" office:value="309">
            <text:p>309</text:p>
          </table:table-cell>
          <table:table-cell table:style-name="ce1" table:formula="of:=[.D326]+[.E326]-[.F326]" office:value-type="currency" office:currency="USD" office:value="50299.9639886365">
            <text:p>$50,299.96</text:p>
          </table:table-cell>
          <table:table-cell table:style-name="ce1" table:formula="of:=[.D327]*[.$D$6]/12" office:value-type="currency" office:currency="USD" office:value="167.666546628788">
            <text:p>$167.67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327]-[.E327]" office:value-type="currency" office:currency="USD" office:value="906.523453371212">
            <text:p>$906.52</text:p>
          </table:table-cell>
        </table:table-row>
        <table:table-row table:style-name="ro1">
          <table:table-cell table:number-columns-repeated="2"/>
          <table:table-cell office:value-type="float" office:value="310">
            <text:p>310</text:p>
          </table:table-cell>
          <table:table-cell table:style-name="ce1" table:formula="of:=[.D327]+[.E327]-[.F327]" office:value-type="currency" office:currency="USD" office:value="49393.4405352653">
            <text:p>$49,393.44</text:p>
          </table:table-cell>
          <table:table-cell table:style-name="ce1" table:formula="of:=[.D328]*[.$D$6]/12" office:value-type="currency" office:currency="USD" office:value="164.644801784218">
            <text:p>$164.64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328]-[.E328]" office:value-type="currency" office:currency="USD" office:value="909.545198215782">
            <text:p>$909.55</text:p>
          </table:table-cell>
        </table:table-row>
        <table:table-row table:style-name="ro1">
          <table:table-cell table:number-columns-repeated="2"/>
          <table:table-cell office:value-type="float" office:value="311">
            <text:p>311</text:p>
          </table:table-cell>
          <table:table-cell table:style-name="ce1" table:formula="of:=[.D328]+[.E328]-[.F328]" office:value-type="currency" office:currency="USD" office:value="48483.8953370495">
            <text:p>$48,483.90</text:p>
          </table:table-cell>
          <table:table-cell table:style-name="ce1" table:formula="of:=[.D329]*[.$D$6]/12" office:value-type="currency" office:currency="USD" office:value="161.612984456832">
            <text:p>$161.61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329]-[.E329]" office:value-type="currency" office:currency="USD" office:value="912.577015543168">
            <text:p>$912.58</text:p>
          </table:table-cell>
        </table:table-row>
        <table:table-row table:style-name="ro1">
          <table:table-cell table:number-columns-repeated="2"/>
          <table:table-cell office:value-type="float" office:value="312">
            <text:p>312</text:p>
          </table:table-cell>
          <table:table-cell table:style-name="ce1" table:formula="of:=[.D329]+[.E329]-[.F329]" office:value-type="currency" office:currency="USD" office:value="47571.3183215064">
            <text:p>$47,571.32</text:p>
          </table:table-cell>
          <table:table-cell table:style-name="ce1" table:formula="of:=[.D330]*[.$D$6]/12" office:value-type="currency" office:currency="USD" office:value="158.571061071688">
            <text:p>$158.57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330]-[.E330]" office:value-type="currency" office:currency="USD" office:value="915.618938928312">
            <text:p>$915.62</text:p>
          </table:table-cell>
        </table:table-row>
        <table:table-row table:style-name="ro1">
          <table:table-cell table:number-columns-repeated="2"/>
          <table:table-cell office:value-type="float" office:value="313">
            <text:p>313</text:p>
          </table:table-cell>
          <table:table-cell table:style-name="ce1" table:formula="of:=[.D330]+[.E330]-[.F330]" office:value-type="currency" office:currency="USD" office:value="46655.699382578">
            <text:p>$46,655.70</text:p>
          </table:table-cell>
          <table:table-cell table:style-name="ce1" table:formula="of:=[.D331]*[.$D$6]/12" office:value-type="currency" office:currency="USD" office:value="155.518997941927">
            <text:p>$155.52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331]-[.E331]" office:value-type="currency" office:currency="USD" office:value="918.671002058073">
            <text:p>$918.67</text:p>
          </table:table-cell>
        </table:table-row>
        <table:table-row table:style-name="ro1">
          <table:table-cell table:number-columns-repeated="2"/>
          <table:table-cell office:value-type="float" office:value="314">
            <text:p>314</text:p>
          </table:table-cell>
          <table:table-cell table:style-name="ce1" table:formula="of:=[.D331]+[.E331]-[.F331]" office:value-type="currency" office:currency="USD" office:value="45737.02838052">
            <text:p>$45,737.03</text:p>
          </table:table-cell>
          <table:table-cell table:style-name="ce1" table:formula="of:=[.D332]*[.$D$6]/12" office:value-type="currency" office:currency="USD" office:value="152.4567612684">
            <text:p>$152.46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332]-[.E332]" office:value-type="currency" office:currency="USD" office:value="921.7332387316">
            <text:p>$921.73</text:p>
          </table:table-cell>
        </table:table-row>
        <table:table-row table:style-name="ro1">
          <table:table-cell table:number-columns-repeated="2"/>
          <table:table-cell office:value-type="float" office:value="315">
            <text:p>315</text:p>
          </table:table-cell>
          <table:table-cell table:style-name="ce1" table:formula="of:=[.D332]+[.E332]-[.F332]" office:value-type="currency" office:currency="USD" office:value="44815.2951417884">
            <text:p>$44,815.30</text:p>
          </table:table-cell>
          <table:table-cell table:style-name="ce1" table:formula="of:=[.D333]*[.$D$6]/12" office:value-type="currency" office:currency="USD" office:value="149.384317139295">
            <text:p>$149.38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333]-[.E333]" office:value-type="currency" office:currency="USD" office:value="924.805682860706">
            <text:p>$924.81</text:p>
          </table:table-cell>
        </table:table-row>
        <table:table-row table:style-name="ro1">
          <table:table-cell table:number-columns-repeated="2"/>
          <table:table-cell office:value-type="float" office:value="316">
            <text:p>316</text:p>
          </table:table-cell>
          <table:table-cell table:style-name="ce1" table:formula="of:=[.D333]+[.E333]-[.F333]" office:value-type="currency" office:currency="USD" office:value="43890.4894589277">
            <text:p>$43,890.49</text:p>
          </table:table-cell>
          <table:table-cell table:style-name="ce1" table:formula="of:=[.D334]*[.$D$6]/12" office:value-type="currency" office:currency="USD" office:value="146.301631529759">
            <text:p>$146.30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334]-[.E334]" office:value-type="currency" office:currency="USD" office:value="927.888368470241">
            <text:p>$927.89</text:p>
          </table:table-cell>
        </table:table-row>
        <table:table-row table:style-name="ro1">
          <table:table-cell table:number-columns-repeated="2"/>
          <table:table-cell office:value-type="float" office:value="317">
            <text:p>317</text:p>
          </table:table-cell>
          <table:table-cell table:style-name="ce1" table:formula="of:=[.D334]+[.E334]-[.F334]" office:value-type="currency" office:currency="USD" office:value="42962.6010904574">
            <text:p>$42,962.60</text:p>
          </table:table-cell>
          <table:table-cell table:style-name="ce1" table:formula="of:=[.D335]*[.$D$6]/12" office:value-type="currency" office:currency="USD" office:value="143.208670301525">
            <text:p>$143.21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335]-[.E335]" office:value-type="currency" office:currency="USD" office:value="930.981329698475">
            <text:p>$930.98</text:p>
          </table:table-cell>
        </table:table-row>
        <table:table-row table:style-name="ro1">
          <table:table-cell table:number-columns-repeated="2"/>
          <table:table-cell office:value-type="float" office:value="318">
            <text:p>318</text:p>
          </table:table-cell>
          <table:table-cell table:style-name="ce1" table:formula="of:=[.D335]+[.E335]-[.F335]" office:value-type="currency" office:currency="USD" office:value="42031.6197607589">
            <text:p>$42,031.62</text:p>
          </table:table-cell>
          <table:table-cell table:style-name="ce1" table:formula="of:=[.D336]*[.$D$6]/12" office:value-type="currency" office:currency="USD" office:value="140.10539920253">
            <text:p>$140.11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336]-[.E336]" office:value-type="currency" office:currency="USD" office:value="934.08460079747">
            <text:p>$934.08</text:p>
          </table:table-cell>
        </table:table-row>
        <table:table-row table:style-name="ro1">
          <table:table-cell table:number-columns-repeated="2"/>
          <table:table-cell office:value-type="float" office:value="319">
            <text:p>319</text:p>
          </table:table-cell>
          <table:table-cell table:style-name="ce1" table:formula="of:=[.D336]+[.E336]-[.F336]" office:value-type="currency" office:currency="USD" office:value="41097.5351599615">
            <text:p>$41,097.54</text:p>
          </table:table-cell>
          <table:table-cell table:style-name="ce1" table:formula="of:=[.D337]*[.$D$6]/12" office:value-type="currency" office:currency="USD" office:value="136.991783866538">
            <text:p>$136.99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337]-[.E337]" office:value-type="currency" office:currency="USD" office:value="937.198216133462">
            <text:p>$937.20</text:p>
          </table:table-cell>
        </table:table-row>
        <table:table-row table:style-name="ro1">
          <table:table-cell table:number-columns-repeated="2"/>
          <table:table-cell office:value-type="float" office:value="320">
            <text:p>320</text:p>
          </table:table-cell>
          <table:table-cell table:style-name="ce1" table:formula="of:=[.D337]+[.E337]-[.F337]" office:value-type="currency" office:currency="USD" office:value="40160.336943828">
            <text:p>$40,160.34</text:p>
          </table:table-cell>
          <table:table-cell table:style-name="ce1" table:formula="of:=[.D338]*[.$D$6]/12" office:value-type="currency" office:currency="USD" office:value="133.86778981276">
            <text:p>$133.87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338]-[.E338]" office:value-type="currency" office:currency="USD" office:value="940.32221018724">
            <text:p>$940.32</text:p>
          </table:table-cell>
        </table:table-row>
        <table:table-row table:style-name="ro1">
          <table:table-cell table:number-columns-repeated="2"/>
          <table:table-cell office:value-type="float" office:value="321">
            <text:p>321</text:p>
          </table:table-cell>
          <table:table-cell table:style-name="ce1" table:formula="of:=[.D338]+[.E338]-[.F338]" office:value-type="currency" office:currency="USD" office:value="39220.0147336407">
            <text:p>$39,220.01</text:p>
          </table:table-cell>
          <table:table-cell table:style-name="ce1" table:formula="of:=[.D339]*[.$D$6]/12" office:value-type="currency" office:currency="USD" office:value="130.733382445469">
            <text:p>$130.73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339]-[.E339]" office:value-type="currency" office:currency="USD" office:value="943.456617554531">
            <text:p>$943.46</text:p>
          </table:table-cell>
        </table:table-row>
        <table:table-row table:style-name="ro1">
          <table:table-cell table:number-columns-repeated="2"/>
          <table:table-cell office:value-type="float" office:value="322">
            <text:p>322</text:p>
          </table:table-cell>
          <table:table-cell table:style-name="ce1" table:formula="of:=[.D339]+[.E339]-[.F339]" office:value-type="currency" office:currency="USD" office:value="38276.5581160862">
            <text:p>$38,276.56</text:p>
          </table:table-cell>
          <table:table-cell table:style-name="ce1" table:formula="of:=[.D340]*[.$D$6]/12" office:value-type="currency" office:currency="USD" office:value="127.588527053621">
            <text:p>$127.59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340]-[.E340]" office:value-type="currency" office:currency="USD" office:value="946.601472946379">
            <text:p>$946.60</text:p>
          </table:table-cell>
        </table:table-row>
        <table:table-row table:style-name="ro1">
          <table:table-cell table:number-columns-repeated="2"/>
          <table:table-cell office:value-type="float" office:value="323">
            <text:p>323</text:p>
          </table:table-cell>
          <table:table-cell table:style-name="ce1" table:formula="of:=[.D340]+[.E340]-[.F340]" office:value-type="currency" office:currency="USD" office:value="37329.9566431398">
            <text:p>$37,329.96</text:p>
          </table:table-cell>
          <table:table-cell table:style-name="ce1" table:formula="of:=[.D341]*[.$D$6]/12" office:value-type="currency" office:currency="USD" office:value="124.433188810466">
            <text:p>$124.43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341]-[.E341]" office:value-type="currency" office:currency="USD" office:value="949.756811189534">
            <text:p>$949.76</text:p>
          </table:table-cell>
        </table:table-row>
        <table:table-row table:style-name="ro1">
          <table:table-cell table:number-columns-repeated="2"/>
          <table:table-cell office:value-type="float" office:value="324">
            <text:p>324</text:p>
          </table:table-cell>
          <table:table-cell table:style-name="ce1" table:formula="of:=[.D341]+[.E341]-[.F341]" office:value-type="currency" office:currency="USD" office:value="36380.1998319503">
            <text:p>$36,380.20</text:p>
          </table:table-cell>
          <table:table-cell table:style-name="ce1" table:formula="of:=[.D342]*[.$D$6]/12" office:value-type="currency" office:currency="USD" office:value="121.267332773168">
            <text:p>$121.27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342]-[.E342]" office:value-type="currency" office:currency="USD" office:value="952.922667226832">
            <text:p>$952.92</text:p>
          </table:table-cell>
        </table:table-row>
        <table:table-row table:style-name="ro1">
          <table:table-cell table:number-columns-repeated="2"/>
          <table:table-cell office:value-type="float" office:value="325">
            <text:p>325</text:p>
          </table:table-cell>
          <table:table-cell table:style-name="ce1" table:formula="of:=[.D342]+[.E342]-[.F342]" office:value-type="currency" office:currency="USD" office:value="35427.2771647235">
            <text:p>$35,427.28</text:p>
          </table:table-cell>
          <table:table-cell table:style-name="ce1" table:formula="of:=[.D343]*[.$D$6]/12" office:value-type="currency" office:currency="USD" office:value="118.090923882412">
            <text:p>$118.09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343]-[.E343]" office:value-type="currency" office:currency="USD" office:value="956.099076117589">
            <text:p>$956.10</text:p>
          </table:table-cell>
        </table:table-row>
        <table:table-row table:style-name="ro1">
          <table:table-cell table:number-columns-repeated="2"/>
          <table:table-cell office:value-type="float" office:value="326">
            <text:p>326</text:p>
          </table:table-cell>
          <table:table-cell table:style-name="ce1" table:formula="of:=[.D343]+[.E343]-[.F343]" office:value-type="currency" office:currency="USD" office:value="34471.1780886059">
            <text:p>$34,471.18</text:p>
          </table:table-cell>
          <table:table-cell table:style-name="ce1" table:formula="of:=[.D344]*[.$D$6]/12" office:value-type="currency" office:currency="USD" office:value="114.90392696202">
            <text:p>$114.90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344]-[.E344]" office:value-type="currency" office:currency="USD" office:value="959.28607303798">
            <text:p>$959.29</text:p>
          </table:table-cell>
        </table:table-row>
        <table:table-row table:style-name="ro1">
          <table:table-cell table:number-columns-repeated="2"/>
          <table:table-cell office:value-type="float" office:value="327">
            <text:p>327</text:p>
          </table:table-cell>
          <table:table-cell table:style-name="ce1" table:formula="of:=[.D344]+[.E344]-[.F344]" office:value-type="currency" office:currency="USD" office:value="33511.8920155679">
            <text:p>$33,511.89</text:p>
          </table:table-cell>
          <table:table-cell table:style-name="ce1" table:formula="of:=[.D345]*[.$D$6]/12" office:value-type="currency" office:currency="USD" office:value="111.70630671856">
            <text:p>$111.71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345]-[.E345]" office:value-type="currency" office:currency="USD" office:value="962.48369328144">
            <text:p>$962.48</text:p>
          </table:table-cell>
        </table:table-row>
        <table:table-row table:style-name="ro1">
          <table:table-cell table:number-columns-repeated="2"/>
          <table:table-cell office:value-type="float" office:value="328">
            <text:p>328</text:p>
          </table:table-cell>
          <table:table-cell table:style-name="ce1" table:formula="of:=[.D345]+[.E345]-[.F345]" office:value-type="currency" office:currency="USD" office:value="32549.4083222864">
            <text:p>$32,549.41</text:p>
          </table:table-cell>
          <table:table-cell table:style-name="ce1" table:formula="of:=[.D346]*[.$D$6]/12" office:value-type="currency" office:currency="USD" office:value="108.498027740955">
            <text:p>$108.50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346]-[.E346]" office:value-type="currency" office:currency="USD" office:value="965.691972259045">
            <text:p>$965.69</text:p>
          </table:table-cell>
        </table:table-row>
        <table:table-row table:style-name="ro1">
          <table:table-cell table:number-columns-repeated="2"/>
          <table:table-cell office:value-type="float" office:value="329">
            <text:p>329</text:p>
          </table:table-cell>
          <table:table-cell table:style-name="ce1" table:formula="of:=[.D346]+[.E346]-[.F346]" office:value-type="currency" office:currency="USD" office:value="31583.7163500274">
            <text:p>$31,583.72</text:p>
          </table:table-cell>
          <table:table-cell table:style-name="ce1" table:formula="of:=[.D347]*[.$D$6]/12" office:value-type="currency" office:currency="USD" office:value="105.279054500091">
            <text:p>$105.28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347]-[.E347]" office:value-type="currency" office:currency="USD" office:value="968.910945499909">
            <text:p>$968.91</text:p>
          </table:table-cell>
        </table:table-row>
        <table:table-row table:style-name="ro1">
          <table:table-cell table:number-columns-repeated="2"/>
          <table:table-cell office:value-type="float" office:value="330">
            <text:p>330</text:p>
          </table:table-cell>
          <table:table-cell table:style-name="ce1" table:formula="of:=[.D347]+[.E347]-[.F347]" office:value-type="currency" office:currency="USD" office:value="30614.8054045275">
            <text:p>$30,614.81</text:p>
          </table:table-cell>
          <table:table-cell table:style-name="ce1" table:formula="of:=[.D348]*[.$D$6]/12" office:value-type="currency" office:currency="USD" office:value="102.049351348425">
            <text:p>$102.05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348]-[.E348]" office:value-type="currency" office:currency="USD" office:value="972.140648651575">
            <text:p>$972.14</text:p>
          </table:table-cell>
        </table:table-row>
        <table:table-row table:style-name="ro1">
          <table:table-cell table:number-columns-repeated="2"/>
          <table:table-cell office:value-type="float" office:value="331">
            <text:p>331</text:p>
          </table:table-cell>
          <table:table-cell table:style-name="ce1" table:formula="of:=[.D348]+[.E348]-[.F348]" office:value-type="currency" office:currency="USD" office:value="29642.6647558759">
            <text:p>$29,642.66</text:p>
          </table:table-cell>
          <table:table-cell table:style-name="ce1" table:formula="of:=[.D349]*[.$D$6]/12" office:value-type="currency" office:currency="USD" office:value="98.8088825195864">
            <text:p>$98.81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349]-[.E349]" office:value-type="currency" office:currency="USD" office:value="975.381117480414">
            <text:p>$975.38</text:p>
          </table:table-cell>
        </table:table-row>
        <table:table-row table:style-name="ro1">
          <table:table-cell table:number-columns-repeated="2"/>
          <table:table-cell office:value-type="float" office:value="332">
            <text:p>332</text:p>
          </table:table-cell>
          <table:table-cell table:style-name="ce1" table:formula="of:=[.D349]+[.E349]-[.F349]" office:value-type="currency" office:currency="USD" office:value="28667.2836383955">
            <text:p>$28,667.28</text:p>
          </table:table-cell>
          <table:table-cell table:style-name="ce1" table:formula="of:=[.D350]*[.$D$6]/12" office:value-type="currency" office:currency="USD" office:value="95.557612127985">
            <text:p>$95.56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350]-[.E350]" office:value-type="currency" office:currency="USD" office:value="978.632387872015">
            <text:p>$978.63</text:p>
          </table:table-cell>
        </table:table-row>
        <table:table-row table:style-name="ro1">
          <table:table-cell table:number-columns-repeated="2"/>
          <table:table-cell office:value-type="float" office:value="333">
            <text:p>333</text:p>
          </table:table-cell>
          <table:table-cell table:style-name="ce1" table:formula="of:=[.D350]+[.E350]-[.F350]" office:value-type="currency" office:currency="USD" office:value="27688.6512505235">
            <text:p>$27,688.65</text:p>
          </table:table-cell>
          <table:table-cell table:style-name="ce1" table:formula="of:=[.D351]*[.$D$6]/12" office:value-type="currency" office:currency="USD" office:value="92.2955041684116">
            <text:p>$92.30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351]-[.E351]" office:value-type="currency" office:currency="USD" office:value="981.894495831588">
            <text:p>$981.89</text:p>
          </table:table-cell>
        </table:table-row>
        <table:table-row table:style-name="ro1">
          <table:table-cell table:number-columns-repeated="2"/>
          <table:table-cell office:value-type="float" office:value="334">
            <text:p>334</text:p>
          </table:table-cell>
          <table:table-cell table:style-name="ce1" table:formula="of:=[.D351]+[.E351]-[.F351]" office:value-type="currency" office:currency="USD" office:value="26706.7567546919">
            <text:p>$26,706.76</text:p>
          </table:table-cell>
          <table:table-cell table:style-name="ce1" table:formula="of:=[.D352]*[.$D$6]/12" office:value-type="currency" office:currency="USD" office:value="89.0225225156397">
            <text:p>$89.02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352]-[.E352]" office:value-type="currency" office:currency="USD" office:value="985.16747748436">
            <text:p>$985.17</text:p>
          </table:table-cell>
        </table:table-row>
        <table:table-row table:style-name="ro1">
          <table:table-cell table:number-columns-repeated="2"/>
          <table:table-cell office:value-type="float" office:value="335">
            <text:p>335</text:p>
          </table:table-cell>
          <table:table-cell table:style-name="ce1" table:formula="of:=[.D352]+[.E352]-[.F352]" office:value-type="currency" office:currency="USD" office:value="25721.5892772075">
            <text:p>$25,721.59</text:p>
          </table:table-cell>
          <table:table-cell table:style-name="ce1" table:formula="of:=[.D353]*[.$D$6]/12" office:value-type="currency" office:currency="USD" office:value="85.7386309240251">
            <text:p>$85.74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353]-[.E353]" office:value-type="currency" office:currency="USD" office:value="988.451369075975">
            <text:p>$988.45</text:p>
          </table:table-cell>
        </table:table-row>
        <table:table-row table:style-name="ro1">
          <table:table-cell table:number-columns-repeated="2"/>
          <table:table-cell office:value-type="float" office:value="336">
            <text:p>336</text:p>
          </table:table-cell>
          <table:table-cell table:style-name="ce1" table:formula="of:=[.D353]+[.E353]-[.F353]" office:value-type="currency" office:currency="USD" office:value="24733.1379081316">
            <text:p>$24,733.14</text:p>
          </table:table-cell>
          <table:table-cell table:style-name="ce1" table:formula="of:=[.D354]*[.$D$6]/12" office:value-type="currency" office:currency="USD" office:value="82.4437930271052">
            <text:p>$82.44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354]-[.E354]" office:value-type="currency" office:currency="USD" office:value="991.746206972895">
            <text:p>$991.75</text:p>
          </table:table-cell>
        </table:table-row>
        <table:table-row table:style-name="ro1">
          <table:table-cell table:number-columns-repeated="2"/>
          <table:table-cell office:value-type="float" office:value="337">
            <text:p>337</text:p>
          </table:table-cell>
          <table:table-cell table:style-name="ce1" table:formula="of:=[.D354]+[.E354]-[.F354]" office:value-type="currency" office:currency="USD" office:value="23741.3917011587">
            <text:p>$23,741.39</text:p>
          </table:table-cell>
          <table:table-cell table:style-name="ce1" table:formula="of:=[.D355]*[.$D$6]/12" office:value-type="currency" office:currency="USD" office:value="79.1379723371956">
            <text:p>$79.14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355]-[.E355]" office:value-type="currency" office:currency="USD" office:value="995.052027662804">
            <text:p>$995.05</text:p>
          </table:table-cell>
        </table:table-row>
        <table:table-row table:style-name="ro1">
          <table:table-cell table:number-columns-repeated="2"/>
          <table:table-cell office:value-type="float" office:value="338">
            <text:p>338</text:p>
          </table:table-cell>
          <table:table-cell table:style-name="ce1" table:formula="of:=[.D355]+[.E355]-[.F355]" office:value-type="currency" office:currency="USD" office:value="22746.3396734959">
            <text:p>$22,746.34</text:p>
          </table:table-cell>
          <table:table-cell table:style-name="ce1" table:formula="of:=[.D356]*[.$D$6]/12" office:value-type="currency" office:currency="USD" office:value="75.8211322449862">
            <text:p>$75.82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356]-[.E356]" office:value-type="currency" office:currency="USD" office:value="998.368867755014">
            <text:p>$998.37</text:p>
          </table:table-cell>
        </table:table-row>
        <table:table-row table:style-name="ro1">
          <table:table-cell table:number-columns-repeated="2"/>
          <table:table-cell office:value-type="float" office:value="339">
            <text:p>339</text:p>
          </table:table-cell>
          <table:table-cell table:style-name="ce1" table:formula="of:=[.D356]+[.E356]-[.F356]" office:value-type="currency" office:currency="USD" office:value="21747.9708057409">
            <text:p>$21,747.97</text:p>
          </table:table-cell>
          <table:table-cell table:style-name="ce1" table:formula="of:=[.D357]*[.$D$6]/12" office:value-type="currency" office:currency="USD" office:value="72.4932360191362">
            <text:p>$72.49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357]-[.E357]" office:value-type="currency" office:currency="USD" office:value="1001.69676398086">
            <text:p>$1,001.70</text:p>
          </table:table-cell>
        </table:table-row>
        <table:table-row table:style-name="ro1">
          <table:table-cell table:number-columns-repeated="2"/>
          <table:table-cell office:value-type="float" office:value="340">
            <text:p>340</text:p>
          </table:table-cell>
          <table:table-cell table:style-name="ce1" table:formula="of:=[.D357]+[.E357]-[.F357]" office:value-type="currency" office:currency="USD" office:value="20746.27404176">
            <text:p>$20,746.27</text:p>
          </table:table-cell>
          <table:table-cell table:style-name="ce1" table:formula="of:=[.D358]*[.$D$6]/12" office:value-type="currency" office:currency="USD" office:value="69.1542468058666">
            <text:p>$69.15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358]-[.E358]" office:value-type="currency" office:currency="USD" office:value="1005.03575319413">
            <text:p>$1,005.04</text:p>
          </table:table-cell>
        </table:table-row>
        <table:table-row table:style-name="ro1">
          <table:table-cell table:number-columns-repeated="2"/>
          <table:table-cell office:value-type="float" office:value="341">
            <text:p>341</text:p>
          </table:table-cell>
          <table:table-cell table:style-name="ce1" table:formula="of:=[.D358]+[.E358]-[.F358]" office:value-type="currency" office:currency="USD" office:value="19741.2382885659">
            <text:p>$19,741.24</text:p>
          </table:table-cell>
          <table:table-cell table:style-name="ce1" table:formula="of:=[.D359]*[.$D$6]/12" office:value-type="currency" office:currency="USD" office:value="65.8041276285529">
            <text:p>$65.80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359]-[.E359]" office:value-type="currency" office:currency="USD" office:value="1008.38587237145">
            <text:p>$1,008.39</text:p>
          </table:table-cell>
        </table:table-row>
        <table:table-row table:style-name="ro1">
          <table:table-cell table:number-columns-repeated="2"/>
          <table:table-cell office:value-type="float" office:value="342">
            <text:p>342</text:p>
          </table:table-cell>
          <table:table-cell table:style-name="ce1" table:formula="of:=[.D359]+[.E359]-[.F359]" office:value-type="currency" office:currency="USD" office:value="18732.8524161944">
            <text:p>$18,732.85</text:p>
          </table:table-cell>
          <table:table-cell table:style-name="ce1" table:formula="of:=[.D360]*[.$D$6]/12" office:value-type="currency" office:currency="USD" office:value="62.4428413873147">
            <text:p>$62.44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360]-[.E360]" office:value-type="currency" office:currency="USD" office:value="1011.74715861269">
            <text:p>$1,011.75</text:p>
          </table:table-cell>
        </table:table-row>
        <table:table-row table:style-name="ro1">
          <table:table-cell table:number-columns-repeated="2"/>
          <table:table-cell office:value-type="float" office:value="343">
            <text:p>343</text:p>
          </table:table-cell>
          <table:table-cell table:style-name="ce1" table:formula="of:=[.D360]+[.E360]-[.F360]" office:value-type="currency" office:currency="USD" office:value="17721.1052575817">
            <text:p>$17,721.11</text:p>
          </table:table-cell>
          <table:table-cell table:style-name="ce1" table:formula="of:=[.D361]*[.$D$6]/12" office:value-type="currency" office:currency="USD" office:value="59.0703508586058">
            <text:p>$59.07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361]-[.E361]" office:value-type="currency" office:currency="USD" office:value="1015.11964914139">
            <text:p>$1,015.12</text:p>
          </table:table-cell>
        </table:table-row>
        <table:table-row table:style-name="ro1">
          <table:table-cell table:number-columns-repeated="2"/>
          <table:table-cell office:value-type="float" office:value="344">
            <text:p>344</text:p>
          </table:table-cell>
          <table:table-cell table:style-name="ce1" table:formula="of:=[.D361]+[.E361]-[.F361]" office:value-type="currency" office:currency="USD" office:value="16705.9856084403">
            <text:p>$16,705.99</text:p>
          </table:table-cell>
          <table:table-cell table:style-name="ce1" table:formula="of:=[.D362]*[.$D$6]/12" office:value-type="currency" office:currency="USD" office:value="55.6866186948011">
            <text:p>$55.69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362]-[.E362]" office:value-type="currency" office:currency="USD" office:value="1018.5033813052">
            <text:p>$1,018.50</text:p>
          </table:table-cell>
        </table:table-row>
        <table:table-row table:style-name="ro1">
          <table:table-cell table:number-columns-repeated="2"/>
          <table:table-cell office:value-type="float" office:value="345">
            <text:p>345</text:p>
          </table:table-cell>
          <table:table-cell table:style-name="ce1" table:formula="of:=[.D362]+[.E362]-[.F362]" office:value-type="currency" office:currency="USD" office:value="15687.4822271351">
            <text:p>$15,687.48</text:p>
          </table:table-cell>
          <table:table-cell table:style-name="ce1" table:formula="of:=[.D363]*[.$D$6]/12" office:value-type="currency" office:currency="USD" office:value="52.2916074237838">
            <text:p>$52.29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363]-[.E363]" office:value-type="currency" office:currency="USD" office:value="1021.89839257622">
            <text:p>$1,021.90</text:p>
          </table:table-cell>
        </table:table-row>
        <table:table-row table:style-name="ro1">
          <table:table-cell table:number-columns-repeated="2"/>
          <table:table-cell office:value-type="float" office:value="346">
            <text:p>346</text:p>
          </table:table-cell>
          <table:table-cell table:style-name="ce1" table:formula="of:=[.D363]+[.E363]-[.F363]" office:value-type="currency" office:currency="USD" office:value="14665.5838345589">
            <text:p>$14,665.58</text:p>
          </table:table-cell>
          <table:table-cell table:style-name="ce1" table:formula="of:=[.D364]*[.$D$6]/12" office:value-type="currency" office:currency="USD" office:value="48.8852794485297">
            <text:p>$48.89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364]-[.E364]" office:value-type="currency" office:currency="USD" office:value="1025.30472055147">
            <text:p>$1,025.30</text:p>
          </table:table-cell>
        </table:table-row>
        <table:table-row table:style-name="ro1">
          <table:table-cell table:number-columns-repeated="2"/>
          <table:table-cell office:value-type="float" office:value="347">
            <text:p>347</text:p>
          </table:table-cell>
          <table:table-cell table:style-name="ce1" table:formula="of:=[.D364]+[.E364]-[.F364]" office:value-type="currency" office:currency="USD" office:value="13640.2791140074">
            <text:p>$13,640.28</text:p>
          </table:table-cell>
          <table:table-cell table:style-name="ce1" table:formula="of:=[.D365]*[.$D$6]/12" office:value-type="currency" office:currency="USD" office:value="45.4675970466915">
            <text:p>$45.47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365]-[.E365]" office:value-type="currency" office:currency="USD" office:value="1028.72240295331">
            <text:p>$1,028.72</text:p>
          </table:table-cell>
        </table:table-row>
        <table:table-row table:style-name="ro1">
          <table:table-cell table:number-columns-repeated="2"/>
          <table:table-cell office:value-type="float" office:value="348">
            <text:p>348</text:p>
          </table:table-cell>
          <table:table-cell table:style-name="ce1" table:formula="of:=[.D365]+[.E365]-[.F365]" office:value-type="currency" office:currency="USD" office:value="12611.5567110541">
            <text:p>$12,611.56</text:p>
          </table:table-cell>
          <table:table-cell table:style-name="ce1" table:formula="of:=[.D366]*[.$D$6]/12" office:value-type="currency" office:currency="USD" office:value="42.0385223701805">
            <text:p>$42.04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366]-[.E366]" office:value-type="currency" office:currency="USD" office:value="1032.15147762982">
            <text:p>$1,032.15</text:p>
          </table:table-cell>
        </table:table-row>
        <table:table-row table:style-name="ro1">
          <table:table-cell table:number-columns-repeated="2"/>
          <table:table-cell office:value-type="float" office:value="349">
            <text:p>349</text:p>
          </table:table-cell>
          <table:table-cell table:style-name="ce1" table:formula="of:=[.D366]+[.E366]-[.F366]" office:value-type="currency" office:currency="USD" office:value="11579.4052334243">
            <text:p>$11,579.41</text:p>
          </table:table-cell>
          <table:table-cell table:style-name="ce1" table:formula="of:=[.D367]*[.$D$6]/12" office:value-type="currency" office:currency="USD" office:value="38.5980174447477">
            <text:p>$38.60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367]-[.E367]" office:value-type="currency" office:currency="USD" office:value="1035.59198255525">
            <text:p>$1,035.59</text:p>
          </table:table-cell>
        </table:table-row>
        <table:table-row table:style-name="ro1">
          <table:table-cell table:number-columns-repeated="2"/>
          <table:table-cell office:value-type="float" office:value="350">
            <text:p>350</text:p>
          </table:table-cell>
          <table:table-cell table:style-name="ce1" table:formula="of:=[.D367]+[.E367]-[.F367]" office:value-type="currency" office:currency="USD" office:value="10543.8132508691">
            <text:p>$10,543.81</text:p>
          </table:table-cell>
          <table:table-cell table:style-name="ce1" table:formula="of:=[.D368]*[.$D$6]/12" office:value-type="currency" office:currency="USD" office:value="35.1460441695636">
            <text:p>$35.15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368]-[.E368]" office:value-type="currency" office:currency="USD" office:value="1039.04395583044">
            <text:p>$1,039.04</text:p>
          </table:table-cell>
        </table:table-row>
        <table:table-row table:style-name="ro1">
          <table:table-cell table:number-columns-repeated="2"/>
          <table:table-cell office:value-type="float" office:value="351">
            <text:p>351</text:p>
          </table:table-cell>
          <table:table-cell table:style-name="ce1" table:formula="of:=[.D368]+[.E368]-[.F368]" office:value-type="currency" office:currency="USD" office:value="9504.76929503863">
            <text:p>$9,504.77</text:p>
          </table:table-cell>
          <table:table-cell table:style-name="ce1" table:formula="of:=[.D369]*[.$D$6]/12" office:value-type="currency" office:currency="USD" office:value="31.6825643167954">
            <text:p>$31.68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369]-[.E369]" office:value-type="currency" office:currency="USD" office:value="1042.5074356832">
            <text:p>$1,042.51</text:p>
          </table:table-cell>
        </table:table-row>
        <table:table-row table:style-name="ro1">
          <table:table-cell table:number-columns-repeated="2"/>
          <table:table-cell office:value-type="float" office:value="352">
            <text:p>352</text:p>
          </table:table-cell>
          <table:table-cell table:style-name="ce1" table:formula="of:=[.D369]+[.E369]-[.F369]" office:value-type="currency" office:currency="USD" office:value="8462.26185935543">
            <text:p>$8,462.26</text:p>
          </table:table-cell>
          <table:table-cell table:style-name="ce1" table:formula="of:=[.D370]*[.$D$6]/12" office:value-type="currency" office:currency="USD" office:value="28.2075395311847">
            <text:p>$28.21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370]-[.E370]" office:value-type="currency" office:currency="USD" office:value="1045.98246046882">
            <text:p>$1,045.98</text:p>
          </table:table-cell>
        </table:table-row>
        <table:table-row table:style-name="ro1">
          <table:table-cell table:number-columns-repeated="2"/>
          <table:table-cell office:value-type="float" office:value="353">
            <text:p>353</text:p>
          </table:table-cell>
          <table:table-cell table:style-name="ce1" table:formula="of:=[.D370]+[.E370]-[.F370]" office:value-type="currency" office:currency="USD" office:value="7416.27939888661">
            <text:p>$7,416.28</text:p>
          </table:table-cell>
          <table:table-cell table:style-name="ce1" table:formula="of:=[.D371]*[.$D$6]/12" office:value-type="currency" office:currency="USD" office:value="24.720931329622">
            <text:p>$24.72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371]-[.E371]" office:value-type="currency" office:currency="USD" office:value="1049.46906867038">
            <text:p>$1,049.47</text:p>
          </table:table-cell>
        </table:table-row>
        <table:table-row table:style-name="ro1">
          <table:table-cell table:number-columns-repeated="2"/>
          <table:table-cell office:value-type="float" office:value="354">
            <text:p>354</text:p>
          </table:table-cell>
          <table:table-cell table:style-name="ce1" table:formula="of:=[.D371]+[.E371]-[.F371]" office:value-type="currency" office:currency="USD" office:value="6366.81033021623">
            <text:p>$6,366.81</text:p>
          </table:table-cell>
          <table:table-cell table:style-name="ce1" table:formula="of:=[.D372]*[.$D$6]/12" office:value-type="currency" office:currency="USD" office:value="21.2227011007208">
            <text:p>$21.22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372]-[.E372]" office:value-type="currency" office:currency="USD" office:value="1052.96729889928">
            <text:p>$1,052.97</text:p>
          </table:table-cell>
        </table:table-row>
        <table:table-row table:style-name="ro1">
          <table:table-cell table:number-columns-repeated="2"/>
          <table:table-cell office:value-type="float" office:value="355">
            <text:p>355</text:p>
          </table:table-cell>
          <table:table-cell table:style-name="ce1" table:formula="of:=[.D372]+[.E372]-[.F372]" office:value-type="currency" office:currency="USD" office:value="5313.84303131695">
            <text:p>$5,313.84</text:p>
          </table:table-cell>
          <table:table-cell table:style-name="ce1" table:formula="of:=[.D373]*[.$D$6]/12" office:value-type="currency" office:currency="USD" office:value="17.7128101043898">
            <text:p>$17.71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373]-[.E373]" office:value-type="currency" office:currency="USD" office:value="1056.47718989561">
            <text:p>$1,056.48</text:p>
          </table:table-cell>
        </table:table-row>
        <table:table-row table:style-name="ro1">
          <table:table-cell table:number-columns-repeated="2"/>
          <table:table-cell office:value-type="float" office:value="356">
            <text:p>356</text:p>
          </table:table-cell>
          <table:table-cell table:style-name="ce1" table:formula="of:=[.D373]+[.E373]-[.F373]" office:value-type="currency" office:currency="USD" office:value="4257.36584142134">
            <text:p>$4,257.37</text:p>
          </table:table-cell>
          <table:table-cell table:style-name="ce1" table:formula="of:=[.D374]*[.$D$6]/12" office:value-type="currency" office:currency="USD" office:value="14.1912194714045">
            <text:p>$14.19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374]-[.E374]" office:value-type="currency" office:currency="USD" office:value="1059.9987805286">
            <text:p>$1,060.00</text:p>
          </table:table-cell>
        </table:table-row>
        <table:table-row table:style-name="ro1">
          <table:table-cell table:number-columns-repeated="2"/>
          <table:table-cell office:value-type="float" office:value="357">
            <text:p>357</text:p>
          </table:table-cell>
          <table:table-cell table:style-name="ce1" table:formula="of:=[.D374]+[.E374]-[.F374]" office:value-type="currency" office:currency="USD" office:value="3197.36706089275">
            <text:p>$3,197.37</text:p>
          </table:table-cell>
          <table:table-cell table:style-name="ce1" table:formula="of:=[.D375]*[.$D$6]/12" office:value-type="currency" office:currency="USD" office:value="10.6578902029758">
            <text:p>$10.66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375]-[.E375]" office:value-type="currency" office:currency="USD" office:value="1063.53210979702">
            <text:p>$1,063.53</text:p>
          </table:table-cell>
        </table:table-row>
        <table:table-row table:style-name="ro1">
          <table:table-cell table:number-columns-repeated="2"/>
          <table:table-cell office:value-type="float" office:value="358">
            <text:p>358</text:p>
          </table:table-cell>
          <table:table-cell table:style-name="ce1" table:formula="of:=[.D375]+[.E375]-[.F375]" office:value-type="currency" office:currency="USD" office:value="2133.83495109572">
            <text:p>$2,133.83</text:p>
          </table:table-cell>
          <table:table-cell table:style-name="ce1" table:formula="of:=[.D376]*[.$D$6]/12" office:value-type="currency" office:currency="USD" office:value="7.11278317031907">
            <text:p>$7.11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376]-[.E376]" office:value-type="currency" office:currency="USD" office:value="1067.07721682968">
            <text:p>$1,067.08</text:p>
          </table:table-cell>
        </table:table-row>
        <table:table-row table:style-name="ro1">
          <table:table-cell table:number-columns-repeated="2"/>
          <table:table-cell office:value-type="float" office:value="359">
            <text:p>359</text:p>
          </table:table-cell>
          <table:table-cell table:style-name="ce1" table:formula="of:=[.D376]+[.E376]-[.F376]" office:value-type="currency" office:currency="USD" office:value="1066.75773426604">
            <text:p>$1,066.76</text:p>
          </table:table-cell>
          <table:table-cell table:style-name="ce1" table:formula="of:=[.D377]*[.$D$6]/12" office:value-type="currency" office:currency="USD" office:value="3.55585911422014">
            <text:p>$3.56</text:p>
          </table:table-cell>
          <table:table-cell table:style-name="ce1" table:formula="of:=[.$D$9]" office:value-type="currency" office:currency="USD" office:value="1074.19">
            <text:p>$1,074.19</text:p>
          </table:table-cell>
          <table:table-cell table:formula="of:=[.F377]-[.E377]" office:value-type="currency" office:currency="USD" office:value="1070.63414088578">
            <text:p>$1,070.63</text:p>
          </table:table-cell>
        </table:table-row>
        <table:table-row table:style-name="ro1">
          <table:table-cell table:number-columns-repeated="2"/>
          <table:table-cell office:value-type="float" office:value="360">
            <text:p>360</text:p>
          </table:table-cell>
          <table:table-cell table:style-name="ce1" table:formula="of:=[.D377]+[.E377]-[.F377]" office:value-type="currency" office:currency="USD" office:value="-3.87640661973842">
            <text:p>-$3.88</text:p>
          </table:table-cell>
          <table:table-cell table:style-name="ce1" table:number-columns-repeated="2"/>
          <table:table-cell/>
        </table:table-row>
        <table:table-row table:style-name="ro1" table:number-rows-repeated="1048197">
          <table:table-cell table:number-columns-repeated="7"/>
        </table:table-row>
        <table:table-row table:style-name="ro1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5">01/25/2018</text:date>, <text:time>11:53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8-01-24T12:52:54.91</meta:creation-date>
    <dc:date>2018-01-25T11:53:44.01</dc:date>
    <dc:creator>RCC RCCD</dc:creator>
    <meta:editing-duration>PT1H31M43S</meta:editing-duration>
    <meta:editing-cycles>5</meta:editing-cycles>
    <meta:generator>OpenOffice/4.1.3$Win32 OpenOffice.org_project/413m1$Build-9783</meta:generator>
    <meta:document-statistic meta:table-count="3" meta:cell-count="2494" meta:object-count="0"/>
  </office:meta>
</office:document-meta>
</file>